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1" svg:font-family="Consolas"/>
    <style:font-face style:name="OpenSymbol" svg:font-family="OpenSymbol"/>
    <style:font-face style:name="Tahoma1" svg:font-family="Tahoma"/>
    <style:font-face style:name="Consolas"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 style:family="paragraph" style:parent-style-name="Standard">
      <style:paragraph-properties style:text-autospace="none"/>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5" style:family="paragraph" style:parent-style-name="Standard">
      <style:text-properties style:font-name="Envy Code R V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6" style:family="paragraph" style:parent-style-name="Standard">
      <style:text-properties fo:language="zxx" fo:country="none" style:language-asian="zxx" style:country-asian="none" style:language-complex="zxx" style:country-complex="none"/>
    </style:style>
    <style:style style:name="P7" style:family="paragraph" style:parent-style-name="Standard">
      <style:paragraph-properties fo:background-color="#000000">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8" style:family="paragraph" style:parent-style-name="Standard">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9" style:family="paragraph" style:parent-style-name="Standard">
      <style:paragraph-properties fo:background-color="#000000">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0"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1" style:family="paragraph" style:parent-style-name="Standard">
      <style:paragraph-properties fo:background-color="#000000">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12"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13"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4"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paragraph-properties fo:background-color="#000000">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16" style:family="paragraph" style:parent-style-name="Standard">
      <style:paragraph-properties fo:background-color="#000000">
        <style:background-image/>
      </style:paragraph-properties>
      <style:text-properties style:font-name="Consolas" fo:font-size="10pt" fo:language="zxx" fo:country="none" style:font-size-asian="10pt" style:language-asian="zxx" style:country-asian="none" style:font-size-complex="10pt" style:language-complex="zxx" style:country-complex="none"/>
    </style:style>
    <style:style style:name="P17" style:family="paragraph" style:parent-style-name="Standard">
      <style:paragraph-properties fo:background-color="#000000">
        <style:background-image/>
      </style:paragraph-properties>
      <style:text-properties fo:color="#e8f3f6" style:font-name="Consolas1" fo:font-size="10pt" fo:language="zxx" fo:country="none" style:font-name-asian="Consolas1" style:font-size-asian="10pt" style:language-asian="zxx" style:country-asian="none" style:font-name-complex="Consolas1" style:font-size-complex="10pt" style:language-complex="zxx" style:country-complex="none"/>
    </style:style>
    <style:style style:name="P18" style:family="paragraph" style:parent-style-name="Standard">
      <style:paragraph-properties fo:background-color="#000000" style:text-autospace="none">
        <style:background-image/>
      </style:paragraph-properties>
      <style:text-properties fo:color="#e8f3f6" style:font-name="Consolas1" fo:font-size="10pt" fo:language="zxx" fo:country="none" style:font-name-asian="Consolas1" style:font-size-asian="10pt" style:language-asian="zxx" style:country-asian="none" style:font-name-complex="Consolas1" style:font-size-complex="10pt" style:language-complex="zxx" style:country-complex="none"/>
    </style:style>
    <style:style style:name="P19" style:family="paragraph" style:parent-style-name="Standard">
      <style:paragraph-properties fo:background-color="#000000" style:text-autospace="none">
        <style:background-image/>
      </style:paragraph-properties>
      <style:text-properties fo:color="#e8f3f6" style:font-name="Consolas1" fo:font-size="10pt" fo:language="zxx" fo:country="none" fo:font-weight="normal" style:font-name-asian="Consolas1" style:font-size-asian="10pt" style:language-asian="zxx" style:country-asian="none" style:font-weight-asian="normal" style:font-name-complex="Consolas1" style:font-size-complex="10pt" style:language-complex="zxx" style:country-complex="none" style:font-weight-complex="normal"/>
    </style:style>
    <style:style style:name="P20" style:family="paragraph" style:parent-style-name="Standard">
      <style:paragraph-properties fo:background-color="#000000">
        <style:background-image/>
      </style:paragraph-properties>
      <style:text-properties fo:color="#e8f3f6" style:font-name="Consolas1" fo:font-size="10pt" fo:language="zxx" fo:country="none" fo:font-style="normal" style:text-underline-style="none" style:font-name-asian="Consolas1" style:font-size-asian="10pt" style:language-asian="zxx" style:country-asian="none" style:font-style-asian="normal" style:font-name-complex="Consolas1" style:font-size-complex="10pt" style:language-complex="zxx" style:country-complex="none" style:font-style-complex="normal"/>
    </style:style>
    <style:style style:name="P21"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text-underline-style="none" style:font-name-asian="Consolas1" style:font-size-asian="10pt" style:language-asian="zxx" style:country-asian="none" style:font-style-asian="normal" style:font-name-complex="Consolas1" style:font-size-complex="10pt" style:language-complex="zxx" style:country-complex="none" style:font-style-complex="normal"/>
    </style:style>
    <style:style style:name="P22"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text-underline-style="none" fo:font-weight="normal" style:font-name-asian="Consolas1" style:font-size-asian="10pt" style:language-asian="zxx" style:country-asian="none" style:font-style-asian="normal" style:font-weight-asian="normal" style:font-name-complex="Consolas1" style:font-size-complex="10pt" style:language-complex="zxx" style:country-complex="none" style:font-style-complex="normal" style:font-weight-complex="normal"/>
    </style:style>
    <style:style style:name="P23" style:family="paragraph" style:parent-style-name="Standard">
      <style:paragraph-properties fo:background-color="#000000">
        <style:background-image/>
      </style:paragraph-properties>
      <style:text-properties fo:color="#8ac6f2" style:font-name="Consolas1" fo:font-size="9.5pt" fo:language="zxx" fo:country="none" fo:font-style="normal" style:font-name-asian="Consolas1" style:font-size-asian="9.5pt" style:language-asian="zxx" style:country-asian="none" style:font-style-asian="normal" style:font-name-complex="Consolas1" style:font-size-complex="9.5pt" style:language-complex="zxx" style:country-complex="none" style:font-style-complex="normal"/>
    </style:style>
    <style:style style:name="P24" style:family="paragraph" style:parent-style-name="Standard">
      <style:paragraph-properties fo:background-color="#000000" style:text-autospace="none">
        <style:background-image/>
      </style:paragraph-properties>
      <style:text-properties fo:color="#8ac6f2" style:font-name="Consolas1" fo:font-size="9.5pt" fo:language="zxx" fo:country="none" fo:font-style="normal" style:font-name-asian="Consolas1" style:font-size-asian="9.5pt" style:language-asian="zxx" style:country-asian="none" style:font-style-asian="normal" style:font-name-complex="Consolas1" style:font-size-complex="9.5pt" style:language-complex="zxx" style:country-complex="none" style:font-style-complex="normal"/>
    </style:style>
    <style:style style:name="P25" style:family="paragraph" style:parent-style-name="Standard">
      <style:paragraph-properties fo:background-color="#000000">
        <style:background-image/>
      </style:paragraph-properties>
      <style:text-properties fo:color="#8ac6f2" style:font-name="Consolas1" fo:font-size="9.5pt" fo:language="zxx" fo:country="none" fo:font-style="normal" style:text-underline-style="none" style:font-name-asian="Consolas1" style:font-size-asian="9.5pt" style:language-asian="zxx" style:country-asian="none" style:font-style-asian="normal" style:font-name-complex="Consolas1" style:font-size-complex="9.5pt" style:language-complex="zxx" style:country-complex="none" style:font-style-complex="normal"/>
    </style:style>
    <style:style style:name="P26" style:family="paragraph" style:parent-style-name="Standard">
      <style:paragraph-properties fo:background-color="#000000" style:text-autospace="none">
        <style:background-image/>
      </style:paragraph-properties>
      <style:text-properties fo:color="#8ac6f2" style:font-name="Consolas1" fo:font-size="9.5pt" fo:language="zxx" fo:country="none" fo:font-style="normal" style:text-underline-style="none" style:font-name-asian="Consolas1" style:font-size-asian="9.5pt" style:language-asian="zxx" style:country-asian="none" style:font-style-asian="normal" style:font-name-complex="Consolas1" style:font-size-complex="9.5pt" style:language-complex="zxx" style:country-complex="none" style:font-style-complex="normal"/>
    </style:style>
    <style:style style:name="P27" style:family="paragraph" style:parent-style-name="Standard">
      <style:paragraph-properties fo:background-color="#000000" style:text-autospace="none">
        <style:background-image/>
      </style:paragraph-properties>
      <style:text-properties fo:color="#8ac6f2" style:font-name="Consolas1" fo:font-size="9.5pt" fo:language="zxx" fo:country="none" style:font-name-asian="Consolas1" style:font-size-asian="9.5pt" style:language-asian="zxx" style:country-asian="none" style:font-name-complex="Consolas1" style:font-size-complex="9.5pt" style:language-complex="zxx" style:country-complex="none"/>
    </style:style>
    <style:style style:name="P28" style:family="paragraph" style:parent-style-name="Standard">
      <style:paragraph-properties fo:background-color="#000000" style:text-autospace="none">
        <style:background-image/>
      </style:paragraph-properties>
      <style:text-properties fo:language="zxx" fo:country="none" style:language-asian="zxx" style:country-asian="none" style:language-complex="zxx" style:country-complex="none"/>
    </style:style>
    <style:style style:name="P29" style:family="paragraph" style:parent-style-name="Standard" style:list-style-name="L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0" style:family="paragraph" style:parent-style-name="Standard" style:list-style-name="L2">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1" style:family="paragraph" style:parent-style-name="Standard" style:list-style-name="L3">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2" style:family="paragraph" style:parent-style-name="Standard" style:list-style-name="L4">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3" style:family="paragraph" style:parent-style-name="Standard" style:list-style-name="L5">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4" style:family="paragraph" style:parent-style-name="Standard" style:list-style-name="L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5" style:family="paragraph" style:parent-style-name="Standard" style:list-style-name="L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6" style:family="paragraph" style:parent-style-name="Standard" style:list-style-name="L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7" style:family="paragraph" style:parent-style-name="Standard" style:list-style-name="L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8" style:family="paragraph" style:parent-style-name="Standard" style:list-style-name="L1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9" style:family="paragraph" style:parent-style-name="Standard" style:list-style-name="L1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0" style:family="paragraph" style:parent-style-name="Standard" style:list-style-name="L1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1" style:family="paragraph" style:parent-style-name="Standard" style:list-style-name="L1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2" style:family="paragraph" style:parent-style-name="Standard" style:list-style-name="L1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3" style:family="paragraph" style:parent-style-name="Standard" style:list-style-name="L1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4" style:family="paragraph" style:parent-style-name="Standard" style:list-style-name="L1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5" style:family="paragraph" style:parent-style-name="Standard" style:list-style-name="L1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6" style:family="paragraph" style:parent-style-name="Standard" style:list-style-name="L1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7" style:family="paragraph" style:parent-style-name="Standard" style:list-style-name="L1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8" style:family="paragraph" style:parent-style-name="Standard" style:list-style-name="L2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9" style:family="paragraph" style:parent-style-name="Standard" style:list-style-name="L2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0" style:family="paragraph" style:parent-style-name="Standard" style:list-style-name="L2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1" style:family="paragraph" style:parent-style-name="Standard" style:list-style-name="L2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2" style:family="paragraph" style:parent-style-name="Standard" style:list-style-name="L2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3" style:family="paragraph" style:parent-style-name="Standard" style:list-style-name="L2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4" style:family="paragraph" style:parent-style-name="Standard" style:list-style-name="L2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5" style:family="paragraph" style:parent-style-name="Standard" style:list-style-name="L2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color="#8ac6f2"/>
    </style:style>
    <style:style style:name="T5" style:family="text">
      <style:text-properties fo:color="#8ac6f2" style:font-name="Consolas1" fo:font-style="normal" style:font-name-asian="Consolas1" style:font-style-asian="normal" style:font-name-complex="Consolas1" style:font-style-complex="normal"/>
    </style:style>
    <style:style style:name="T6" style:family="text">
      <style:text-properties fo:color="#8ac6f2" style:font-name="Consolas1" fo:font-style="normal" style:text-underline-style="none" style:font-name-asian="Consolas1" style:font-style-asian="normal" style:font-name-complex="Consolas1" style:font-style-complex="normal"/>
    </style:style>
    <style:style style:name="T7" style:family="text">
      <style:text-properties fo:color="#8ac6f2" style:font-name="Consolas1" fo:font-style="normal" style:text-underline-style="none" fo:font-weight="normal" style:font-name-asian="Consolas1" style:font-style-asian="normal" style:font-weight-asian="normal" style:font-name-complex="Consolas1" style:font-style-complex="normal" style:font-weight-complex="normal"/>
    </style:style>
    <style:style style:name="T8" style:family="text">
      <style:text-properties fo:color="#8ac6f2" style:font-name="Consolas1" style:font-name-asian="Consolas1" style:font-name-complex="Consolas1"/>
    </style:style>
    <style:style style:name="T9" style:family="text">
      <style:text-properties fo:color="#8ac6f2" style:font-name="Consolas1" fo:font-weight="normal" style:font-name-asian="Consolas1" style:font-weight-asian="normal" style:font-name-complex="Consolas1" style:font-weight-complex="normal"/>
    </style:style>
    <style:style style:name="T10" style:family="text">
      <style:text-properties fo:color="#8ac6f2" style:font-name="Consolas1" style:text-underline-style="none" style:font-name-asian="Consolas1" style:font-name-complex="Consolas1"/>
    </style:style>
    <style:style style:name="T11" style:family="text">
      <style:text-properties fo:color="#8ac6f2" style:font-name="Consolas1" fo:font-size="10pt" style:font-name-asian="Consolas1" style:font-size-asian="10pt" style:font-name-complex="Consolas1" style:font-size-complex="10pt"/>
    </style:style>
    <style:style style:name="T12" style:family="text">
      <style:text-properties fo:color="#8ac6f2" fo:font-style="normal" style:font-name-asian="Consolas1" style:font-style-asian="normal" style:font-name-complex="Consolas1" style:font-style-complex="normal"/>
    </style:style>
    <style:style style:name="T13" style:family="text">
      <style:text-properties fo:color="#e8f3f6" style:font-name="Consolas1" fo:font-style="normal" style:font-name-asian="Consolas1" style:font-style-asian="normal" style:font-name-complex="Consolas1" style:font-style-complex="normal"/>
    </style:style>
    <style:style style:name="T14" style:family="text">
      <style:text-properties fo:color="#e8f3f6" style:font-name="Consolas1" fo:font-style="normal" style:text-underline-style="none" style:font-name-asian="Consolas1" style:font-style-asian="normal" style:font-name-complex="Consolas1" style:font-style-complex="normal"/>
    </style:style>
    <style:style style:name="T15" style:family="text">
      <style:text-properties fo:color="#e8f3f6" style:font-name="Consolas1" style:font-name-asian="Consolas1" style:font-name-complex="Consolas1"/>
    </style:style>
    <style:style style:name="T16" style:family="text">
      <style:text-properties fo:color="#e8f3f6" style:font-name="Consolas1" fo:font-weight="normal" style:font-name-asian="Consolas1" style:font-weight-asian="normal" style:font-name-complex="Consolas1" style:font-weight-complex="normal"/>
    </style:style>
    <style:style style:name="T17" style:family="text">
      <style:text-properties fo:color="#e8f3f6" style:font-name="Consolas1" style:text-underline-style="none" style:font-name-asian="Consolas1" style:font-name-complex="Consolas1"/>
    </style:style>
    <style:style style:name="T18" style:family="text">
      <style:text-properties fo:color="#e8f3f6" style:font-name="Consolas1" fo:font-size="10pt" style:font-name-asian="Consolas1" style:font-size-asian="10pt" style:font-name-complex="Consolas1" style:font-size-complex="10pt"/>
    </style:style>
    <style:style style:name="T19" style:family="text">
      <style:text-properties fo:color="#e8f3f6" fo:font-style="normal" style:font-name-asian="Consolas1" style:font-style-asian="normal" style:font-name-complex="Consolas1" style:font-style-complex="normal"/>
    </style:style>
    <style:style style:name="T20" style:family="text">
      <style:text-properties fo:color="#e8f3f6" style:font-name-asian="Consolas1" style:font-name-complex="Consolas1"/>
    </style:style>
    <style:style style:name="T21" style:family="text">
      <style:text-properties fo:color="#cae682"/>
    </style:style>
    <style:style style:name="T22" style:family="text">
      <style:text-properties fo:color="#cae682" fo:font-style="normal" style:font-name-asian="Consolas1" style:font-style-asian="normal" style:font-name-complex="Consolas1" style:font-style-complex="normal"/>
    </style:style>
    <style:style style:name="T23" style:family="text">
      <style:text-properties fo:color="#cae682" style:font-name="Consolas1" fo:font-style="normal" style:font-name-asian="Consolas1" style:font-style-asian="normal" style:font-name-complex="Consolas1" style:font-style-complex="normal"/>
    </style:style>
    <style:style style:name="T24" style:family="text">
      <style:text-properties fo:color="#cae682" style:font-name="Consolas1" fo:font-style="normal" style:text-underline-style="none" style:font-name-asian="Consolas1" style:font-style-asian="normal" style:font-name-complex="Consolas1" style:font-style-complex="normal"/>
    </style:style>
    <style:style style:name="T25" style:family="text">
      <style:text-properties fo:color="#cae682" style:font-name="Consolas1" style:font-name-asian="Consolas1" style:font-name-complex="Consolas1"/>
    </style:style>
    <style:style style:name="T26" style:family="text">
      <style:text-properties fo:color="#cae682" style:font-name="Consolas1" style:text-underline-style="none" style:font-name-asian="Consolas1" style:font-name-complex="Consolas1"/>
    </style:style>
    <style:style style:name="T27" style:family="text">
      <style:text-properties fo:color="#ff0000" fo:font-style="normal" style:font-name-asian="Consolas1" style:font-style-asian="normal" style:font-name-complex="Consolas1" style:font-style-complex="normal"/>
    </style:style>
    <style:style style:name="T28" style:family="text">
      <style:text-properties fo:color="#ff0000" style:font-name="Consolas1" fo:font-style="normal" style:font-name-asian="Consolas1" style:font-style-asian="normal" style:font-name-complex="Consolas1" style:font-style-complex="normal"/>
    </style:style>
    <style:style style:name="T29" style:family="text">
      <style:text-properties fo:color="#ff0000" style:font-name="Consolas1" style:font-name-asian="Consolas1" style:font-name-complex="Consolas1"/>
    </style:style>
    <style:style style:name="T30" style:family="text">
      <style:text-properties fo:color="#ff0000" style:font-name="Consolas1" style:text-underline-style="none" style:font-name-asian="Consolas1" style:font-name-complex="Consolas1"/>
    </style:style>
    <style:style style:name="T31" style:family="text">
      <style:text-properties fo:color="#e5786d"/>
    </style:style>
    <style:style style:name="T32" style:family="text">
      <style:text-properties fo:color="#e5786d" style:font-name="Consolas1" fo:font-style="normal" style:font-name-asian="Consolas1" style:font-style-asian="normal" style:font-name-complex="Consolas1" style:font-style-complex="normal"/>
    </style:style>
    <style:style style:name="T33" style:family="text">
      <style:text-properties fo:color="#e5786d" style:font-name="Consolas1" fo:font-style="normal" style:text-underline-style="none" style:font-name-asian="Consolas1" style:font-style-asian="normal" style:font-name-complex="Consolas1" style:font-style-complex="normal"/>
    </style:style>
    <style:style style:name="T34" style:family="text">
      <style:text-properties fo:color="#e5786d" style:font-name="Consolas1" style:font-name-asian="Consolas1" style:font-name-complex="Consolas1"/>
    </style:style>
    <style:style style:name="T35" style:family="text">
      <style:text-properties fo:color="#e5786d" style:font-name="Consolas1" fo:font-weight="normal" style:font-name-asian="Consolas1" style:font-weight-asian="normal" style:font-name-complex="Consolas1" style:font-weight-complex="normal"/>
    </style:style>
    <style:style style:name="T36" style:family="text">
      <style:text-properties fo:color="#e5786d" style:font-name="Consolas1" style:text-underline-style="none" style:font-name-asian="Consolas1" style:font-name-complex="Consolas1"/>
    </style:style>
    <style:style style:name="T37" style:family="text">
      <style:text-properties fo:color="#00008b" style:font-name="Consolas1" fo:font-weight="bold" style:font-name-asian="Consolas1" style:font-weight-asian="bold" style:font-name-complex="Consolas1" style:font-weight-complex="bold"/>
    </style:style>
    <style:style style:name="T38" style:family="text">
      <style:text-properties style:text-underline-style="none"/>
    </style:style>
    <style:style style:name="T39" style:family="text">
      <style:text-properties style:font-name="Envy Code R VS" fo:font-size="10pt" fo:font-style="normal" style:font-size-asian="10pt" style:font-style-asian="normal" style:font-size-complex="10pt" style:font-style-complex="normal"/>
    </style:style>
    <style:style style:name="T40" style:family="text">
      <style:text-properties style:font-name="Envy Code R VS" fo:font-size="10pt" fo:font-style="normal" style:text-underline-style="none" style:font-size-asian="10pt" style:font-style-asian="normal" style:font-size-complex="10pt" style:font-style-complex="normal"/>
    </style:style>
    <style:style style:name="T41" style:family="text">
      <style:text-properties style:font-name="Envy Code R VS" fo:font-size="10pt" fo:font-style="italic" style:font-size-asian="10pt" style:font-style-asian="italic" style:font-size-complex="10pt" style:font-style-complex="italic"/>
    </style:style>
    <style:style style:name="T42" style:family="text">
      <style:text-properties style:font-name="Envy Code R VS" fo:font-size="10pt" fo:font-style="italic" style:text-underline-style="none" style:font-size-asian="10pt" style:font-style-asian="italic" style:font-size-complex="10pt" style:font-style-complex="italic"/>
    </style:style>
    <style:style style:name="T43" style:family="text">
      <style:text-properties fo:font-style="normal" style:text-underline-style="none"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455cm" fo:text-indent="-0.635cm" fo:margin-left="1.4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cm" fo:text-indent="-0.635cm" fo:margin-left="2.0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5cm" fo:text-indent="-0.635cm" fo:margin-left="2.7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cm" fo:text-indent="-0.635cm" fo:margin-left="3.3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5cm" fo:text-indent="-0.635cm" fo:margin-left="3.9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cm" fo:text-indent="-0.635cm" fo:margin-left="4.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5cm" fo:text-indent="-0.635cm" fo:margin-left="5.2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cm" fo:text-indent="-0.635cm" fo:margin-left="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5cm" fo:text-indent="-0.635cm" fo:margin-left="6.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cm" fo:text-indent="-0.635cm" fo:margin-left="7.17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AGGREGATE ROOT CARGO</text:span>:</text:p>
      <text:p text:style-name="P3"/>
      <text:p text:style-name="P3"><text:span text:style-name="T3">Descripcion inicial (Por encima)</text:span>:</text:p>
      <text:p text:style-name="P3"/>
      <text:p text:style-name="P3">Los objetos que entran en juego son los siguientes:</text:p>
      <text:p text:style-name="P3"/>
      <text:list xml:id="list32336718" text:style-name="L1">
        <text:list-item>
          <text:p text:style-name="P29">public class Cargo : IEntity&lt;Cargo&gt; – Aggregate Root. </text:p>
          <text:p text:style-name="P29"/>
          <text:p text:style-name="P29">Por composicion:</text:p>
          <text:list>
            <text:list-item>
              <text:p text:style-name="P29">TrackingID</text:p>
            </text:list-item>
            <text:list-item>
              <text:p text:style-name="P29">Location</text:p>
            </text:list-item>
            <text:list-item>
              <text:p text:style-name="P29">RouteSpecification</text:p>
            </text:list-item>
            <text:list-item>
              <text:p text:style-name="P29">Itinerary</text:p>
            </text:list-item>
            <text:list-item>
              <text:p text:style-name="P29">Delivery</text:p>
              <text:p text:style-name="P29"/>
            </text:list-item>
          </text:list>
        </text:list-item>
        <text:list-item>
          <text:p text:style-name="P29">public interface ICargoRepository</text:p>
        </text:list-item>
        <text:list-item>
          <text:p text:style-name="P29">public class Delivery : IValueObject&lt;Delivery&gt;</text:p>
        </text:list-item>
        <text:list-item>
          <text:p text:style-name="P29">public class HandlingActivity : IValueObject&lt;Delivery&gt;</text:p>
        </text:list-item>
        <text:list-item>
          <text:p text:style-name="P29">public class Itinerary : IValueObject&lt;Delivery&gt;</text:p>
        </text:list-item>
        <text:list-item>
          <text:p text:style-name="P29">public class Leg : IValueObject&lt;Leg&gt;</text:p>
        </text:list-item>
        <text:list-item>
          <text:p text:style-name="P29">public class RouteSpecification : ISpecification&lt;Itinerary&gt;, IvalueObject&lt;RouteSpecification&gt;</text:p>
        </text:list-item>
        <text:list-item>
          <text:p text:style-name="P29">public enum RoutingStatus : IValueObject&lt;RoutingStatus&gt;</text:p>
        </text:list-item>
        <text:list-item>
          <text:p text:style-name="P29">public class TrackingID : IValueObject&lt;TrackingID&gt;</text:p>
        </text:list-item>
        <text:list-item>
          <text:p text:style-name="P29">public enum TransportStatus : IValueObject&lt;TransportStatus&gt;</text:p>
        </text:list-item>
      </text:list>
      <text:p text:style-name="P3"/>
      <text:p text:style-name="P3">Es decir:</text:p>
      <text:p text:style-name="P3"/>
      <text:list xml:id="list32315378" text:style-name="L2">
        <text:list-item>
          <text:p text:style-name="P30">1 Aggregate (Root)</text:p>
        </text:list-item>
        <text:list-item>
          <text:p text:style-name="P30">1 Interface (al Repository)</text:p>
        </text:list-item>
        <text:list-item>
          <text:p text:style-name="P30">8 Value Objects:</text:p>
          <text:list>
            <text:list-item>
              <text:p text:style-name="P30">1 Ispecification.</text:p>
            </text:list-item>
          </text:list>
        </text:list-item>
      </text:list>
      <text:p text:style-name="P3"/>
      <text:p text:style-name="P3"><text:span text:style-name="T3">Empezamos</text:span>:</text:p>
      <text:p text:style-name="P3"/>
      <text:p text:style-name="P3">Uno de los puntos fuertes mas evidentes del BDD (ya lo era tambien del "TDD mockista" o TDD que usaba "Interaction Testing"), es que te permite desarrollar y testar codigo que a su vez depende de otras clases que ni siquiera has escrito.</text:p>
      <text:p text:style-name="P3"/>
      <text:p text:style-name="P3">Esto nos va a permitir, por ejemplo, comenzar el desarrollo del Cargo Aggregate, por el objeto central (Cargo), que es el que deberia tener mayor dependencia de los demas objetos del Aggregate (lease tambien como "el que necesita que los demas objetos esten escritos y funcionando").</text:p>
      <text:p text:style-name="P3"/>
      <text:p text:style-name="P3">...Y todo esto con un sabor especial a BDD.</text:p>
      <text:p text:style-name="P3"/>
      <text:p text:style-name="P3">Vamos a aprovechar la oportunidad que nos brinda la implementacion del DDD_Aggregate_Root Cargo para mostrar toda la potencia y flexibilidad que nos permite el BDD. Para ello, intentaremos utilizar este documento como mero reflejo de la implementacion real de la clase Cargo, para intentar alejarnos de los planteamientos mas teoricos y sumergirnos en en la practica mas descarnada. Para ello se detallara y justificara cada una de las lineas de codigo que surjan a raiz de las BDD_Specs en el DDD_Aggregate_Root Cargo.</text:p>
      <text:p text:style-name="P3"/>
      <text:p text:style-name="P3"><text:span text:style-name="T3">Cargo Aggregate Root – BDD_Spec inicial</text:span>:</text:p>
      <text:p text:style-name="P3"/>
      <text:p text:style-name="P3">Empezamos por tanto con la clase CargoSpec.cs que es donde desarrollaremos las BDD_Specs que nos permiten guiar el desarrollo de futura clase Cargo.cs (DDD_Aggregate_Root del DDD_Aggregate Cargo).</text:p>
      <text:p text:style-name="P3"/>
      <text:p text:style-name="P3">En cuanto al bloque de referencias a namespaces. Inicialmente deberia bastarnos con <text:soft-page-break/>estos:</text:p>
      <text:p text:style-name="P3"/>
      <text:p text:style-name="P7"><text:span text:style-name="T5">using</text:span><text:span text:style-name="T13"> System;</text:span></text:p>
      <text:p text:style-name="P8"><text:span text:style-name="T8">using</text:span><text:span text:style-name="T15"> dddsample.domain.shared;</text:span></text:p>
      <text:p text:style-name="P8"><text:span text:style-name="T8">using</text:span><text:span text:style-name="T15"> Machine.Specifications;</text:span></text:p>
      <text:p text:style-name="P8"><text:span text:style-name="T8">using</text:span><text:span text:style-name="T15"> Machine.Specifications.DevelopWithPassion.Rhino;</text:span></text:p>
      <text:p text:style-name="P8"><text:span text:style-name="T8">using</text:span><text:span text:style-name="T15"> Rhino.Mocks;</text:span></text:p>
      <text:p text:style-name="P3"/>
      <text:p text:style-name="P3">Es importante señalar que ninguna de esas referencias han sido añadidas manualmente puesto que el imprescindible plug-in JetBrains ReSharper, se encarga de ello de forma completamente transparente.</text:p>
      <text:p text:style-name="P3"/>
      <text:p text:style-name="P3">NOTA: Omitimos el namespace, ya que tan solo contribuiria a hacer mas dificil escribir el codigo en este documento por razones de reduccion del espacio al aumentar la sangria todavia mas. Aun asi, va a ser este:</text:p>
      <text:p text:style-name="P3"/>
      <text:p text:style-name="P9"><text:span text:style-name="T8">namespace</text:span><text:span text:style-name="T15"> dddsample.specs.domain.model.cargo.aggregate</text:span></text:p>
      <text:p text:style-name="P3"/>
      <text:p text:style-name="P3">Una vez aclarado este "prerequisito" para que todo funcione correctamente, vamos con la BDD_Spec en si:</text:p>
      <text:p text:style-name="P3"/>
      <text:p text:style-name="P16"><text:span text:style-name="T12">public</text:span><text:span text:style-name="T19"> </text:span><text:span text:style-name="T12">abstract</text:span><text:span text:style-name="T19"> </text:span><text:span text:style-name="T12">class</text:span><text:span text:style-name="T19"> </text:span><text:span text:style-name="T22">concern_for_cargo</text:span><text:span text:style-name="T19"> : </text:span><text:span text:style-name="T22">Observes</text:span><text:span text:style-name="T19">&lt;</text:span><text:span text:style-name="T27">ICargo</text:span><text:span text:style-name="T19">, </text:span><text:span text:style-name="T27">Cargo</text:span><text:span text:style-name="T19">&gt; </text:span><text:span text:style-name="T20">{}</text:span></text:p>
      <text:p text:style-name="P3"/>
      <text:p text:style-name="P3">A traves de "Observes&lt;Contract, ClassUnderTest&gt;" dejamos claro que:</text:p>
      <text:p text:style-name="P3"/>
      <text:list xml:id="list32323965" text:style-name="L3">
        <text:list-item>
          <text:p text:style-name="P31">Nuestro SUT (System Under Test) va a ser de tipo ICargo.</text:p>
        </text:list-item>
        <text:list-item>
          <text:p text:style-name="P31">Estas BDD_Specs dirigen el diseño e implementacion de la clase Cargo que implementa la interface ICargo.</text:p>
        </text:list-item>
        <text:list-item>
          <text:p text:style-name="P31">Con la clase abstracta concern_for_cargo, proporcionamos a nuestras BDD_Specs de un contenedor donde poder alojar el codigo comun a todas ellas.</text:p>
        </text:list-item>
      </text:list>
      <text:p text:style-name="P3"/>
      <text:p text:style-name="P3">Para conseguir que esa clase tan sencilla compile y deje de tener ese color rojo tan preocupante tanto en ICargo como en Cargo, necesitamos crear primeramente la interface ICargo:</text:p>
      <text:p text:style-name="P3"/>
      <text:p text:style-name="P7"><text:span text:style-name="T5">public</text:span><text:span text:style-name="T13"> </text:span><text:span text:style-name="T5">interface</text:span><text:span text:style-name="T13"> </text:span><text:span text:style-name="T32">ICargo </text:span><text:span text:style-name="T15">{}</text:span></text:p>
      <text:p text:style-name="P3"/>
      <text:p text:style-name="P3">Con esto ya conseguimos que la referencia a ICargo en concern_for_cargo adquiera un color mas saludable:</text:p>
      <text:p text:style-name="P3"/>
      <text:p text:style-name="P7"><text:span text:style-name="T5">public</text:span><text:span text:style-name="T13"> </text:span><text:span text:style-name="T5">abstract</text:span><text:span text:style-name="T13"> </text:span><text:span text:style-name="T5">class</text:span><text:span text:style-name="T13"> </text:span><text:span text:style-name="T23">concern_for_cargo</text:span><text:span text:style-name="T13"> : </text:span><text:span text:style-name="T23">Observes</text:span><text:span text:style-name="T13">&lt;</text:span><text:span text:style-name="T32">ICargo</text:span><text:span text:style-name="T13">, </text:span><text:span text:style-name="T28">Cargo</text:span><text:span text:style-name="T13">&gt; {}</text:span></text:p>
      <text:p text:style-name="P3"/>
      <text:p text:style-name="P3">A continuacion debemos generar la clase Cargo y obligarla a que implemente la interface ICargo:</text:p>
      <text:p text:style-name="P3"/>
      <text:p text:style-name="P7"><text:span text:style-name="T5">public</text:span><text:span text:style-name="T13"> </text:span><text:span text:style-name="T5">class</text:span><text:span text:style-name="T13"> </text:span><text:span text:style-name="T23">Cargo</text:span><text:span text:style-name="T13"> : </text:span><text:span text:style-name="T32">ICargo </text:span><text:span text:style-name="T15">{}</text:span></text:p>
      <text:p text:style-name="P3"/>
      <text:p text:style-name="P3">De esa forma concern_for_cargo ya compilaria (nada de rojo):</text:p>
      <text:p text:style-name="P3"/>
      <text:p text:style-name="P7"><text:span text:style-name="T5">public</text:span><text:span text:style-name="T13"> </text:span><text:span text:style-name="T5">abstract</text:span><text:span text:style-name="T13"> </text:span><text:span text:style-name="T5">class</text:span><text:span text:style-name="T13"> </text:span><text:span text:style-name="T23">concern_for_cargo</text:span><text:span text:style-name="T13"> : </text:span><text:span text:style-name="T23">Observes</text:span><text:span text:style-name="T13">&lt;</text:span><text:span text:style-name="T32">ICargo</text:span><text:span text:style-name="T13">, </text:span><text:span text:style-name="T23">Cargo</text:span><text:span text:style-name="T13">&gt; {}</text:span></text:p>
      <text:p text:style-name="P3"/>
      <text:p text:style-name="P3">en directo contraste con el inicial:</text:p>
      <text:p text:style-name="P3"/>
      <text:p text:style-name="P16"><text:span text:style-name="T12">public</text:span><text:span text:style-name="T19"> </text:span><text:span text:style-name="T12">abstract</text:span><text:span text:style-name="T19"> </text:span><text:span text:style-name="T12">class</text:span><text:span text:style-name="T19"> </text:span><text:span text:style-name="T22">concern_for_cargo</text:span><text:span text:style-name="T19"> : </text:span><text:span text:style-name="T22">Observes</text:span><text:span text:style-name="T19">&lt;</text:span><text:span text:style-name="T27">ICargo</text:span><text:span text:style-name="T19">, </text:span><text:span text:style-name="T27">Cargo</text:span><text:span text:style-name="T19">&gt; {}</text:span></text:p>
      <text:p text:style-name="P3"/>
      <text:p text:style-name="P3"/>
      <text:p text:style-name="P3">Pero no se acaba aqui la cosa, ya que, sabemos que Cargo es una DDD_Entity, por lo que debe implementar (lanzando una excepcion que diga que no esta implementado) a su vez la interface IEntity&lt;T&gt;, por lo que acabariamos con algo asi:</text:p>
      <text:p text:style-name="P3"/>
      <text:p text:style-name="P7"><text:span text:style-name="T5">public</text:span><text:span text:style-name="T13"> </text:span><text:span text:style-name="T5">class</text:span><text:span text:style-name="T13"> </text:span><text:span text:style-name="T23">Cargo</text:span><text:span text:style-name="T13"> : </text:span><text:span text:style-name="T32">ICargo</text:span><text:span text:style-name="T13">, </text:span><text:span text:style-name="T32">IEntity</text:span><text:span text:style-name="T13">&lt;</text:span><text:span text:style-name="T23">Cargo</text:span><text:span text:style-name="T13">&gt;</text:span></text:p>
      <text:p text:style-name="P18">{</text:p>
      <text:p text:style-name="P8"><text:soft-page-break/><text:span text:style-name="T15"><text:s text:c="4"/></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18"><text:s text:c="4"/>{</text:p>
      <text:p text:style-name="P8"><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19"><text:s text:c="4"/>}</text:p>
      <text:p text:style-name="P19">}</text:p>
      <text:p text:style-name="P3"/>
      <text:p text:style-name="P3">Esto es todo lo que tenemos hasta ahora. Vamos con nuestra primera BDD_Spec para Cargo.</text:p>
      <text:p text:style-name="P3"/>
      <text:p text:style-name="P3">TODO: Comprobar que hemos corregido en el documento pertinente la interface IEntity&lt;T&gt;.</text:p>
      <text:p text:style-name="P3"/>
      <text:p text:style-name="P4">BDD_Spec: When asked about its tracking identificator<text:span text:style-name="T38">:</text:span></text:p>
      <text:p text:style-name="P3"/>
      <text:p text:style-name="P23">When asked about its tracking identificator</text:p>
      <text:p text:style-name="P27">» It should provide the cargo id</text:p>
      <text:p text:style-name="P3"/>
      <text:p text:style-name="P3">Una BDD_Spec tan simple como esta, nos va a permitir generar las interfaces de gran parte de los colaboradores del DDD_Aggregate_Root Cargo.</text:p>
      <text:p text:style-name="P3"/>
      <text:p text:style-name="P3">Vamos al codigo, empezamos por detallar la BDD_Spec y observaremos la reaccion en cadena que se produce:</text:p>
      <text:p text:style-name="P3"/>
      <text:p text:style-name="P9"><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18">{</text:p>
      <text:p text:style-name="P8"><text:span text:style-name="T15"><text:s text:c="4"/></text:span><text:span text:style-name="T34">It</text:span><text:span text:style-name="T15"> should_provide_the_cargo_id = () =&gt; </text:span><text:span text:style-name="T29">result</text:span><text:span text:style-name="T15">.ShouldEqual(</text:span><text:span text:style-name="T29">tracking_id</text:span><text:span text:style-name="T15">);</text:span></text:p>
      <text:p text:style-name="P18">}</text:p>
      <text:p text:style-name="P3"/>
      <text:p text:style-name="P3">para eliminar el color rojo, basta con definir result y tracking_id:</text:p>
      <text:p text:style-name="P3"/>
      <text:p text:style-name="P9"><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18">{</text:p>
      <text:p text:style-name="P8"><text:span text:style-name="T15"><text:s text:c="4"/></text:span><text:span text:style-name="T34">It</text:span><text:span text:style-name="T15"> should_provide_the_cargo_id = () =&gt; result.</text:span><text:span text:style-name="T29">ShouldEqual</text:span><text:span text:style-name="T15">(tracking_id);</text:span></text:p>
      <text:p text:style-name="P18"/>
      <text:p text:style-name="P8"><text:span text:style-name="T15"><text:s text:c="4"/></text:span><text:span text:style-name="T8">static</text:span><text:span text:style-name="T15"> </text:span><text:span text:style-name="T29">ITrackingId</text:span><text:span text:style-name="T15"> tracking_id;</text:span></text:p>
      <text:p text:style-name="P8"><text:span text:style-name="T15"><text:s text:c="4"/></text:span><text:span text:style-name="T8">static</text:span><text:span text:style-name="T15"> </text:span><text:span text:style-name="T29">ITrackingId</text:span><text:span text:style-name="T15"> result;</text:span></text:p>
      <text:p text:style-name="P18">}</text:p>
      <text:p text:style-name="P3"/>
      <text:p text:style-name="P3">pero esto a su vez nos genera mas codigo de color rojo que se resuelve definiendo la interface ITrackingId:</text:p>
      <text:p text:style-name="P3"/>
      <text:p text:style-name="P9"><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18">{</text:p>
      <text:p text:style-name="P8"><text:span text:style-name="T15"><text:s text:c="3"/></text:span><text:span text:style-name="T34">It</text:span><text:span text:style-name="T15"> should_provide_the_cargo_id = () =&gt; result.ShouldEqual(tracking_id);</text:span></text:p>
      <text:p text:style-name="P18"/>
      <text:p text:style-name="P8"><text:span text:style-name="T15"><text:s text:c="3"/></text:span><text:span text:style-name="T8">static</text:span><text:span text:style-name="T15"> </text:span><text:span text:style-name="T34">ITrackingId</text:span><text:span text:style-name="T15"> tracking_id;</text:span></text:p>
      <text:p text:style-name="P8"><text:span text:style-name="T15"><text:s text:c="3"/></text:span><text:span text:style-name="T8">static</text:span><text:span text:style-name="T15"> </text:span><text:span text:style-name="T34">ITrackingId</text:span><text:span text:style-name="T15"> result;</text:span></text:p>
      <text:p text:style-name="P18">}</text:p>
      <text:p text:style-name="P18"/>
      <text:p text:style-name="P8"><text:span text:style-name="T8">public</text:span><text:span text:style-name="T15"> </text:span><text:span text:style-name="T8">interface</text:span><text:span text:style-name="T15"> </text:span><text:span text:style-name="T34">ITrackingId</text:span><text:span text:style-name="T15"> { }</text:span></text:p>
      <text:p text:style-name="P3"/>
      <text:p text:style-name="P3">Pero no os quedemos en los pequeños detalles y analicemos mas concienudamente que es lo que acabamos de presenciar.</text:p>
      <text:p text:style-name="P3"/>
      <text:p text:style-name="P3">Al vernos en la necesidad de conseguir que compile (eliminar el codigo de color rojo) la BDD_Spec que estamos escribiendo, se ha producido, tal y como habiamos previsto, una reaccion en cadena, que no es otra caso que UN PROCESO DE DISEÑO DE OBJETOS, asi, en mayusculas. Este es un punto IMPORTANTISIMO en el BDD. Asi es como se diseña, creando primero el codigo cliente par a continuacion, en pasos MUY PEQUEÑOS, ir guiando nuestro diseño hacia donde queremos que vaya. Y lo mas asombroso es que no hemos finalizado de escribir la BDD_Spec, no por supuesto, hemos intentado hacer que el codigo del DDD_Aggregate_Root Cargo cumpla con la BDD_Spec (pase el test).</text:p>
      <text:p text:style-name="P3"/>
      <text:p text:style-name="P3">Una ultima cuestion interesante antes de proseguir es que el codigo referente a todas <text:soft-page-break/>estas clases e interfaces que se derivan de la BDD_Spec, se encuentran en el propio fichero de la BDD_Spec:</text:p>
      <text:p text:style-name="P3"/>
      <text:p text:style-name="P9"><text:span text:style-name="T8">using</text:span><text:span text:style-name="T15"> System;</text:span></text:p>
      <text:p text:style-name="P8"><text:span text:style-name="T8">using</text:span><text:span text:style-name="T15"> dddsample.domain.model.cargo.aggregate;</text:span></text:p>
      <text:p text:style-name="P8"><text:span text:style-name="T8">using</text:span><text:span text:style-name="T15"> dddsample.domain.shared;</text:span></text:p>
      <text:p text:style-name="P8"><text:span text:style-name="T8">using</text:span><text:span text:style-name="T15"> Machine.Specifications;</text:span></text:p>
      <text:p text:style-name="P8"><text:span text:style-name="T8">using</text:span><text:span text:style-name="T15"> Machine.Specifications.DevelopWithPassion.Rhino;</text:span></text:p>
      <text:p text:style-name="P8"><text:span text:style-name="T8">using</text:span><text:span text:style-name="T15"> Rhino.Mocks;</text:span></text:p>
      <text:p text:style-name="P18"/>
      <text:p text:style-name="P8"><text:span text:style-name="T8">namespace</text:span><text:span text:style-name="T15"> dddsample.specs.domain.model.cargo.aggregate</text:span></text:p>
      <text:p text:style-name="P18">{</text:p>
      <text:p text:style-name="P8"><text:span text:style-name="T15"><text:s text:c="4"/></text:span><text:span text:style-name="T8">public</text:span><text:span text:style-name="T15"> </text:span><text:span text:style-name="T8">abstract</text:span><text:span text:style-name="T15"> </text:span><text:span text:style-name="T8">class</text:span><text:span text:style-name="T15"> </text:span><text:span text:style-name="T25">concern_for_cargo</text:span><text:span text:style-name="T15"> : </text:span><text:span text:style-name="T25">Observes</text:span><text:span text:style-name="T15">&lt;</text:span><text:span text:style-name="T34">ICargo</text:span><text:span text:style-name="T15">, </text:span><text:span text:style-name="T25">Cargo</text:span><text:span text:style-name="T15">&gt; {}</text:span></text:p>
      <text:p text:style-name="P18"/>
      <text:p text:style-name="P8"><text:span text:style-name="T15"><text:s text:c="4"/></text:span><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18"><text:s text:c="4"/>{</text:p>
      <text:p text:style-name="P8"><text:span text:style-name="T15"><text:s text:c="8"/></text:span><text:span text:style-name="T34">It</text:span><text:span text:style-name="T15"> should_provide_the_cargo_id = () =&gt; result.ShouldEqual(tracking_id);</text:span></text:p>
      <text:p text:style-name="P18"/>
      <text:p text:style-name="P8"><text:span text:style-name="T15"><text:s text:c="8"/></text:span><text:span text:style-name="T8">static</text:span><text:span text:style-name="T15"> </text:span><text:span text:style-name="T34">ITrackingId</text:span><text:span text:style-name="T15"> tracking_id;</text:span></text:p>
      <text:p text:style-name="P8"><text:span text:style-name="T15"><text:s text:c="8"/></text:span><text:span text:style-name="T8">static</text:span><text:span text:style-name="T15"> </text:span><text:span text:style-name="T34">ITrackingId</text:span><text:span text:style-name="T15"> result;</text:span></text:p>
      <text:p text:style-name="P18"><text:s text:c="4"/>}</text:p>
      <text:p text:style-name="P18"/>
      <text:p text:style-name="P8"><text:span text:style-name="T15"><text:s text:c="4"/></text:span><text:span text:style-name="T8">public</text:span><text:span text:style-name="T15"> </text:span><text:span text:style-name="T8">interface</text:span><text:span text:style-name="T15"> </text:span><text:span text:style-name="T34">ICargo</text:span><text:span text:style-name="T15"> { }</text:span></text:p>
      <text:p text:style-name="P18"/>
      <text:p text:style-name="P8"><text:span text:style-name="T15"><text:s text:c="4"/></text:span><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18"><text:s text:c="4"/>{</text:p>
      <text:p text:style-name="P8"><text:span text:style-name="T15"><text:s text:c="8"/></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18"><text:s text:c="8"/>{</text:p>
      <text:p text:style-name="P8"><text:span text:style-name="T15"><text:s text:c="12"/></text:span><text:span text:style-name="T8">throw</text:span><text:span text:style-name="T15"> </text:span><text:span text:style-name="T8">new</text:span><text:span text:style-name="T15"> </text:span><text:span text:style-name="T37">NotImplementedException</text:span><text:span text:style-name="T16">();</text:span></text:p>
      <text:p text:style-name="P19"><text:s text:c="8"/>}</text:p>
      <text:p text:style-name="P19"><text:s text:c="4"/>}</text:p>
      <text:p text:style-name="P19"/>
      <text:p text:style-name="P8"><text:span text:style-name="T16"><text:s text:c="4"/></text:span><text:span text:style-name="T9">public</text:span><text:span text:style-name="T16"> </text:span><text:span text:style-name="T9">interface</text:span><text:span text:style-name="T16"> </text:span><text:span text:style-name="T35">ITrackingId</text:span><text:span text:style-name="T16"> { }</text:span></text:p>
      <text:p text:style-name="P19">}</text:p>
      <text:p text:style-name="P3"/>
      <text:p text:style-name="P3">Esto es una practica habitual (que no obligatoria) de <text:s/>BDD y del TDD, ya que de esta forma, mientras vamos guiando, generando el codigo, mantenemos un control visual mas directo de los elementos que entran en juego.</text:p>
      <text:p text:style-name="P3"/>
      <text:p text:style-name="P3">Cuando separemos las clase e interfaces y las enviemos a donde deben residir, lo especificaremos. Por el momento, y hasta que no se diga lo contrario, todo el codigo que creemos se encuentra en en fichero CargoSpec.cs.</text:p>
      <text:p text:style-name="P3"/>
      <text:p text:style-name="P3">Retomamos en este punto al BDD_Spec.</text:p>
      <text:p text:style-name="P3"/>
      <text:p text:style-name="P3">Para desencadenar el comportamiento que estamos creando, necesitamos invocar al SUT a traves de un bloque BECAUSE:</text:p>
      <text:p text:style-name="P3"/>
      <text:p text:style-name="P9"><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18">{</text:p>
      <text:p text:style-name="P8"><text:span text:style-name="T15"><text:s text:c="4"/></text:span><text:span text:style-name="T34">Because</text:span><text:span text:style-name="T15"> of = () =&gt; result = sut.</text:span><text:span text:style-name="T29">tracking_id</text:span><text:span text:style-name="T15">();</text:span></text:p>
      <text:p text:style-name="P18"/>
      <text:p text:style-name="P8"><text:span text:style-name="T15"><text:s text:c="4"/></text:span><text:span text:style-name="T34">It</text:span><text:span text:style-name="T15"> should_provide_the_cargo_id = () =&gt; result.ShouldEqual(tracking_id);</text:span></text:p>
      <text:p text:style-name="P18"/>
      <text:p text:style-name="P8"><text:span text:style-name="T15"><text:s text:c="4"/></text:span><text:span text:style-name="T8">static</text:span><text:span text:style-name="T15"> </text:span><text:span text:style-name="T34">ITrackingId</text:span><text:span text:style-name="T15"> tracking_id;</text:span></text:p>
      <text:p text:style-name="P8"><text:span text:style-name="T15"><text:s text:c="4"/></text:span><text:span text:style-name="T8">static</text:span><text:span text:style-name="T15"> </text:span><text:span text:style-name="T34">ITrackingId</text:span><text:span text:style-name="T15"> result;</text:span></text:p>
      <text:p text:style-name="P18">}</text:p>
      <text:p text:style-name="P3"/>
      <text:p text:style-name="P3">donde definimos como pretendemos invocar al metodo del SUT que desencadena la funcionalidad, tracking_id(). Esta en color rojo, porque todavia no lo hemos creado (otro cuestion importante, escribimos codigo en la BDD_Spec que invoca metodos que ni siquiera existen).</text:p>
      <text:p text:style-name="P3"><text:soft-page-break/></text:p>
      <text:p text:style-name="P3">Para solucionarlo, necesitamos, en este orden, generar el metodo tracking_id() en la interface ICargo:</text:p>
      <text:p text:style-name="P3"/>
      <text:p text:style-name="P9"><text:span text:style-name="T8">public</text:span><text:span text:style-name="T15"> </text:span><text:span text:style-name="T8">interface</text:span><text:span text:style-name="T15"> </text:span><text:span text:style-name="T34">ICargo</text:span><text:span text:style-name="T15"> </text:span></text:p>
      <text:p text:style-name="P18">{</text:p>
      <text:p text:style-name="P8"><text:span text:style-name="T15"><text:s text:c="4"/></text:span><text:span text:style-name="T34">ITrackingId</text:span><text:span text:style-name="T15"> tracking_id();</text:span></text:p>
      <text:p text:style-name="P18">}</text:p>
      <text:p text:style-name="P3"/>
      <text:p text:style-name="P3">De esta forma se ha ido el color rojo de nuestra BDD_Spec:</text:p>
      <text:p text:style-name="P3"/>
      <text:p text:style-name="P9"><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18">{</text:p>
      <text:p text:style-name="P8"><text:span text:style-name="T15"><text:s text:c="4"/></text:span><text:span text:style-name="T34">Because</text:span><text:span text:style-name="T15"> of = () =&gt; result = sut.tracking_id();</text:span></text:p>
      <text:p text:style-name="P18"/>
      <text:p text:style-name="P8"><text:span text:style-name="T15"><text:s text:c="4"/></text:span><text:span text:style-name="T34">It</text:span><text:span text:style-name="T15"> should_provide_the_cargo_id = () =&gt; result.ShouldEqual(tracking_id);</text:span></text:p>
      <text:p text:style-name="P18"/>
      <text:p text:style-name="P8"><text:span text:style-name="T15"><text:s text:c="4"/></text:span><text:span text:style-name="T8">static</text:span><text:span text:style-name="T15"> </text:span><text:span text:style-name="T34">ITrackingId</text:span><text:span text:style-name="T15"> tracking_id;</text:span></text:p>
      <text:p text:style-name="P8"><text:span text:style-name="T15"><text:s text:c="4"/></text:span><text:span text:style-name="T8">static</text:span><text:span text:style-name="T15"> </text:span><text:span text:style-name="T34">ITrackingId</text:span><text:span text:style-name="T15"> result;</text:span></text:p>
      <text:p text:style-name="P18">}</text:p>
      <text:p text:style-name="P3"/>
      <text:p text:style-name="P3">Pero nos encontramos con que nuestro DDD_Aggregate_Root Cargo no implementa todos los metodos de ICargo, lo que nos obliga a implementarlo (lanzando una excepcion que diga que no esta implementado):</text:p>
      <text:p text:style-name="P3"/>
      <text:p text:style-name="P9"><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18">{</text:p>
      <text:p text:style-name="P8"><text:span text:style-name="T15"><text:s text:c="4"/></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18"><text:s text:c="4"/>{</text:p>
      <text:p text:style-name="P8"><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19"><text:s text:c="4"/>}</text:p>
      <text:p text:style-name="P19"/>
      <text:p text:style-name="P8"><text:span text:style-name="T16"><text:s text:c="4"/></text:span><text:span text:style-name="T9">public</text:span><text:span text:style-name="T16"> </text:span><text:span text:style-name="T35">ITrackingId</text:span><text:span text:style-name="T16"> tracking_id()</text:span></text:p>
      <text:p text:style-name="P19"><text:s text:c="4"/>{</text:p>
      <text:p text:style-name="P8"><text:span text:style-name="T16"><text:s text:c="8"/></text:span><text:span text:style-name="T9">throw</text:span><text:span text:style-name="T16"> </text:span><text:span text:style-name="T9">new</text:span><text:span text:style-name="T16"> </text:span><text:span text:style-name="T37">NotImplementedException</text:span><text:span text:style-name="T16">();</text:span></text:p>
      <text:p text:style-name="P19"><text:s text:c="4"/>}</text:p>
      <text:p text:style-name="P19">}</text:p>
      <text:p text:style-name="P3"><text:s/></text:p>
      <text:p text:style-name="P3">Y aqui terminaria la reaccion en cadena provocada or el bolque BECAUSE.</text:p>
      <text:p text:style-name="P3"/>
      <text:p text:style-name="P3">Lo siguiente que necesitamos en nuestra BDD_Spec (no nos cansaremos de repetir que en estos momentos estamos escribiendo la BDD_Spec y que el codigo resultante de ICargo, Cargo e ITrackingId son parte del proceso de diseño de estas clases derivado del proceso de escribir la BDD_Spec), es establecer el contexto necesario para que podamos siquiera ejecutarla. Para ello necesitamos un bloque ESTABLISH, que volvera a desencadenar otra reaccion en cadena:</text:p>
      <text:p text:style-name="P3"/>
      <text:p text:style-name="P9"><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18">{</text:p>
      <text:p text:style-name="P8"><text:span text:style-name="T15"><text:s text:c="4"/></text:span><text:span text:style-name="T34">Establish</text:span><text:span text:style-name="T15"> context = () =&gt;</text:span></text:p>
      <text:p text:style-name="P18"><text:s text:c="4"/>{</text:p>
      <text:p text:style-name="P8"><text:span text:style-name="T15"><text:s text:c="8"/>tracking_id = the_dependency&lt;</text:span><text:span text:style-name="T34">ITrackingId</text:span><text:span text:style-name="T15">&gt;();</text:span></text:p>
      <text:p text:style-name="P8"><text:span text:style-name="T15"><text:s text:c="8"/></text:span><text:span text:style-name="T29">route_specification</text:span><text:span text:style-name="T15"> = the_dependency&lt;</text:span><text:span text:style-name="T29">IRouteSpecification</text:span><text:span text:style-name="T15">&gt;();</text:span></text:p>
      <text:p text:style-name="P18"><text:s text:c="4"/>};</text:p>
      <text:p text:style-name="P18"/>
      <text:p text:style-name="P8"><text:span text:style-name="T15"><text:s text:c="4"/></text:span><text:span text:style-name="T34">Because</text:span><text:span text:style-name="T15"> of = () =&gt; result = sut.tracking_id();</text:span></text:p>
      <text:p text:style-name="P18"/>
      <text:p text:style-name="P8"><text:span text:style-name="T15"><text:s text:c="4"/></text:span><text:span text:style-name="T34">It</text:span><text:span text:style-name="T15"> should_provide_the_cargo_id = () =&gt; result.ShouldEqual(tracking_id);</text:span></text:p>
      <text:p text:style-name="P18"/>
      <text:p text:style-name="P8"><text:span text:style-name="T15"><text:s text:c="4"/></text:span><text:span text:style-name="T8">static</text:span><text:span text:style-name="T15"> </text:span><text:span text:style-name="T34">ITrackingId</text:span><text:span text:style-name="T15"> tracking_id;</text:span></text:p>
      <text:p text:style-name="P8"><text:span text:style-name="T15"><text:s text:c="4"/></text:span><text:span text:style-name="T8">static</text:span><text:span text:style-name="T15"> </text:span><text:span text:style-name="T34">ITrackingId</text:span><text:span text:style-name="T15"> result;</text:span></text:p>
      <text:p text:style-name="P18">}</text:p>
      <text:p text:style-name="P3"><text:soft-page-break/></text:p>
      <text:p text:style-name="P3">Antes de ponernos a la tarea de corregir el codigo en color rojo, debemos entender que es lo que hemos hecho con el codigo nuevo.</text:p>
      <text:p text:style-name="P3"/>
      <text:p text:style-name="P3">Le estamos diciendo, a traves de the_dependency&lt;T&gt;(), que tracking_id y route_specification son parametros necesarios para construir el SUT (es decir el DDD_Aggregate_Root Cargo).</text:p>
      <text:p text:style-name="P3"/>
      <text:p text:style-name="P3">Para corregir el colo rojo empezamos por generar la interface IRouteSpecification:</text:p>
      <text:p text:style-name="P3"/>
      <text:p text:style-name="P15"><text:span text:style-name="T5">public</text:span><text:span text:style-name="T13"> </text:span><text:span text:style-name="T5">interface</text:span><text:span text:style-name="T13"> </text:span><text:span text:style-name="T32">IRouteSpecification </text:span><text:span text:style-name="T15">{}</text:span></text:p>
      <text:p text:style-name="P3"/>
      <text:p text:style-name="P3">y creamos el campo (field) route_specification del tipo IRouteSpecification:</text:p>
      <text:p text:style-name="P3"/>
      <text:p text:style-name="P9"><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18">{</text:p>
      <text:p text:style-name="P8"><text:span text:style-name="T15"><text:s text:c="4"/></text:span><text:span text:style-name="T34">Establish</text:span><text:span text:style-name="T15"> context = () =&gt;</text:span></text:p>
      <text:p text:style-name="P18"><text:s text:c="4"/>{</text:p>
      <text:p text:style-name="P8"><text:span text:style-name="T15"><text:s text:c="8"/>tracking_id = the_dependency&lt;</text:span><text:span text:style-name="T34">ITrackingId</text:span><text:span text:style-name="T15">&gt;();</text:span></text:p>
      <text:p text:style-name="P8"><text:span text:style-name="T15"><text:s text:c="8"/>route_specification = the_dependency&lt;</text:span><text:span text:style-name="T34">IRouteSpecification</text:span><text:span text:style-name="T15">&gt;();</text:span></text:p>
      <text:p text:style-name="P18"><text:s text:c="4"/>};</text:p>
      <text:p text:style-name="P18"/>
      <text:p text:style-name="P8"><text:span text:style-name="T15"><text:s text:c="4"/></text:span><text:span text:style-name="T34">Because</text:span><text:span text:style-name="T15"> of = () =&gt; result = sut.tracking_id();</text:span></text:p>
      <text:p text:style-name="P18"/>
      <text:p text:style-name="P8"><text:span text:style-name="T15"><text:s text:c="4"/></text:span><text:span text:style-name="T34">It</text:span><text:span text:style-name="T15"> should_provide_the_cargo_id = () =&gt; result.ShouldEqual(tracking_id);</text:span></text:p>
      <text:p text:style-name="P18"/>
      <text:p text:style-name="P8"><text:span text:style-name="T15"><text:s text:c="4"/></text:span><text:span text:style-name="T8">static</text:span><text:span text:style-name="T15"> </text:span><text:span text:style-name="T34">ITrackingId</text:span><text:span text:style-name="T15"> tracking_id;</text:span></text:p>
      <text:p text:style-name="P8"><text:span text:style-name="T15"><text:s text:c="4"/></text:span><text:span text:style-name="T8">static</text:span><text:span text:style-name="T15"> </text:span><text:span text:style-name="T34">ITrackingId</text:span><text:span text:style-name="T15"> result;</text:span></text:p>
      <text:p text:style-name="P8"><text:span text:style-name="T15"><text:s text:c="4"/></text:span><text:span text:style-name="T8">static</text:span><text:span text:style-name="T15"> </text:span><text:span text:style-name="T34">IRouteSpecification</text:span><text:span text:style-name="T15"> route_specification;</text:span></text:p>
      <text:p text:style-name="P18">}</text:p>
      <text:p text:style-name="P3"/>
      <text:p text:style-name="P3">y con esto finalizamos la BDD_Spec:</text:p>
      <text:p text:style-name="P3"/>
      <text:p text:style-name="P23">When asked about its tracking identificator</text:p>
      <text:p text:style-name="P24">» It should provide the cargo id</text:p>
      <text:p text:style-name="P3"/>
      <text:p text:style-name="P3">Si bien, la reaccion en cadena todavia no se ha detenido, ya que si definimos dos parametros (tracking_id, route_specification) necesarios para crear el SUT, necesitaremos un contructor que los admita, y por el momento nuestro DDD_Aggregate_Root Cargo, no dispone de ninguno, por lo tanto necesitamos:</text:p>
      <text:p text:style-name="P3"/>
      <text:p text:style-name="P9"><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18">{</text:p>
      <text:p text:style-name="P8"><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18"/>
      <text:p text:style-name="P8"><text:span text:style-name="T15"><text:s text:c="4"/></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18"><text:s text:c="4"/>{</text:p>
      <text:p text:style-name="P8"><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19"><text:s text:c="4"/>}</text:p>
      <text:p text:style-name="P19"/>
      <text:p text:style-name="P8"><text:span text:style-name="T16"><text:s text:c="4"/></text:span><text:span text:style-name="T9">public</text:span><text:span text:style-name="T16"> </text:span><text:span text:style-name="T35">ITrackingId</text:span><text:span text:style-name="T16"> tracking_id()</text:span></text:p>
      <text:p text:style-name="P19"><text:s text:c="4"/>{</text:p>
      <text:p text:style-name="P8"><text:span text:style-name="T16"><text:s text:c="8"/></text:span><text:span text:style-name="T9">throw</text:span><text:span text:style-name="T16"> </text:span><text:span text:style-name="T9">new</text:span><text:span text:style-name="T16"> </text:span><text:span text:style-name="T37">NotImplementedException</text:span><text:span text:style-name="T16">();</text:span></text:p>
      <text:p text:style-name="P19"><text:s text:c="4"/>}</text:p>
      <text:p text:style-name="P19">}</text:p>
      <text:p text:style-name="P3"/>
      <text:p text:style-name="P3">Una ultima consecuencia de la reaccion en cadena seria considerar la naturaleza de IRouteSpecification, ya que tal y como la DDD_Intention_Revealing_Interface IRouteSpecification indica a traves de la parte "Specification", parece claro que tratamos con un interface que deberia a su vez implementar la interface ISpecification&lt;T&gt;, y de hecho este es el caso. Sin embargo todavia no queda clara la naturaleza del Generico &lt;T&gt;. Por ello, creemos que hasta que no sea completamente <text:soft-page-break/>imprescindible, no haremos que IRouteSpecification implemente ISpecification&lt;T&gt;. Pero tomamos nota.</text:p>
      <text:p text:style-name="P3"/>
      <text:p text:style-name="P3">Llegados a este punto, ejecutamos la BDD_Spec (puesto que poco a poco hemos ido preocupandonos de que "compilase", lease "eliminar el codigo de color rojo").</text:p>
      <text:p text:style-name="P3"/>
      <text:p text:style-name="P3">En nuestro caso hemos decidido ejecutar la BDD_Spec usando TestDriven.NET, obteniendo el siguiente resultado:</text:p>
      <text:p text:style-name="P3"/>
      <text:p text:style-name="P23">------ Test started: Assembly: dddsample.specs.dll ------</text:p>
      <text:p text:style-name="P27"/>
      <text:p text:style-name="P27">when asked about its tracking identificator</text:p>
      <text:p text:style-name="P27">» should provide the cargo id (FAIL)</text:p>
      <text:p text:style-name="P27"/>
      <text:p text:style-name="P27">Test 'should provide the cargo id' failed:</text:p>
      <text:p text:style-name="P27"><text:tab/>System.Reflection.TargetInvocationException: Exception has been thrown by the target of an invocation. ---&gt; System.NotImplementedException: The method or operation is not implemented.</text:p>
      <text:p text:style-name="P27"><text:tab/>domain\model\cargo.aggregate\CargoSpecs.cs(49,0): at dddsample.specs.domain.model.cargo.aggregate.Cargo.tracking_id()</text:p>
      <text:p text:style-name="P27"><text:tab/>domain\model\cargo.aggregate\CargoSpecs.cs(20,0): at dddsample.specs.domain.model.cargo.aggregate.when_asked_about_its_tracking_identificator.&lt;.ctor&gt;b__1()</text:p>
      <text:p text:style-name="P27"><text:tab/> <text:s text:c="2"/>--- End of inner exception stack trace ---</text:p>
      <text:p text:style-name="P27"><text:tab/>at System.RuntimeMethodHandle._InvokeMethodFast(IRuntimeMethodInfo method, Object target, Object[] arguments, SignatureStruct&amp; sig, MethodAttributes methodAttributes, RuntimeType typeOwner)</text:p>
      <text:p text:style-name="P27"><text:tab/>at System.RuntimeMethodHandle.InvokeMethodFast(IRuntimeMethodInfo method, Object target, Object[] arguments, Signature sig, MethodAttributes methodAttributes, RuntimeType typeOwner)</text:p>
      <text:p text:style-name="P27"><text:tab/>at System.Reflection.RuntimeMethodInfo.Invoke(Object obj, BindingFlags invokeAttr, Binder binder, Object[] parameters, CultureInfo culture, Boolean skipVisibilityChecks)</text:p>
      <text:p text:style-name="P27"><text:tab/>at System.Delegate.DynamicInvokeImpl(Object[] args)</text:p>
      <text:p text:style-name="P27"><text:tab/>at System.Delegate.DynamicInvoke(Object[] args)</text:p>
      <text:p text:style-name="P27"><text:tab/>at Machine.Specifications.Utility.RandomExtensionMethods.&lt;InvokeAll&gt;b__1(Delegate item)</text:p>
      <text:p text:style-name="P27"><text:tab/>at Machine.Specifications.Utility.RandomExtensionMethods.Each[T](IEnumerable`1 enumerable, Action`1 action)</text:p>
      <text:p text:style-name="P27"><text:tab/>at Machine.Specifications.Utility.RandomExtensionMethods.InvokeAll(IEnumerable`1 actions)</text:p>
      <text:p text:style-name="P27"><text:tab/>at Machine.Specifications.Utility.RandomExtensionMethods.InvokeAll(IEnumerable`1 becauseActions)</text:p>
      <text:p text:style-name="P27"><text:tab/>at Machine.Specifications.Model.Context.EstablishContext()</text:p>
      <text:p text:style-name="P27"/>
      <text:p text:style-name="P27">0 passed, 1 failed, 0 skipped, took 1,14 seconds (Machine.Specifications 0.3.0).</text:p>
      <text:p text:style-name="P3"/>
      <text:p text:style-name="P3">que confirma que ha compilado pero que ha fallado (tal y como esperabamos, pues no hemos implementado nada que nos permita disponer de la funcionalidad sugerida por la BDD_Spec).</text:p>
      <text:p text:style-name="P3"/>
      <text:p text:style-name="P3">Analicemos brevemente el log resultante de la ejecucion de la BDD_Spec.</text:p>
      <text:p text:style-name="P3"/>
      <text:p text:style-name="P3">Sabemos que falla por tres cosas. Primero</text:p>
      <text:p text:style-name="P3"/>
      <text:p text:style-name="P27">when asked about its tracking identificator</text:p>
      <text:p text:style-name="P24">» should provide the cargo id (FAIL)</text:p>
      <text:p text:style-name="P3"/>
      <text:p text:style-name="P3">Dificil no notar ese (FAIL). Segundo:</text:p>
      <text:p text:style-name="P3"/>
      <text:p text:style-name="P24">Test 'should provide the cargo id' failed:</text:p>
      <text:p text:style-name="P3"/>
      <text:p text:style-name="P3">Sin comentarios. Tercero:</text:p>
      <text:p text:style-name="P3"/>
      <text:p text:style-name="P24">0 passed, 1 failed, 0 skipped, took 1,14 seconds (Machine.Specifications 0.3.0).</text:p>
      <text:p text:style-name="P3"/>
      <text:p text:style-name="P3"><text:soft-page-break/>"0 passed, 1 failed". Como en el caso anterior sobran mas comentarios.</text:p>
      <text:p text:style-name="P3"/>
      <text:p text:style-name="P3">Todo el grueso del mensaje, carece de relevancia para nosotros (no siempre va a ser asi, ya que habra veces, cuando creamos que todo deberia ir bien y no va, que nos indicara donde puede estar nuestro error).</text:p>
      <text:p text:style-name="P3"/>
      <text:p text:style-name="P3">Vamos por tanto a escribir el codigo necesario para que ese (FAIL) desparezca.</text:p>
      <text:p text:style-name="P3"/>
      <text:p text:style-name="P3">Nos centramos ahora en la clase Cargo, en su cosntructor y en su metodo tracking_id().</text:p>
      <text:p text:style-name="P3">El codigo necesario para hacer que le test pase, no es complejo en absoluto, sin embargo, al escribir solo el codigo necesario para que pase, si que es probable que se produzcan sorpresas, y no tanto por el codigo escrito, como por el no escrito.</text:p>
      <text:p text:style-name="P3"/>
      <text:p text:style-name="P3">La BDD_Spec nos esta pidiendo que le devolvamos el identificador del DDD_Aggregate_Root Cargo. Como lo consigas (el orden de los pasos que des), no es relevante, a nuestro juicio, por ello ponemos la clase Cargo resultante sin mas:</text:p>
      <text:p text:style-name="P3"/>
      <text:p text:style-name="P9"><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18">{</text:p>
      <text:p text:style-name="P8"><text:span text:style-name="T15"><text:s text:c="4"/></text:span><text:span text:style-name="T8">readonly</text:span><text:span text:style-name="T15"> </text:span><text:span text:style-name="T34">ITrackingId</text:span><text:span text:style-name="T15"> underlying_tracking_id;</text:span></text:p>
      <text:p text:style-name="P18"/>
      <text:p text:style-name="P8"><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18"><text:s text:c="4"/>{</text:p>
      <text:p text:style-name="P8"><text:span text:style-name="T15"><text:s text:c="8"/></text:span><text:span text:style-name="T8">this</text:span><text:span text:style-name="T15">.underlying_tracking_id = tracking_id;</text:span></text:p>
      <text:p text:style-name="P18"><text:s text:c="4"/>}</text:p>
      <text:p text:style-name="P18"/>
      <text:p text:style-name="P8"><text:span text:style-name="T15"><text:s text:c="4"/></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18"><text:s text:c="4"/>{</text:p>
      <text:p text:style-name="P8"><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19"><text:s text:c="4"/>}</text:p>
      <text:p text:style-name="P19"/>
      <text:p text:style-name="P8"><text:span text:style-name="T16"><text:s text:c="4"/></text:span><text:span text:style-name="T9">public</text:span><text:span text:style-name="T16"> </text:span><text:span text:style-name="T35">ITrackingId</text:span><text:span text:style-name="T16"> tracking_id()</text:span></text:p>
      <text:p text:style-name="P19"><text:s text:c="4"/>{</text:p>
      <text:p text:style-name="P8"><text:span text:style-name="T16"><text:s text:c="8"/></text:span><text:span text:style-name="T9">return</text:span><text:span text:style-name="T16"> </text:span><text:span text:style-name="T9">this</text:span><text:span text:style-name="T16">.underlying_tracking_id;</text:span></text:p>
      <text:p text:style-name="P19"><text:s text:c="4"/>}</text:p>
      <text:p text:style-name="P19">}</text:p>
      <text:p text:style-name="P3"/>
      <text:p text:style-name="P3">Sin embargo, si te interesa conocer el orden en que hemos creado el codigo, comentar que, de forma innata, tendemos a seguir el flujo de ejecucion.</text:p>
      <text:p text:style-name="P3"/>
      <text:p text:style-name="P3">Es decir, primero se produce la creacion del objeto, en el constructor, por lo que escribimos:</text:p>
      <text:p text:style-name="P3"/>
      <text:p text:style-name="P9"><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18">{</text:p>
      <text:p text:style-name="P8"><text:span text:style-name="T15"><text:s text:c="4"/></text:span><text:span text:style-name="T8">this</text:span><text:span text:style-name="T15">.</text:span><text:span text:style-name="T29">underlying_tracking_id</text:span><text:span text:style-name="T15"> = tracking_id;</text:span></text:p>
      <text:p text:style-name="P18">}</text:p>
      <text:p text:style-name="P3"/>
      <text:p text:style-name="P3">y nos encontramos con nuestro viejo amigo el codigo de color rojo, ya que underlying_tracking_id no existe todavia.</text:p>
      <text:p text:style-name="P3"/>
      <text:p text:style-name="P3">Siguiendo el camino que nos marca el rojo (y en este caso ademas, es el camino del flujo de ejecucion), solucionamos este problema creando el campo underlying_tracking_id, que <text:s/>nos permite almacenar internamente el identificador:</text:p>
      <text:p text:style-name="P3"/>
      <text:p text:style-name="P9"><text:span text:style-name="T34">ITrackingId</text:span><text:span text:style-name="T15"> underlying_tracking_id;</text:span></text:p>
      <text:p text:style-name="P3"/>
      <text:p text:style-name="P3">Una vez hecho esto, devolvemos el dato pedido:</text:p>
      <text:p text:style-name="P3"/>
      <text:p text:style-name="P9"><text:span text:style-name="T8">public</text:span><text:span text:style-name="T15"> </text:span><text:span text:style-name="T34">ITrackingId</text:span><text:span text:style-name="T15"> tracking_id()</text:span></text:p>
      <text:p text:style-name="P18">{</text:p>
      <text:p text:style-name="P8"><text:span text:style-name="T15"><text:s text:c="4"/></text:span><text:span text:style-name="T8">return</text:span><text:span text:style-name="T15"> </text:span><text:span text:style-name="T8">this</text:span><text:span text:style-name="T15">.underlying_tracking_id;</text:span></text:p>
      <text:p text:style-name="P18"><text:soft-page-break/>}</text:p>
      <text:p text:style-name="P3"/>
      <text:p text:style-name="P3">y ya esta. ¿Ya esta?. No, hay algo que nos falta. El identificador no es algo que queremos que se vaya modificando por ahi, sino que es algo que una vez asignado por el constructor, "es para toda la vida". Asi que:</text:p>
      <text:p text:style-name="P3"/>
      <text:p text:style-name="P9"><text:span text:style-name="T8">readonly</text:span><text:span text:style-name="T15"> </text:span><text:span text:style-name="T34">ITrackingId</text:span><text:span text:style-name="T15"> underlying_tracking_id;</text:span></text:p>
      <text:p text:style-name="P3"/>
      <text:p text:style-name="P3">y ahora si que hemos terminado.</text:p>
      <text:p text:style-name="P3"/>
      <text:p text:style-name="P3">Antes de hacer ningun comentario corremos la BDD_Spec para ver si con esto es suficiente:</text:p>
      <text:p text:style-name="P3"/>
      <text:p text:style-name="P23">------ Test started: Assembly: dddsample.specs.dll ------</text:p>
      <text:p text:style-name="P27"/>
      <text:p text:style-name="P27">when asked about its tracking identificator</text:p>
      <text:p text:style-name="P27">» should provide the cargo id</text:p>
      <text:p text:style-name="P27"/>
      <text:p text:style-name="P27"/>
      <text:p text:style-name="P27">1 passed, 0 failed, 0 skipped, took 0,88 seconds (Machine.Specifications 0.3.0).</text:p>
      <text:p text:style-name="P3"/>
      <text:p text:style-name="P3">Ha habido suerte. El test pasa. Hemos completado nuestra primera BDD_Spec y el codigo que hace que todo funcione. Ya tenemos lista la primera caracteristica de nuestro programa (La implementacion del DDD_Specification de la seccion anterior, es mas codigo de infraestructura que no de dominio propiamente dicho).</text:p>
      <text:p text:style-name="P3"/>
      <text:p text:style-name="P3">Vamos con los comentarios:</text:p>
      <text:p text:style-name="P3"/>
      <text:list xml:id="list32311158" text:style-name="L4">
        <text:list-item>
          <text:p text:style-name="P32">Deberia llamarnos la atencion que el constructor reciba dos parametros y solo use uno. Y lo mas increible es de todo compila y funciona. Esto dice mucho de la potencia y flexibilidad del BDD, ya que te permite centrarte en una sola cosa a la vez.</text:p>
        </text:list-item>
        <text:list-item>
          <text:p text:style-name="P32">El metodo heredado de IEntity&lt;T&gt; (has_the_same_identity_as()) ni siquiera esta implementado (devuelve una excepcion). Nuevamente, esto es algo que no debe extrañarnos si practicamos BDD, ya que al utilizar interfaces en vez de clases concretas siempre que podemos, nos permite este tipo de flexibilidad. Cuando decidamos que queremos crear una BDD_Spec sobre has_the_same_identity_as() ya lo implementaremos. Nosotros tenemos el control sobre que y cuando se implementan las cosas. </text:p>
        </text:list-item>
        <text:list-item>
          <text:p text:style-name="P32">¿Como puedes decir que hemos avanzado si esto parece un galimatias de interfaces absurdas que ni siquiera tienen nada dentro como es el caso de ITrackingId o IRouteSpecification? Esta reaccion es comun cuando te encuentras dando los primeros pasos con el BDD (es exactamente lo mismo si practicas "TDD mockista"). No vamos a mentir, al principio cuesta llevar el ritmo y no perderse, pero con un poco de experiencia y algo de voluntad, esa sensacion de sentirse abrumado por tener que: </text:p>
          <text:p text:style-name="P32"/>
          <text:list>
            <text:list-item>
              <text:p text:style-name="P32">Crear la BDD_Spec</text:p>
            </text:list-item>
            <text:list-item>
              <text:p text:style-name="P32">Diseñar</text:p>
            </text:list-item>
            <text:list-item>
              <text:p text:style-name="P32">Manejar las interacciones entre objetos y</text:p>
            </text:list-item>
            <text:list-item>
              <text:p text:style-name="P32">Finalmente implementar</text:p>
            </text:list-item>
          </text:list>
          <text:p text:style-name="P32"/>
          <text:p text:style-name="P32">desaparece y lo mas curioso es que pasas a sentir algo parecido cuando te encuentras con codigo fuente que no sigue el paradigma del BDD, o al menos dispone de una suite de tests bien diseñada.</text:p>
        </text:list-item>
        <text:list-item>
          <text:p text:style-name="P32"><text:s/></text:p>
        </text:list-item>
      </text:list>
      <text:p text:style-name="P3"/>
      <text:p text:style-name="P3">NOTA: Mostrar el orden en el que escribimos el codigo ya que va con el flujo de los datos: entra por el constructor, se almacena internamente y finalmente se devuelve via return.</text:p>
      <text:p text:style-name="P3">FIN NOTA:</text:p>
      <text:p text:style-name="P3"/>
      <text:p text:style-name="P3">Y con esto finalizamos el ciclo de la primera BDD_Spec:</text:p>
      <text:p text:style-name="P3"><text:soft-page-break/></text:p>
      <text:p text:style-name="P27">When asked about its tracking identificator</text:p>
      <text:p text:style-name="P24">» It should provide the cargo id</text:p>
      <text:p text:style-name="P3"/>
      <text:p text:style-name="P3">A continuacion vamos a realizar un par de refactorizaciones mas cosmeticas que otra cosa para que nos ayude a poner todo lo que vamos escribiendo en su sitio.</text:p>
      <text:p text:style-name="P3"/>
      <text:p text:style-name="P3">Es evidente que el lugar de Cargo, ICargo, ITrackingId no puede ser el fichero CargoSpec.cs (de hecho ya habiamos comentado algo sobre el tema), y mas concretamente el namespace:</text:p>
      <text:p text:style-name="P3"/>
      <text:p text:style-name="P9"><text:span text:style-name="T8">namespace</text:span><text:span text:style-name="T15"> dddsample.specs.domain.model.cargo.aggregate</text:span></text:p>
      <text:p text:style-name="P3"/>
      <text:p text:style-name="P3">claramente destinado a la "specs".</text:p>
      <text:p text:style-name="P3"/>
      <text:p text:style-name="P3">Es un buen momento para recordar cuales fueron los "using" que declaramos al principio:</text:p>
      <text:p text:style-name="P3"/>
      <text:p text:style-name="P7"><text:span text:style-name="T5">using</text:span><text:span text:style-name="T13"> System;</text:span></text:p>
      <text:p text:style-name="P8"><text:span text:style-name="T8">using</text:span><text:span text:style-name="T15"> dddsample.domain.shared;</text:span></text:p>
      <text:p text:style-name="P8"><text:span text:style-name="T8">using</text:span><text:span text:style-name="T15"> Machine.Specifications;</text:span></text:p>
      <text:p text:style-name="P8"><text:span text:style-name="T8">using</text:span><text:span text:style-name="T15"> Machine.Specifications.DevelopWithPassion.Rhino;</text:span></text:p>
      <text:p text:style-name="P10"><text:span text:style-name="T8">using</text:span><text:span text:style-name="T15"> Rhino.Mocks;</text:span></text:p>
      <text:p text:style-name="P3"/>
      <text:p text:style-name="P3">Todos han sido utilizados en esta primera BDD_Spec, excepto:</text:p>
      <text:p text:style-name="P3"/>
      <text:p text:style-name="P10"><text:span text:style-name="T8">using</text:span><text:span text:style-name="T15"> Rhino.Mocks;</text:span></text:p>
      <text:p text:style-name="P3"/>
      <text:p text:style-name="P3">que utilizaremos mas adelante.</text:p>
      <text:p text:style-name="P3"/>
      <text:p text:style-name="P3">Ha llegado la hora de situar nuestras recien diseñandas clases e interfaces en su namespace correcto:</text:p>
      <text:p text:style-name="P3"/>
      <text:p text:style-name="P10"><text:span text:style-name="T8">namespace</text:span><text:span text:style-name="T15"> dddsample.domain.model.cargo.aggregate;</text:span></text:p>
      <text:p text:style-name="P3"/>
      <text:p text:style-name="P3">Hacer este tipo de cosas teniendo JetBrains Resharper, es trivial, ya que el mismo te detecta estos cambios y busca la solucion, añadir un nuevo:</text:p>
      <text:p text:style-name="P3"/>
      <text:p text:style-name="P10"><text:span text:style-name="T8">using</text:span><text:span text:style-name="T15"> dddsample.domain.model.cargo.aggregate;</text:span></text:p>
      <text:p text:style-name="P3"/>
      <text:p text:style-name="P3">Si no lo tienes instalado, puede ser que Visual Studio 2010 se encargue de ello automaticamente, pero probablemente, necesitaras escribir la linea anterior, manualmente.</text:p>
      <text:p text:style-name="P3"/>
      <text:p text:style-name="P3">A esto era a lo que nos referiamos al pricipio de la seccion de esta BDD_Spec cuando deciamos aquello de:</text:p>
      <text:p text:style-name="P3"/>
      <text:p text:style-name="P3"><text:tab/>"<text:span text:style-name="T2">Es importante señalar que ninguna de esas referencias han sido añadidas manualmente puesto que el imprescindible plug-in JetBrains ReSharper, se encarga de ello de forma completamente transparente.</text:span>"</text:p>
      <text:p text:style-name="P3"/>
      <text:p text:style-name="P3">Una vez arreglado esto, deberiamos volver a correr las BDD_Specs, por si acaso hemos roto algo. Por suerte para nosotros</text:p>
      <text:p text:style-name="P3"/>
      <text:p text:style-name="P23">1 passed, 0 failed, 0 skipped, took 0,65 seconds (Machine.Specifications 0.3.0).</text:p>
      <text:p text:style-name="P3"/>
      <text:p text:style-name="P3">todo ha ido bien.</text:p>
      <text:p text:style-name="P3"/>
      <text:p text:style-name="P3">La siguente refactorizacion seria crear un fichero para cada clase e interface creada, de forma que podamos moverlos fisicamente a su sitio. Esto afectaria a:</text:p>
      <text:p text:style-name="P3"/>
      <text:list xml:id="list32328478" text:style-name="L5">
        <text:list-item>
          <text:p text:style-name="P33">ICargo</text:p>
        </text:list-item>
        <text:list-item>
          <text:p text:style-name="P33">Cargo</text:p>
        </text:list-item>
        <text:list-item>
          <text:p text:style-name="P33">ITrackingId</text:p>
        </text:list-item>
        <text:list-item>
          <text:p text:style-name="P33"><text:soft-page-break/>IRouteSpecification</text:p>
        </text:list-item>
      </text:list>
      <text:p text:style-name="P3"/>
      <text:p text:style-name="P3">De nuevo, gracias a JetBrains Resharper, es una tarea trivial.</text:p>
      <text:p text:style-name="P3"/>
      <text:p text:style-name="P3">Corremos los test de nuevo y comprobamos que seguimos con la luz verde.</text:p>
      <text:p text:style-name="P3"/>
      <text:p text:style-name="P3">Finalizando el proceso con git:</text:p>
      <text:p text:style-name="P3"/>
      <text:p text:style-name="P3">Una vez llegados hasta aqui, deberiamos enviar los cambios a nuestro repositorio git, para ello:</text:p>
      <text:p text:style-name="P3"/>
      <text:p text:style-name="P3">git status --&gt; nos indicaria cuales son los cambios</text:p>
      <text:p text:style-name="P3">git add -A --&gt; añadiria los nuevos ficheros y carpetas al gti tracking</text:p>
      <text:p text:style-name="P3">git commit -m "Finished first CargoSpec. Created ICargo, Cargo, ITrackingId and IRouteSpecification. Fixed error in IEntity&lt;T&gt;, now using the correct one and not the experimental one." --&gt; confirmaria los cambios realizados</text:p>
      <text:p text:style-name="P3">git checkout master --&gt; nos movemos a la rama master</text:p>
      <text:p text:style-name="P3">git merge dev --&gt; pasamos los cambios de la rama dev a la rama master</text:p>
      <text:p text:style-name="P3">git push origin --&gt; enviamos los cambios a github.</text:p>
      <text:p text:style-name="P3"/>
      <text:p text:style-name="P3">Ahora parece un buen momento para identificar el "mantra" del TDD " RED - GREEN - REFACTOR" con lo que acabamos de hacer:</text:p>
      <text:p text:style-name="P3"/>
      <text:p text:style-name="P6"><text:span text:style-name="T39">RED: Cada vez que escribimos una linea de la BDD_Spec, lo primero que hemos hecho ha sido corregir el codigo que quedaba en color rojo, el codigo que no compilaba. Pero no es este el RED del que habla el "mantra", sino que mas bien se refiere a ejecutar el test y hacer que falle. Nosotros lo hicimos, pero no lo comentamos para no despistarnos del proceso que estabamos intentando explicar. Si vamos al log de cuando fallo el test, en "t</text:span><text:span text:style-name="T41">odo el grueso del mensaje</text:span><text:span text:style-name="T39">" que "</text:span><text:span text:style-name="T41">carece de relevancia para nosotros</text:span><text:span text:style-name="T39">", nos encontramos con:</text:span></text:p>
      <text:p text:style-name="P3"/>
      <text:p text:style-name="P27">Test 'should provide the cargo id' failed:</text:p>
      <text:p text:style-name="P24"><text:tab/>System.Reflection.TargetInvocationException: Exception has been thrown by the target of an invocation. ---&gt; System.NotImplementedException: The method or operation is not implemented.</text:p>
      <text:p text:style-name="P3"/>
      <text:p text:style-name="P3">Y mas en concreto con:</text:p>
      <text:p text:style-name="P3"/>
      <text:p text:style-name="P24">System.NotImplementedException: The method or operation is not implemented.</text:p>
      <text:p text:style-name="P3"/>
      <text:p text:style-name="P3">Ahi tenemos nuestro RED.</text:p>
      <text:p text:style-name="P3"/>
      <text:p text:style-name="P3">GREEN: Esta es facil, cuando pasamos el test con aquel:</text:p>
      <text:p text:style-name="P3"/>
      <text:p text:style-name="P24">1 passed, 0 failed, 0 skipped, took 0,88 seconds (Machine.Specifications 0.3.0).</text:p>
      <text:p text:style-name="P3"/>
      <text:p text:style-name="P3"><text:s/></text:p>
      <text:p text:style-name="P3">REFACTOR: En nuestro caso ha sido minimo. Hemos colocado las clases e interfaces creadas en su namespace correspondiente, una vez habiamos comprobado que el test pasaba. Y a continuacion hemos creado un fichero para cada clase o interface que hemos movido a donde se supone deben estar.</text:p>
      <text:p text:style-name="P3"/>
      <text:p text:style-name="P4">BDD_Spec: When asked about its route specification<text:span text:style-name="T38">:</text:span></text:p>
      <text:p text:style-name="P1"/>
      <text:p text:style-name="P1">Tal y como hicimos en la BDD_Spec anterior, empezamos por definir la Spec en texto:</text:p>
      <text:p text:style-name="P1"/>
      <text:p text:style-name="P27">When asked about its route specification</text:p>
      <text:p text:style-name="P26">» It should provide the route specification</text:p>
      <text:p text:style-name="P1"/>
      <text:p text:style-name="P1">y luego en codigo:</text:p>
      <text:p text:style-name="P1"/>
      <text:p text:style-name="P11"><text:span text:style-name="T10">public</text:span><text:span text:style-name="T17"> </text:span><text:span text:style-name="T10">class</text:span><text:span text:style-name="T17"> </text:span><text:span text:style-name="T26">when_asked_about_its_route_specification</text:span><text:span text:style-name="T17"> : </text:span><text:span text:style-name="T26">concern_for_cargo</text:span></text:p>
      <text:p text:style-name="P18">{</text:p>
      <text:p text:style-name="P8"><text:soft-page-break/><text:span text:style-name="T15"><text:s text:c="4"/></text:span><text:span text:style-name="T34">It</text:span><text:span text:style-name="T15"> should_provide_the_route_specification = () =&gt; </text:span></text:p>
      <text:p text:style-name="P8"><text:span text:style-name="T15"><text:s text:c="7"/></text:span><text:span text:style-name="T29">result</text:span><text:span text:style-name="T15">.ShouldEqual(</text:span><text:span text:style-name="T29">route_specification</text:span><text:span text:style-name="T15">);</text:span></text:p>
      <text:p text:style-name="P18">}</text:p>
      <text:p text:style-name="P1"/>
      <text:p text:style-name="P1">nuestro primer objetivo es arreglar el codigo de color rojo, por lo tanto, basta con que definamos dos campos (fields):</text:p>
      <text:p text:style-name="P1"/>
      <text:p text:style-name="P11"><text:span text:style-name="T10">public</text:span><text:span text:style-name="T17"> </text:span><text:span text:style-name="T10">class</text:span><text:span text:style-name="T17"> </text:span><text:span text:style-name="T26">when_asked_about_its_route_specification</text:span><text:span text:style-name="T17"> : </text:span><text:span text:style-name="T26">concern_for_cargo</text:span></text:p>
      <text:p text:style-name="P18">{</text:p>
      <text:p text:style-name="P8"><text:span text:style-name="T15"><text:s text:c="4"/></text:span><text:span text:style-name="T34">It</text:span><text:span text:style-name="T15"> should_provide_the_route_specification = () =&gt; </text:span></text:p>
      <text:p text:style-name="P18"><text:s text:c="7"/>result.ShouldEqual(route_specification);</text:p>
      <text:p text:style-name="P18"/>
      <text:p text:style-name="P8"><text:span text:style-name="T15"><text:s text:c="4"/></text:span><text:span text:style-name="T8">static</text:span><text:span text:style-name="T15"> </text:span><text:span text:style-name="T34">IRouteSpecification</text:span><text:span text:style-name="T15"> result;</text:span></text:p>
      <text:p text:style-name="P8"><text:span text:style-name="T15"><text:s text:c="4"/></text:span><text:span text:style-name="T8">static</text:span><text:span text:style-name="T15"> </text:span><text:span text:style-name="T34">IRouteSpecification</text:span><text:span text:style-name="T15"> route_specification;</text:span></text:p>
      <text:p text:style-name="P18">}</text:p>
      <text:p text:style-name="P1"/>
      <text:p text:style-name="P1">Esta claro cual es el objetivo, asi que vamos con el bloque BECAUSE:</text:p>
      <text:p text:style-name="P1"/>
      <text:p text:style-name="P11"><text:span text:style-name="T10">public</text:span><text:span text:style-name="T17"> </text:span><text:span text:style-name="T10">class</text:span><text:span text:style-name="T17"> </text:span><text:span text:style-name="T26">when_asked_about_its_route_specification</text:span><text:span text:style-name="T17"> : </text:span><text:span text:style-name="T26">concern_for_cargo</text:span></text:p>
      <text:p text:style-name="P18">{</text:p>
      <text:p text:style-name="P8"><text:span text:style-name="T15"><text:s text:c="4"/></text:span><text:span text:style-name="T34">Because</text:span><text:span text:style-name="T15"> of = () =&gt; result = sut.</text:span><text:span text:style-name="T29">route_specification</text:span><text:span text:style-name="T15">();</text:span></text:p>
      <text:p text:style-name="P18"/>
      <text:p text:style-name="P8"><text:span text:style-name="T15"><text:s text:c="4"/></text:span><text:span text:style-name="T34">It</text:span><text:span text:style-name="T15"> should_provide_the_route_specification = () =&gt; </text:span></text:p>
      <text:p text:style-name="P18"><text:s text:c="7"/>result.ShouldEqual(route_specification);</text:p>
      <text:p text:style-name="P18"/>
      <text:p text:style-name="P8"><text:span text:style-name="T15"><text:s text:c="4"/></text:span><text:span text:style-name="T8">static</text:span><text:span text:style-name="T15"> </text:span><text:span text:style-name="T34">IRouteSpecification</text:span><text:span text:style-name="T15"> result;</text:span></text:p>
      <text:p text:style-name="P8"><text:span text:style-name="T15"><text:s text:c="4"/></text:span><text:span text:style-name="T8">static</text:span><text:span text:style-name="T15"> </text:span><text:span text:style-name="T34">IRouteSpecification</text:span><text:span text:style-name="T15"> route_specification;</text:span></text:p>
      <text:p text:style-name="P18">}</text:p>
      <text:p text:style-name="P1"/>
      <text:p text:style-name="P1">Para poder arreglar el codigo de color rojo, necesitamos añadir un nuevo metodo a la interface ICargo, y a continuacion implementar su esqueleto (devolviendo un excepcion) en el DDD_Aggregate_Root Cargo.</text:p>
      <text:p text:style-name="P1"/>
      <text:p text:style-name="P11"><text:span text:style-name="T10">public</text:span><text:span text:style-name="T17"> </text:span><text:span text:style-name="T10">interface</text:span><text:span text:style-name="T17"> </text:span><text:span text:style-name="T36">ICargo</text:span></text:p>
      <text:p text:style-name="P18">{</text:p>
      <text:p text:style-name="P8"><text:span text:style-name="T15"><text:s text:c="4"/></text:span><text:span text:style-name="T34">ITrackingId</text:span><text:span text:style-name="T15"> tracking_id();</text:span></text:p>
      <text:p text:style-name="P8"><text:span text:style-name="T15"><text:s text:c="4"/></text:span><text:span text:style-name="T34">IRouteSpecification</text:span><text:span text:style-name="T15"> route_specification();</text:span></text:p>
      <text:p text:style-name="P18">}</text:p>
      <text:p text:style-name="P1"/>
      <text:p text:style-name="P1"/>
      <text:p text:style-name="P11"><text:span text:style-name="T10">public</text:span><text:span text:style-name="T17"> </text:span><text:span text:style-name="T10">class</text:span><text:span text:style-name="T17"> </text:span><text:span text:style-name="T26">Cargo</text:span><text:span text:style-name="T17"> : </text:span><text:span text:style-name="T36">ICargo</text:span><text:span text:style-name="T17">, </text:span><text:span text:style-name="T36">IEntity</text:span><text:span text:style-name="T17">&lt;</text:span><text:span text:style-name="T26">Cargo</text:span><text:span text:style-name="T17">&gt;</text:span></text:p>
      <text:p text:style-name="P18">{</text:p>
      <text:p text:style-name="P8"><text:span text:style-name="T15"><text:s text:c="4"/></text:span><text:span text:style-name="T8">readonly</text:span><text:span text:style-name="T15"> </text:span><text:span text:style-name="T34">ITrackingId</text:span><text:span text:style-name="T15"> underlying_tracking_id;</text:span></text:p>
      <text:p text:style-name="P18"/>
      <text:p text:style-name="P8"><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18"><text:s text:c="4"/>{</text:p>
      <text:p text:style-name="P8"><text:span text:style-name="T15"><text:s text:c="8"/></text:span><text:span text:style-name="T8">this</text:span><text:span text:style-name="T15">.underlying_tracking_id = tracking_id;</text:span></text:p>
      <text:p text:style-name="P18"><text:s text:c="4"/>}</text:p>
      <text:p text:style-name="P18"/>
      <text:p text:style-name="P8"><text:span text:style-name="T15"><text:s text:c="4"/></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18"><text:s text:c="4"/>{</text:p>
      <text:p text:style-name="P8"><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19"><text:s text:c="4"/>}</text:p>
      <text:p text:style-name="P19"/>
      <text:p text:style-name="P8"><text:span text:style-name="T16"><text:s text:c="4"/></text:span><text:span text:style-name="T9">public</text:span><text:span text:style-name="T16"> </text:span><text:span text:style-name="T35">ITrackingId</text:span><text:span text:style-name="T16"> tracking_id()</text:span></text:p>
      <text:p text:style-name="P19"><text:s text:c="4"/>{</text:p>
      <text:p text:style-name="P8"><text:span text:style-name="T16"><text:s text:c="8"/></text:span><text:span text:style-name="T9">return</text:span><text:span text:style-name="T16"> </text:span><text:span text:style-name="T9">this</text:span><text:span text:style-name="T16">.underlying_tracking_id;</text:span></text:p>
      <text:p text:style-name="P19"><text:s text:c="4"/>}</text:p>
      <text:p text:style-name="P19"/>
      <text:p text:style-name="P8"><text:span text:style-name="T16"><text:s text:c="4"/></text:span><text:span text:style-name="T9">public</text:span><text:span text:style-name="T16"> </text:span><text:span text:style-name="T35">IRouteSpecification</text:span><text:span text:style-name="T16"> route_specification()</text:span></text:p>
      <text:p text:style-name="P19"><text:s text:c="4"/>{</text:p>
      <text:p text:style-name="P8"><text:span text:style-name="T16"><text:s text:c="8"/></text:span><text:span text:style-name="T9">throw</text:span><text:span text:style-name="T16"> </text:span><text:span text:style-name="T9">new</text:span><text:span text:style-name="T16"> </text:span><text:span text:style-name="T37">NotImplementedException</text:span><text:span text:style-name="T16">();</text:span></text:p>
      <text:p text:style-name="P19"><text:soft-page-break/><text:s text:c="4"/>}</text:p>
      <text:p text:style-name="P19">}</text:p>
      <text:p text:style-name="P1"/>
      <text:p text:style-name="P1">Hay una gran diferencia con respecto a la BDD_Spec anterior, y es que ahora, tanto Icargo como Cargo se encuentran es sus propios ficheros en su propio namespace. Por esa razon, la velocidad a la hora de saltar de un fichero a otro es crucial. De nuevo, JetBrain ReSharper hace esto posible.</text:p>
      <text:p text:style-name="P1"/>
      <text:p text:style-name="P4">INTERLUDIO – VOLANDO SOBRE EL TECLADO CON RESHARPER<text:span text:style-name="T38">:</text:span></text:p>
      <text:p text:style-name="P1"/>
      <text:p text:style-name="P1">Voy a detallar cual es el flujo de trabajo de esta ultima adicion de codigo:</text:p>
      <text:p text:style-name="P1"/>
      <text:p text:style-name="P1">Partimos de </text:p>
      <text:p text:style-name="P1"/>
      <text:p text:style-name="P11"><text:span text:style-name="T10">public</text:span><text:span text:style-name="T17"> </text:span><text:span text:style-name="T10">class</text:span><text:span text:style-name="T17"> </text:span><text:span text:style-name="T26">when_asked_about_its_route_specification</text:span><text:span text:style-name="T17"> : </text:span><text:span text:style-name="T26">concern_for_cargo</text:span></text:p>
      <text:p text:style-name="P18">{</text:p>
      <text:p text:style-name="P8"><text:span text:style-name="T15"><text:s text:c="4"/></text:span><text:span text:style-name="T34">Because</text:span><text:span text:style-name="T15"> of = () =&gt; result = sut.</text:span><text:span text:style-name="T29">route_specification</text:span><text:span text:style-name="T15">();</text:span></text:p>
      <text:p text:style-name="P18"><text:s text:c="4"/>(....)</text:p>
      <text:p text:style-name="P18">}</text:p>
      <text:p text:style-name="P1"/>
      <text:p text:style-name="P1">Para situarnos al comienzo codigo de color rojo, jugamos con:</text:p>
      <text:p text:style-name="P1"/>
      <text:p text:style-name="P1">ALT + F12: Nos lleva a "Next Error" (es el que usamos en este caso)</text:p>
      <text:p text:style-name="P1">SHIFT ALT + F12: Nos lleva a "Previous Error"</text:p>
      <text:p text:style-name="P1"/>
      <text:p text:style-name="P1">hasta situarnos donde queremos (como solo hay un error en nuestro fichero, justo al probar con cualquiera de las dos opciones conseguimos lo que buscamos).</text:p>
      <text:p text:style-name="P1"/>
      <text:p text:style-name="P1">A continuacion:</text:p>
      <text:p text:style-name="P1"/>
      <text:p text:style-name="P1">ALT + ENTER: Nos permite abrir las sugerencias ("View Action List").</text:p>
      <text:p text:style-name="P1"/>
      <text:p text:style-name="P1">Una vez abierta la "View Action List", nos situan en un menu desplegable con la siguiente opcion ya preseleccionada: "Create method ICargo.route_specification". Pulsamos:</text:p>
      <text:p text:style-name="P1"/>
      <text:p text:style-name="P1">ENTER: Para confirmar la seleccion.</text:p>
      <text:p text:style-name="P1"/>
      <text:p text:style-name="P1">El ReSharper nos lleva entonces a la interface ICargo y ha escrito por nosotros:</text:p>
      <text:p text:style-name="P1"/>
      <text:p text:style-name="P11"><text:span text:style-name="T36">IRouteSpecification</text:span><text:span text:style-name="T17"> route_specification();</text:span></text:p>
      <text:p text:style-name="P1"/>
      <text:p text:style-name="P1">permitiendonos modificar el tipo devuelto por la interface. Como es el correcto, pulsamos:</text:p>
      <text:p text:style-name="P1"/>
      <text:p text:style-name="P1">ENTER: Para confirmar el tipo devuelto.</text:p>
      <text:p text:style-name="P1"/>
      <text:p text:style-name="P1">A Continuacion si vovlvemos a abrir la "View Action List":</text:p>
      <text:p text:style-name="P1"/>
      <text:p text:style-name="P1">ALT + ENTER: Para abrir la "View Action List".</text:p>
      <text:p text:style-name="P1"/>
      <text:p text:style-name="P1">Nos encontramos con una unica sugerencia ya preseleccionada, "Implement member in derived classes", y, ¡oh casualidad!, eso es justo lo que queremos hacer, asi que:</text:p>
      <text:p text:style-name="P1"/>
      <text:p text:style-name="P1">ENTER: Para confirmar la seleccion.</text:p>
      <text:p text:style-name="P1"/>
      <text:p text:style-name="P1">Esto nos llevaria a la clase Cargo, donde escribe por nosotros:</text:p>
      <text:p text:style-name="P1"/>
      <text:p text:style-name="P11"><text:span text:style-name="T10">public</text:span><text:span text:style-name="T17"> </text:span><text:span text:style-name="T36">IRouteSpecification</text:span><text:span text:style-name="T17"> route_specification()</text:span></text:p>
      <text:p text:style-name="P18">{</text:p>
      <text:p text:style-name="P8"><text:span text:style-name="T15"><text:s text:c="4"/></text:span><text:span text:style-name="T8">throw</text:span><text:span text:style-name="T15"> </text:span><text:span text:style-name="T8">new</text:span><text:span text:style-name="T15"> </text:span><text:span text:style-name="T37">NotImplementedException</text:span><text:span text:style-name="T16">();</text:span></text:p>
      <text:p text:style-name="P19">}</text:p>
      <text:p text:style-name="P1"/>
      <text:p text:style-name="P1"><text:soft-page-break/>Y ahora necesitamos volver a CargoSpec, y para ello tenemos dos opciones:</text:p>
      <text:p text:style-name="P1"/>
      <text:p text:style-name="P1">A: CTRL + E: Abre el menu "Recent Files". </text:p>
      <text:p text:style-name="P1">Pulsamos DOWN ARROW y ENTER para saltar a CargoSpec.</text:p>
      <text:p text:style-name="P1"/>
      <text:p text:style-name="P1">B: SHIFT + CTRL + N: Abre el menu "Enter file name".</text:p>
      <text:p text:style-name="P4"><text:span text:style-name="T38">En el menu tecleamos en mayusculas las iniciales mayusculas de </text:span>C<text:span text:style-name="T38">argo</text:span>S<text:span text:style-name="T38">pecs, es decir CS, y a continuacion ENTER para confirmar.</text:span></text:p>
      <text:p text:style-name="P1"/>
      <text:p text:style-name="P1">Ya estamos de vuelta y todo el codigo ha sido escrito por nosotros sin ni siquiera tener que tocar el raton.</text:p>
      <text:p text:style-name="P1"/>
      <text:p text:style-name="P1">Vamos a recapitular, ya que este tipo de flujos son los que te permitiran "volar" con el teclado y programar a una velocidad adecuada.</text:p>
      <text:p text:style-name="P1"/>
      <text:p text:style-name="P1">ALT + F12</text:p>
      <text:p text:style-name="P1">ALT + ENTER</text:p>
      <text:p text:style-name="P1">ENTER</text:p>
      <text:p text:style-name="P1">ENTER</text:p>
      <text:p text:style-name="P1">ALT + ENTER</text:p>
      <text:p text:style-name="P1">ENTER</text:p>
      <text:p text:style-name="P1"/>
      <text:p text:style-name="P1">y para volver a CargoSpecs:</text:p>
      <text:p text:style-name="P1"/>
      <text:p text:style-name="P1">CTRL + E</text:p>
      <text:p text:style-name="P1">DOWN ARROW</text:p>
      <text:p text:style-name="P1">ENTER</text:p>
      <text:p text:style-name="P1"/>
      <text:p text:style-name="P1">Ya esta. Que la magia del Resharper vaya contigo.</text:p>
      <text:p text:style-name="P1"/>
      <text:p text:style-name="P1">Ahora completamente en serio. Seria imposible practicar BDD a una velocidad aceptable sin una herramienta como ReSharper. Es mas, en la actualidad (en realidad desde hace un par de años), hay un movimiento bastante impostante de gente que esta empezando a usar un plugin para Visual Studio llamado ViEmu...</text:p>
      <text:p text:style-name="P1"/>
      <text:p text:style-name="P1">...y si, es un emulador de Vim.</text:p>
      <text:p text:style-name="P1"/>
      <text:p text:style-name="P1">La razon, no es otra que poder navegar mejor por el codigo. Hay unas cuantos videos por internet y el resultado es asombroso.</text:p>
      <text:p text:style-name="P1"/>
      <text:p text:style-name="P1">Sea como fuere, es de capital importancia, aprender este tipo de flujos que te permiten ahorrar mucho tiempo en tareas tediosas.</text:p>
      <text:p text:style-name="P1"/>
      <text:p text:style-name="P1">FIN INTERLUDIO</text:p>
      <text:p text:style-name="P1"/>
      <text:p text:style-name="P1">Es interesante volver a reseñar que esto ultimo que acabamos de hacer, es un acto de diseño. Diseñamos cuando escribimos aun en color rojo:</text:p>
      <text:p text:style-name="P1"/>
      <text:p text:style-name="P12"><text:span text:style-name="T17">sut.</text:span><text:span text:style-name="T30">route_specification</text:span><text:span text:style-name="T17">();</text:span></text:p>
      <text:p text:style-name="P1"/>
      <text:p text:style-name="P1">y cuando implementamos ese metodo en su interface y en sus clases derivadas.</text:p>
      <text:p text:style-name="P1"/>
      <text:p text:style-name="P1">Una vez terminada la llamda al SUT y atendida la reaccion en cadena provocada por ella, necesitamos proveerle a nuestra BDD_Spec de un contexto via bloque ESTABLISH, y no deberia sorprendernos el hecho de que este sea exactamente el mismo que en la BDD_Spec anterior, simplemente definimos los dos argumentos que le pasamos al constructor del SUT:</text:p>
      <text:p text:style-name="P1"/>
      <text:p text:style-name="P11"><text:span text:style-name="T10">public</text:span><text:span text:style-name="T17"> </text:span><text:span text:style-name="T10">class</text:span><text:span text:style-name="T17"> </text:span><text:span text:style-name="T26">when_asked_about_its_route_specification</text:span><text:span text:style-name="T17"> : </text:span><text:span text:style-name="T26">concern_for_cargo</text:span></text:p>
      <text:p text:style-name="P18">{</text:p>
      <text:p text:style-name="P8"><text:span text:style-name="T15"><text:s text:c="4"/></text:span><text:span text:style-name="T34">Establish</text:span><text:span text:style-name="T15"> context = () =&gt;</text:span></text:p>
      <text:p text:style-name="P18"><text:s text:c="4"/>{</text:p>
      <text:p text:style-name="P8"><text:span text:style-name="T15"><text:s text:c="8"/></text:span><text:span text:style-name="T29">tracking_id</text:span><text:span text:style-name="T15"> = the_dependency&lt;</text:span><text:span text:style-name="T34">ITrackingId</text:span><text:span text:style-name="T15">&gt;();</text:span></text:p>
      <text:p text:style-name="P8"><text:soft-page-break/><text:span text:style-name="T15"><text:s text:c="8"/>route_specification = the_dependency&lt;</text:span><text:span text:style-name="T34">IRouteSpecification</text:span><text:span text:style-name="T15">&gt;();</text:span></text:p>
      <text:p text:style-name="P18"><text:s text:c="4"/>};</text:p>
      <text:p text:style-name="P18"/>
      <text:p text:style-name="P8"><text:span text:style-name="T15"><text:s text:c="4"/></text:span><text:span text:style-name="T34">Because</text:span><text:span text:style-name="T15"> of = () =&gt; result = sut.route_specification();</text:span></text:p>
      <text:p text:style-name="P18"/>
      <text:p text:style-name="P8"><text:span text:style-name="T15"><text:s text:c="4"/></text:span><text:span text:style-name="T34">It</text:span><text:span text:style-name="T15"> should_provide_the_route_specification = () =&gt; </text:span></text:p>
      <text:p text:style-name="P18"><text:s text:c="7"/>result.ShouldEqual(route_specification);</text:p>
      <text:p text:style-name="P18"/>
      <text:p text:style-name="P8"><text:span text:style-name="T15"><text:s text:c="4"/></text:span><text:span text:style-name="T8">static</text:span><text:span text:style-name="T15"> </text:span><text:span text:style-name="T34">IRouteSpecification</text:span><text:span text:style-name="T15"> result;</text:span></text:p>
      <text:p text:style-name="P8"><text:span text:style-name="T15"><text:s text:c="4"/></text:span><text:span text:style-name="T8">static</text:span><text:span text:style-name="T15"> </text:span><text:span text:style-name="T34">IRouteSpecification</text:span><text:span text:style-name="T15"> route_specification;</text:span></text:p>
      <text:p text:style-name="P18">}</text:p>
      <text:p text:style-name="P1"/>
      <text:p text:style-name="P1">Igual que la vez anterior, solucionamos el codigo de color rojo simplemente con un campo (field) que lo defina. Por lo tanto nuestra BDD_Spec final es:</text:p>
      <text:p text:style-name="P1"/>
      <text:p text:style-name="P11"><text:span text:style-name="T10">public</text:span><text:span text:style-name="T17"> </text:span><text:span text:style-name="T10">class</text:span><text:span text:style-name="T17"> </text:span><text:span text:style-name="T26">when_asked_about_its_route_specification</text:span><text:span text:style-name="T17"> : </text:span><text:span text:style-name="T26">concern_for_cargo</text:span></text:p>
      <text:p text:style-name="P18">{</text:p>
      <text:p text:style-name="P8"><text:span text:style-name="T15"><text:s text:c="4"/></text:span><text:span text:style-name="T34">Establish</text:span><text:span text:style-name="T15"> context = () =&gt;</text:span></text:p>
      <text:p text:style-name="P18"><text:s text:c="4"/>{</text:p>
      <text:p text:style-name="P8"><text:span text:style-name="T15"><text:s text:c="8"/>tracking_id = the_dependency&lt;</text:span><text:span text:style-name="T34">ITrackingId</text:span><text:span text:style-name="T15">&gt;();</text:span></text:p>
      <text:p text:style-name="P8"><text:span text:style-name="T15"><text:s text:c="8"/>route_specification = the_dependency&lt;</text:span><text:span text:style-name="T34">IRouteSpecification</text:span><text:span text:style-name="T15">&gt;();</text:span></text:p>
      <text:p text:style-name="P18"><text:s text:c="4"/>};</text:p>
      <text:p text:style-name="P18"/>
      <text:p text:style-name="P8"><text:span text:style-name="T15"><text:s text:c="4"/></text:span><text:span text:style-name="T34">Because</text:span><text:span text:style-name="T15"> of = () =&gt; result = sut.route_specification();</text:span></text:p>
      <text:p text:style-name="P18"/>
      <text:p text:style-name="P8"><text:span text:style-name="T15"><text:s text:c="4"/></text:span><text:span text:style-name="T34">It</text:span><text:span text:style-name="T15"> should_provide_the_route_specification = () =&gt; </text:span></text:p>
      <text:p text:style-name="P18"><text:s text:c="7"/>result.ShouldEqual(route_specification);</text:p>
      <text:p text:style-name="P18"/>
      <text:p text:style-name="P8"><text:span text:style-name="T15"><text:s text:c="4"/></text:span><text:span text:style-name="T8">static</text:span><text:span text:style-name="T15"> </text:span><text:span text:style-name="T34">IRouteSpecification</text:span><text:span text:style-name="T15"> result;</text:span></text:p>
      <text:p text:style-name="P8"><text:span text:style-name="T15"><text:s text:c="4"/></text:span><text:span text:style-name="T8">static</text:span><text:span text:style-name="T15"> </text:span><text:span text:style-name="T34">IRouteSpecification</text:span><text:span text:style-name="T15"> route_specification;</text:span></text:p>
      <text:p text:style-name="P8"><text:span text:style-name="T15"><text:s text:c="4"/></text:span><text:span text:style-name="T8">static</text:span><text:span text:style-name="T15"> </text:span><text:span text:style-name="T34">ITrackingId</text:span><text:span text:style-name="T15"> tracking_id;</text:span></text:p>
      <text:p text:style-name="P18">}</text:p>
      <text:p text:style-name="P1"/>
      <text:p text:style-name="P1">Ejecutamos la BDD_Spec a traves de TestDriven.NET (en nuestro caso), para confirmar que efectivamente el test falla y nos da un error de "No Implementado":</text:p>
      <text:p text:style-name="P1"/>
      <text:p text:style-name="P25">------ Test started: Assembly: dddsample.specs.dll ------</text:p>
      <text:p text:style-name="P27"/>
      <text:p text:style-name="P27">when asked about its tracking identificator</text:p>
      <text:p text:style-name="P27">» should provide the cargo id</text:p>
      <text:p text:style-name="P27"/>
      <text:p text:style-name="P27">when asked about its route specification</text:p>
      <text:p text:style-name="P27">» should provide the route specification (FAIL)</text:p>
      <text:p text:style-name="P27"/>
      <text:p text:style-name="P27"/>
      <text:p text:style-name="P27">Test 'should provide the route specification' failed:</text:p>
      <text:p text:style-name="P27"><text:tab/>System.Reflection.TargetInvocationException: Exception has been thrown by the target of an invocation. ---&gt; System.NotImplementedException: The method or operation is not implemented.</text:p>
      <text:p text:style-name="P27"><text:tab/>domain\model\cargo.aggregate\Cargo.cs(27,0): at dddsample.domain.model.cargo.aggregate.Cargo.route_specification()</text:p>
      <text:p text:style-name="P27"><text:tab/>domain\model\cargo.aggregate\CargoSpecs.cs(36,0): at dddsample.specs.domain.model.cargo.aggregate.when_asked_about_its_route_specification.&lt;.ctor&gt;b__1()</text:p>
      <text:p text:style-name="P27"><text:tab/> <text:s text:c="2"/>--- End of inner exception stack trace ---</text:p>
      <text:p text:style-name="P27"><text:tab/>at System.RuntimeMethodHandle._InvokeMethodFast(IRuntimeMethodInfo method, Object target, Object[] arguments, SignatureStruct&amp; sig, MethodAttributes methodAttributes, RuntimeType typeOwner)</text:p>
      <text:p text:style-name="P27"><text:tab/>at System.RuntimeMethodHandle.InvokeMethodFast(IRuntimeMethodInfo method, Object target, Object[] arguments, Signature sig, MethodAttributes methodAttributes, RuntimeType typeOwner)</text:p>
      <text:p text:style-name="P27"><text:tab/>at System.Reflection.RuntimeMethodInfo.Invoke(Object obj, BindingFlags invokeAttr, Binder binder, Object[] parameters, CultureInfo culture, Boolean skipVisibilityChecks)</text:p>
      <text:p text:style-name="P27"><text:soft-page-break/><text:tab/>at System.Delegate.DynamicInvokeImpl(Object[] args)</text:p>
      <text:p text:style-name="P27"><text:tab/>at System.Delegate.DynamicInvoke(Object[] args)</text:p>
      <text:p text:style-name="P27"><text:tab/>at Machine.Specifications.Utility.RandomExtensionMethods.&lt;InvokeAll&gt;b__1(Delegate item)</text:p>
      <text:p text:style-name="P27"><text:tab/>at Machine.Specifications.Utility.RandomExtensionMethods.Each[T](IEnumerable`1 enumerable, Action`1 action)</text:p>
      <text:p text:style-name="P27"><text:tab/>at Machine.Specifications.Utility.RandomExtensionMethods.InvokeAll(IEnumerable`1 actions)</text:p>
      <text:p text:style-name="P27"><text:tab/>at Machine.Specifications.Utility.RandomExtensionMethods.InvokeAll(IEnumerable`1 becauseActions)</text:p>
      <text:p text:style-name="P27"><text:tab/>at Machine.Specifications.Model.Context.EstablishContext()</text:p>
      <text:p text:style-name="P27"/>
      <text:p text:style-name="P27">1 passed, 1 failed, 0 skipped, took 2,03 seconds (Machine.Specifications 0.3.0).</text:p>
      <text:p text:style-name="P1"/>
      <text:p text:style-name="P1">Y efectivamente obtenemos nuestro fallo.</text:p>
      <text:p text:style-name="P1"/>
      <text:p text:style-name="P1">Ahora necesitamos implementar el codigo del DDD_Aggregate_Root que nos permiter pasar el test (y ojo, que no rompa el que ya funciona).</text:p>
      <text:p text:style-name="P1"/>
      <text:p text:style-name="P1">De manera equivalente a lo que hicimos para la anterior BDD_Spec:</text:p>
      <text:p text:style-name="P1"/>
      <text:p text:style-name="P11"><text:span text:style-name="T10">public</text:span><text:span text:style-name="T17"> </text:span><text:span text:style-name="T10">class</text:span><text:span text:style-name="T17"> </text:span><text:span text:style-name="T26">Cargo</text:span><text:span text:style-name="T17"> : </text:span><text:span text:style-name="T36">ICargo</text:span><text:span text:style-name="T17">, </text:span><text:span text:style-name="T36">IEntity</text:span><text:span text:style-name="T17">&lt;</text:span><text:span text:style-name="T26">Cargo</text:span><text:span text:style-name="T17">&gt;</text:span></text:p>
      <text:p text:style-name="P18"><text:s text:c="4"/>{</text:p>
      <text:p text:style-name="P8"><text:span text:style-name="T15"><text:s text:c="8"/></text:span><text:span text:style-name="T8">readonly</text:span><text:span text:style-name="T15"> </text:span><text:span text:style-name="T34">ITrackingId</text:span><text:span text:style-name="T15"> underlying_tracking_id;</text:span></text:p>
      <text:p text:style-name="P8"><text:span text:style-name="T15"><text:s text:c="8"/></text:span><text:span text:style-name="T8">readonly</text:span><text:span text:style-name="T15"> </text:span><text:span text:style-name="T34">IRouteSpecification</text:span><text:span text:style-name="T15"> underlying_route_specification;</text:span></text:p>
      <text:p text:style-name="P18"/>
      <text:p text:style-name="P8"><text:span text:style-name="T15"><text:s text:c="8"/></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18"><text:s text:c="8"/>{</text:p>
      <text:p text:style-name="P8"><text:span text:style-name="T15"><text:s text:c="12"/></text:span><text:span text:style-name="T8">this</text:span><text:span text:style-name="T15">.underlying_tracking_id = tracking_id;</text:span></text:p>
      <text:p text:style-name="P8"><text:span text:style-name="T15"><text:s text:c="12"/></text:span><text:span text:style-name="T8">this</text:span><text:span text:style-name="T15">.underlying_route_specification = route_specification;</text:span></text:p>
      <text:p text:style-name="P18"><text:s text:c="8"/>}</text:p>
      <text:p text:style-name="P18"/>
      <text:p text:style-name="P8"><text:span text:style-name="T15"><text:s text:c="8"/></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18"><text:s text:c="8"/>{</text:p>
      <text:p text:style-name="P8"><text:span text:style-name="T15"><text:s text:c="12"/></text:span><text:span text:style-name="T8">throw</text:span><text:span text:style-name="T15"> </text:span><text:span text:style-name="T8">new</text:span><text:span text:style-name="T15"> </text:span><text:span text:style-name="T37">NotImplementedException</text:span><text:span text:style-name="T16">();</text:span></text:p>
      <text:p text:style-name="P19"><text:s text:c="8"/>}</text:p>
      <text:p text:style-name="P19"/>
      <text:p text:style-name="P8"><text:span text:style-name="T16"><text:s text:c="8"/></text:span><text:span text:style-name="T9">public</text:span><text:span text:style-name="T16"> </text:span><text:span text:style-name="T35">ITrackingId</text:span><text:span text:style-name="T16"> tracking_id()</text:span></text:p>
      <text:p text:style-name="P19"><text:s text:c="8"/>{</text:p>
      <text:p text:style-name="P8"><text:span text:style-name="T16"><text:s text:c="12"/></text:span><text:span text:style-name="T9">return</text:span><text:span text:style-name="T16"> </text:span><text:span text:style-name="T9">this</text:span><text:span text:style-name="T16">.underlying_tracking_id;</text:span></text:p>
      <text:p text:style-name="P19"><text:s text:c="8"/>}</text:p>
      <text:p text:style-name="P19"/>
      <text:p text:style-name="P8"><text:span text:style-name="T16"><text:s text:c="8"/></text:span><text:span text:style-name="T9">public</text:span><text:span text:style-name="T16"> </text:span><text:span text:style-name="T35">IRouteSpecification</text:span><text:span text:style-name="T16"> route_specification()</text:span></text:p>
      <text:p text:style-name="P19"><text:s text:c="8"/>{</text:p>
      <text:p text:style-name="P8"><text:span text:style-name="T16"><text:s text:c="12"/></text:span><text:span text:style-name="T9">return</text:span><text:span text:style-name="T16"> </text:span><text:span text:style-name="T9">this</text:span><text:span text:style-name="T16">.underlying_route_specification;</text:span></text:p>
      <text:p text:style-name="P19"><text:s text:c="8"/>}</text:p>
      <text:p text:style-name="P19"><text:s text:c="4"/>}</text:p>
      <text:p text:style-name="P1"/>
      <text:p text:style-name="P1">Vemos que por fin hemos completado el codigo del constructor. Pero no cantemos victoria antes de tiempo. Necesitamos lanzar nuestra BDD_Spec para confirmar que el test pasa.</text:p>
      <text:p text:style-name="P1"/>
      <text:p text:style-name="P25">------ Test started: Assembly: dddsample.specs.dll ------</text:p>
      <text:p text:style-name="P27"/>
      <text:p text:style-name="P27">when asked about its tracking identificator</text:p>
      <text:p text:style-name="P27">» should provide the cargo id</text:p>
      <text:p text:style-name="P27"/>
      <text:p text:style-name="P27">when asked about its route specification</text:p>
      <text:p text:style-name="P27">» should provide the route specification</text:p>
      <text:p text:style-name="P27"/>
      <text:p text:style-name="P27"/>
      <text:p text:style-name="P27">2 passed, 0 failed, 0 skipped, took 0,59 seconds (Machine.Specifications 0.3.0).</text:p>
      <text:p text:style-name="P1"/>
      <text:p text:style-name="P1">No ha habido sorpresas de ultima hora. Ya tenemos dos BDD_Specs implementadas.</text:p>
      <text:p text:style-name="P1"><text:soft-page-break/></text:p>
      <text:p text:style-name="P1">Ya estamos listos para enviar nuestro codigo a github. Vamos a obviar esta parte <text:s/>ya que es siempre igual. Si tienes dudas revisa la BDD_Spec anterior.</text:p>
      <text:p text:style-name="P1"/>
      <text:p text:style-name="P4">BDD_Spec: When asked about its origin location<text:span text:style-name="T38">:</text:span></text:p>
      <text:p text:style-name="P1"/>
      <text:p text:style-name="P1">Esta BDD_Spec es mas interesante, ya que vamos a tener dos bloques IT, ademas de otros sustos.</text:p>
      <text:p text:style-name="P1"/>
      <text:p text:style-name="P27">When asked about its origin location</text:p>
      <text:p text:style-name="P27">» It should provide the origin location</text:p>
      <text:p text:style-name="P26">» It should leverage the route specification origin location</text:p>
      <text:p text:style-name="P1"/>
      <text:p text:style-name="P1">En codigo:</text:p>
      <text:p text:style-name="P1"/>
      <text:p text:style-name="P13"><text:span text:style-name="T8">public</text:span><text:span text:style-name="T15"> </text:span><text:span text:style-name="T8">class</text:span><text:span text:style-name="T15"> </text:span><text:span text:style-name="T25">when_asked_about_its_origin_location</text:span><text:span text:style-name="T15"> : </text:span><text:span text:style-name="T25">concern_for_cargo</text:span></text:p>
      <text:p text:style-name="P18">{</text:p>
      <text:p text:style-name="P8"><text:span text:style-name="T15"><text:s text:c="4"/></text:span><text:span text:style-name="T34">It</text:span><text:span text:style-name="T15"> should_provide_the_origin_location = () =&gt; </text:span></text:p>
      <text:p text:style-name="P8"><text:span text:style-name="T15"><text:s text:c="7"/></text:span><text:span text:style-name="T29">result</text:span><text:span text:style-name="T15">.ShouldEqual(</text:span><text:span text:style-name="T29">the_origin_location</text:span><text:span text:style-name="T15">);</text:span></text:p>
      <text:p text:style-name="P18"/>
      <text:p text:style-name="P8"><text:span text:style-name="T15"><text:s text:c="4"/></text:span><text:span text:style-name="T34">It</text:span><text:span text:style-name="T15"> should_leverage_the_route_specification_origin_location = () =&gt; </text:span></text:p>
      <text:p text:style-name="P8"><text:span text:style-name="T15"><text:s text:c="7"/></text:span><text:span text:style-name="T29">route_specification</text:span><text:span text:style-name="T15">.received(x =&gt; x.</text:span><text:span text:style-name="T29">origin</text:span><text:span text:style-name="T15">());</text:span></text:p>
      <text:p text:style-name="P18"><text:s text:c="4"/>}</text:p>
      <text:p text:style-name="P1"/>
      <text:p text:style-name="P1">A por el codigo rojo. Esta vez la reaccion en cadena es un poco mas profunda:</text:p>
      <text:p text:style-name="P1"/>
      <text:p text:style-name="P13"><text:span text:style-name="T8">public</text:span><text:span text:style-name="T15"> </text:span><text:span text:style-name="T8">class</text:span><text:span text:style-name="T15"> </text:span><text:span text:style-name="T25">when_asked_about_its_origin_location</text:span><text:span text:style-name="T15"> : </text:span><text:span text:style-name="T25">concern_for_cargo</text:span></text:p>
      <text:p text:style-name="P18">{</text:p>
      <text:p text:style-name="P8"><text:span text:style-name="T15"><text:s text:c="4"/></text:span><text:span text:style-name="T34">It</text:span><text:span text:style-name="T15"> should_provide_the_origin_location = () =&gt; </text:span></text:p>
      <text:p text:style-name="P8"><text:span text:style-name="T15"><text:s text:c="7"/>result.</text:span><text:span text:style-name="T29">ShouldEqual</text:span><text:span text:style-name="T15">(the_origin_location);</text:span></text:p>
      <text:p text:style-name="P18"/>
      <text:p text:style-name="P8"><text:span text:style-name="T15"><text:s text:c="4"/></text:span><text:span text:style-name="T34">It</text:span><text:span text:style-name="T15"> should_leverage_the_route_specification_origin_location = () =&gt; </text:span></text:p>
      <text:p text:style-name="P18"><text:s text:c="7"/>route_specification.received(x =&gt; x.origin());</text:p>
      <text:p text:style-name="P18"/>
      <text:p text:style-name="P8"><text:span text:style-name="T15"><text:s text:c="4"/></text:span><text:span text:style-name="T8">static</text:span><text:span text:style-name="T15"> </text:span><text:span text:style-name="T29">ILocation</text:span><text:span text:style-name="T15"> the_origin_location;</text:span></text:p>
      <text:p text:style-name="P8"><text:span text:style-name="T15"><text:s text:c="4"/></text:span><text:span text:style-name="T8">static</text:span><text:span text:style-name="T15"> </text:span><text:span text:style-name="T29">ILocation</text:span><text:span text:style-name="T15"> result;</text:span></text:p>
      <text:p text:style-name="P8"><text:span text:style-name="T15"><text:s text:c="4"/></text:span><text:span text:style-name="T8">static</text:span><text:span text:style-name="T15"> </text:span><text:span text:style-name="T34">IRouteSpecification</text:span><text:span text:style-name="T15"> route_specification;</text:span></text:p>
      <text:p text:style-name="P18">}</text:p>
      <text:p text:style-name="P1"/>
      <text:p text:style-name="P1">Ademas, para poder solucionar la parte relativa a x.origin(), hemos tenido que hacer:</text:p>
      <text:p text:style-name="P1"/>
      <text:p text:style-name="P13"><text:span text:style-name="T8">public</text:span><text:span text:style-name="T15"> </text:span><text:span text:style-name="T8">interface</text:span><text:span text:style-name="T15"> </text:span><text:span text:style-name="T34">IRouteSpecification</text:span></text:p>
      <text:p text:style-name="P18">{</text:p>
      <text:p text:style-name="P8"><text:span text:style-name="T15"><text:s text:c="4"/></text:span><text:span text:style-name="T29">ILocation</text:span><text:span text:style-name="T15"> origin();</text:span></text:p>
      <text:p text:style-name="P18">}</text:p>
      <text:p text:style-name="P1"/>
      <text:p text:style-name="P1">El codigo grita la necesidad de:</text:p>
      <text:p text:style-name="P1"/>
      <text:p text:style-name="P15"><text:span text:style-name="T6">public</text:span><text:span text:style-name="T14"> </text:span><text:span text:style-name="T6">interface</text:span><text:span text:style-name="T14"> </text:span><text:span text:style-name="T33">ILocation </text:span><text:span text:style-name="T15">{}</text:span></text:p>
      <text:p text:style-name="P1"/>
      <text:p text:style-name="P1">que situamos inmediatamente en su fichero correspondiente y en su namespace adecuado:</text:p>
      <text:p text:style-name="P1"/>
      <text:p text:style-name="P13"><text:span text:style-name="T8">namespace</text:span><text:span text:style-name="T15"> dddsample.domain.model.cargo.aggregate</text:span></text:p>
      <text:p text:style-name="P18">{</text:p>
      <text:p text:style-name="P8"><text:span text:style-name="T15"><text:s text:c="4"/></text:span><text:span text:style-name="T8">public</text:span><text:span text:style-name="T15"> </text:span><text:span text:style-name="T8">interface</text:span><text:span text:style-name="T15"> </text:span><text:span text:style-name="T34">ILocation </text:span><text:span text:style-name="T15">{}</text:span></text:p>
      <text:p text:style-name="P18">}</text:p>
      <text:p text:style-name="P1"/>
      <text:p text:style-name="P1">Con esto arreglamos todo el codigo rojo.</text:p>
      <text:p text:style-name="P1"/>
      <text:p text:style-name="P1">Continuamos con la causa que va a provocar que todo esto ocurra (bloque BECAUSE), nuestro diseño:</text:p>
      <text:p text:style-name="P1"/>
      <text:p text:style-name="P13"><text:soft-page-break/><text:span text:style-name="T8">public</text:span><text:span text:style-name="T15"> </text:span><text:span text:style-name="T8">class</text:span><text:span text:style-name="T15"> </text:span><text:span text:style-name="T25">when_asked_about_its_origin_location</text:span><text:span text:style-name="T15"> : </text:span><text:span text:style-name="T25">concern_for_cargo</text:span></text:p>
      <text:p text:style-name="P18">{</text:p>
      <text:p text:style-name="P8"><text:span text:style-name="T15"><text:s text:c="4"/></text:span><text:span text:style-name="T34">Because</text:span><text:span text:style-name="T15"> of = () =&gt; result = sut.</text:span><text:span text:style-name="T29">origin_location</text:span><text:span text:style-name="T15">();</text:span></text:p>
      <text:p text:style-name="P18"/>
      <text:p text:style-name="P8"><text:span text:style-name="T15"><text:s text:c="4"/></text:span><text:span text:style-name="T34">It</text:span><text:span text:style-name="T15"> should_provide_the_origin_location = () =&gt; </text:span></text:p>
      <text:p text:style-name="P18"><text:s text:c="7"/>result.ShouldEqual(the_origin_location);</text:p>
      <text:p text:style-name="P18"/>
      <text:p text:style-name="P8"><text:span text:style-name="T15"><text:s text:c="4"/></text:span><text:span text:style-name="T34">It</text:span><text:span text:style-name="T15"> should_leverage_the_route_specification_origin_location = () =&gt; </text:span></text:p>
      <text:p text:style-name="P18"><text:s text:c="7"/>route_specification.received(x =&gt; x.origin());</text:p>
      <text:p text:style-name="P18"/>
      <text:p text:style-name="P8"><text:span text:style-name="T15"><text:s text:c="4"/></text:span><text:span text:style-name="T8">static</text:span><text:span text:style-name="T15"> </text:span><text:span text:style-name="T34">ILocation</text:span><text:span text:style-name="T15"> the_origin_location;</text:span></text:p>
      <text:p text:style-name="P8"><text:span text:style-name="T15"><text:s text:c="4"/></text:span><text:span text:style-name="T8">static</text:span><text:span text:style-name="T15"> </text:span><text:span text:style-name="T34">ILocation</text:span><text:span text:style-name="T15"> result;</text:span></text:p>
      <text:p text:style-name="P8"><text:span text:style-name="T15"><text:s text:c="4"/></text:span><text:span text:style-name="T8">static</text:span><text:span text:style-name="T15"> </text:span><text:span text:style-name="T34">IRouteSpecification</text:span><text:span text:style-name="T15"> route_specification;</text:span></text:p>
      <text:p text:style-name="P18">}</text:p>
      <text:p text:style-name="P1"/>
      <text:p text:style-name="P1">lo que nos obliga a crear el metodo origin_location() tanto en la interface ICargo como en la clase Cargo (Ver en la BDD_Spec anterio el apartado del Resharper para automatizar el proceso). Resultado:</text:p>
      <text:p text:style-name="P1"/>
      <text:p text:style-name="P13"><text:span text:style-name="T8">public</text:span><text:span text:style-name="T15"> </text:span><text:span text:style-name="T8">interface</text:span><text:span text:style-name="T15"> </text:span><text:span text:style-name="T34">ICargo</text:span></text:p>
      <text:p text:style-name="P18">{</text:p>
      <text:p text:style-name="P8"><text:span text:style-name="T15"><text:s text:c="4"/></text:span><text:span text:style-name="T34">ITrackingId</text:span><text:span text:style-name="T15"> tracking_id();</text:span></text:p>
      <text:p text:style-name="P8"><text:span text:style-name="T15"><text:s text:c="4"/></text:span><text:span text:style-name="T34">IRouteSpecification</text:span><text:span text:style-name="T15"> route_specification();</text:span></text:p>
      <text:p text:style-name="P8"><text:span text:style-name="T15"><text:s text:c="4"/></text:span><text:span text:style-name="T34">ILocation</text:span><text:span text:style-name="T15"> origin_location();</text:span></text:p>
      <text:p text:style-name="P18">}</text:p>
      <text:p text:style-name="P1"/>
      <text:p text:style-name="P13"><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18">{</text:p>
      <text:p text:style-name="P8"><text:span text:style-name="T15"><text:s text:c="4"/></text:span><text:span text:style-name="T8">readonly</text:span><text:span text:style-name="T15"> </text:span><text:span text:style-name="T34">ITrackingId</text:span><text:span text:style-name="T15"> underlying_tracking_id;</text:span></text:p>
      <text:p text:style-name="P8"><text:span text:style-name="T15"><text:s text:c="4"/></text:span><text:span text:style-name="T8">readonly</text:span><text:span text:style-name="T15"> </text:span><text:span text:style-name="T34">IRouteSpecification</text:span><text:span text:style-name="T15"> underlying_route_specification;</text:span></text:p>
      <text:p text:style-name="P18"/>
      <text:p text:style-name="P8"><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18"><text:s text:c="4"/>{</text:p>
      <text:p text:style-name="P8"><text:span text:style-name="T15"><text:s text:c="8"/></text:span><text:span text:style-name="T8">this</text:span><text:span text:style-name="T15">.underlying_tracking_id = tracking_id;</text:span></text:p>
      <text:p text:style-name="P8"><text:span text:style-name="T15"><text:s text:c="8"/></text:span><text:span text:style-name="T8">this</text:span><text:span text:style-name="T15">.underlying_route_specification = route_specification;</text:span></text:p>
      <text:p text:style-name="P18"><text:s text:c="4"/>}</text:p>
      <text:p text:style-name="P18"/>
      <text:p text:style-name="P8"><text:span text:style-name="T15"><text:s text:c="4"/></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18"><text:s text:c="4"/>{</text:p>
      <text:p text:style-name="P8"><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19"><text:s text:c="4"/>}</text:p>
      <text:p text:style-name="P19"/>
      <text:p text:style-name="P8"><text:span text:style-name="T16"><text:s text:c="4"/></text:span><text:span text:style-name="T9">public</text:span><text:span text:style-name="T16"> </text:span><text:span text:style-name="T35">ITrackingId</text:span><text:span text:style-name="T16"> tracking_id()</text:span></text:p>
      <text:p text:style-name="P19"><text:s text:c="4"/>{</text:p>
      <text:p text:style-name="P8"><text:span text:style-name="T16"><text:s text:c="8"/></text:span><text:span text:style-name="T9">return</text:span><text:span text:style-name="T16"> </text:span><text:span text:style-name="T9">this</text:span><text:span text:style-name="T16">.underlying_tracking_id;</text:span></text:p>
      <text:p text:style-name="P19"><text:s text:c="4"/>}</text:p>
      <text:p text:style-name="P19"/>
      <text:p text:style-name="P8"><text:span text:style-name="T16"><text:s text:c="4"/></text:span><text:span text:style-name="T9">public</text:span><text:span text:style-name="T16"> </text:span><text:span text:style-name="T35">IRouteSpecification</text:span><text:span text:style-name="T16"> route_specification()</text:span></text:p>
      <text:p text:style-name="P19"><text:s text:c="4"/>{</text:p>
      <text:p text:style-name="P8"><text:span text:style-name="T16"><text:s text:c="8"/></text:span><text:span text:style-name="T9">return</text:span><text:span text:style-name="T16"> </text:span><text:span text:style-name="T9">this</text:span><text:span text:style-name="T16">.underlying_route_specification;</text:span></text:p>
      <text:p text:style-name="P19"><text:s text:c="4"/>}</text:p>
      <text:p text:style-name="P19"/>
      <text:p text:style-name="P8"><text:span text:style-name="T16"><text:s text:c="4"/></text:span><text:span text:style-name="T9">public</text:span><text:span text:style-name="T16"> </text:span><text:span text:style-name="T35">ILocation</text:span><text:span text:style-name="T16"> origin_location()</text:span></text:p>
      <text:p text:style-name="P19"><text:s text:c="4"/>{</text:p>
      <text:p text:style-name="P8"><text:span text:style-name="T16"><text:s text:c="8"/></text:span><text:span text:style-name="T9">throw</text:span><text:span text:style-name="T16"> </text:span><text:span text:style-name="T9">new</text:span><text:span text:style-name="T16"> </text:span><text:span text:style-name="T37">NotImplementedException</text:span><text:span text:style-name="T16">();</text:span></text:p>
      <text:p text:style-name="P19"><text:s text:c="4"/>}</text:p>
      <text:p text:style-name="P19">}</text:p>
      <text:p text:style-name="P1"/>
      <text:p text:style-name="P1"/>
      <text:p text:style-name="P1">A la hora de establecer el contexto con el bloque ESTABLISH encontramos algunos añadidos (por fin vamos a usar el Rhino.Mocks), como podemos apreciar en la BDD_Spec definitiva:</text:p>
      <text:p text:style-name="P1"/>
      <text:p text:style-name="P13"><text:soft-page-break/><text:span text:style-name="T8">public</text:span><text:span text:style-name="T15"> </text:span><text:span text:style-name="T8">class</text:span><text:span text:style-name="T15"> </text:span><text:span text:style-name="T25">when_asked_about_its_origin_location</text:span><text:span text:style-name="T15"> : </text:span><text:span text:style-name="T25">concern_for_cargo</text:span></text:p>
      <text:p text:style-name="P18">{</text:p>
      <text:p text:style-name="P8"><text:span text:style-name="T15"><text:s text:c="4"/></text:span><text:span text:style-name="T34">Establish</text:span><text:span text:style-name="T15"> context = () =&gt;</text:span></text:p>
      <text:p text:style-name="P18"><text:s text:c="4"/>{</text:p>
      <text:p text:style-name="P8"><text:span text:style-name="T15"><text:s text:c="8"/>tracking_id = the_dependency&lt;</text:span><text:span text:style-name="T34">ITrackingId</text:span><text:span text:style-name="T15">&gt;();</text:span></text:p>
      <text:p text:style-name="P8"><text:span text:style-name="T15"><text:s text:c="8"/>route_specification = the_dependency&lt;</text:span><text:span text:style-name="T34">IRouteSpecification</text:span><text:span text:style-name="T15">&gt;();</text:span></text:p>
      <text:p text:style-name="P18"/>
      <text:p text:style-name="P8"><text:span text:style-name="T15"><text:s text:c="8"/>the_origin_location = an&lt;</text:span><text:span text:style-name="T34">ILocation</text:span><text:span text:style-name="T15">&gt;();</text:span></text:p>
      <text:p text:style-name="P18"><text:s text:c="8"/>route_specification</text:p>
      <text:p text:style-name="P18"><text:s text:c="12"/>.Stub(x =&gt; x.origin())</text:p>
      <text:p text:style-name="P18"><text:s text:c="12"/>.Return(the_origin_location);</text:p>
      <text:p text:style-name="P18"><text:s text:c="4"/>};</text:p>
      <text:p text:style-name="P18"/>
      <text:p text:style-name="P8"><text:span text:style-name="T15"><text:s text:c="4"/></text:span><text:span text:style-name="T34">Because</text:span><text:span text:style-name="T15"> of = () =&gt; result = sut.origin_location();</text:span></text:p>
      <text:p text:style-name="P18"/>
      <text:p text:style-name="P8"><text:span text:style-name="T15"><text:s text:c="4"/></text:span><text:span text:style-name="T34">It</text:span><text:span text:style-name="T15"> should_provide_the_origin_location = () =&gt; </text:span></text:p>
      <text:p text:style-name="P18"><text:s text:c="7"/>result.ShouldEqual(the_origin_location);</text:p>
      <text:p text:style-name="P18"/>
      <text:p text:style-name="P8"><text:span text:style-name="T15"><text:s text:c="4"/></text:span><text:span text:style-name="T34">It</text:span><text:span text:style-name="T15"> should_leverage_the_route_specification_origin_location = () =&gt; </text:span></text:p>
      <text:p text:style-name="P18"><text:s text:c="7"/>route_specification.received(x =&gt; x.origin());</text:p>
      <text:p text:style-name="P18"/>
      <text:p text:style-name="P8"><text:span text:style-name="T15"><text:s text:c="4"/></text:span><text:span text:style-name="T8">static</text:span><text:span text:style-name="T15"> </text:span><text:span text:style-name="T34">ILocation</text:span><text:span text:style-name="T15"> the_origin_location;</text:span></text:p>
      <text:p text:style-name="P8"><text:span text:style-name="T15"><text:s text:c="4"/></text:span><text:span text:style-name="T8">static</text:span><text:span text:style-name="T15"> </text:span><text:span text:style-name="T34">ILocation</text:span><text:span text:style-name="T15"> result;</text:span></text:p>
      <text:p text:style-name="P8"><text:span text:style-name="T15"><text:s text:c="4"/></text:span><text:span text:style-name="T8">static</text:span><text:span text:style-name="T15"> </text:span><text:span text:style-name="T34">IRouteSpecification</text:span><text:span text:style-name="T15"> route_specification;</text:span></text:p>
      <text:p text:style-name="P8"><text:span text:style-name="T15"><text:s text:c="4"/></text:span><text:span text:style-name="T8">static</text:span><text:span text:style-name="T15"> </text:span><text:span text:style-name="T34">ITrackingId</text:span><text:span text:style-name="T15"> tracking_id;</text:span></text:p>
      <text:p text:style-name="P18">}</text:p>
      <text:p text:style-name="P1"/>
      <text:p text:style-name="P1">Al igual que en las dos BDD_Specs anteriores, definimos los argumentos que seran inyectados al constructor del SUT. Pero ademas usamos route_specification como un Mock al establecer que esperamos una llamada al metodo origin() y que cuando esta se produzca debemos devolver el recien creado FAKE the_origin_location:</text:p>
      <text:p text:style-name="P1"/>
      <text:p text:style-name="P18">route_specification</text:p>
      <text:p text:style-name="P18"><text:s text:c="4"/>.Stub(x =&gt; x.origin())</text:p>
      <text:p text:style-name="P21"><text:s text:c="4"/>.Return(the_origin_location);</text:p>
      <text:p text:style-name="P1"/>
      <text:p text:style-name="P1">donde:</text:p>
      <text:p text:style-name="P1"/>
      <text:p text:style-name="P14"><text:span text:style-name="T15">the_origin_location = an&lt;</text:span><text:span text:style-name="T34">ILocation</text:span><text:span text:style-name="T15">&gt;();</text:span></text:p>
      <text:p text:style-name="P1"/>
      <text:p text:style-name="P1">Ahora es el momento de volver a hablar de:</text:p>
      <text:p text:style-name="P1"/>
      <text:p text:style-name="P8"><text:span text:style-name="T34">It</text:span><text:span text:style-name="T15"> should_leverage_the_route_specification_origin_location = () =&gt; </text:span></text:p>
      <text:p text:style-name="P21"><text:s text:c="3"/>route_specification.received(x =&gt; x.origin());</text:p>
      <text:p text:style-name="P1"/>
      <text:p text:style-name="P1">ya que estamos estableciendo como condicion de que "should leverage the route specification origin location" (algo asi como "deberia delegar en route_specification.origin"), que se produzca esa llamada:</text:p>
      <text:p text:style-name="P1"/>
      <text:p text:style-name="P21">route_specification.received(x =&gt; x.origin());</text:p>
      <text:p text:style-name="P1"/>
      <text:p text:style-name="P1">Corremos los dos tests que fallan porque no estan implementados:</text:p>
      <text:p text:style-name="P1"/>
      <text:p text:style-name="P25">------ Test started: Assembly: dddsample.specs.dll ------</text:p>
      <text:p text:style-name="P27"/>
      <text:p text:style-name="P27">when asked about its tracking identificator</text:p>
      <text:p text:style-name="P27">» should provide the cargo id</text:p>
      <text:p text:style-name="P27"/>
      <text:p text:style-name="P27">when asked about its route specification</text:p>
      <text:p text:style-name="P27">» should provide the route specification</text:p>
      <text:p text:style-name="P27"/>
      <text:p text:style-name="P27">when asked about its origin location</text:p>
      <text:p text:style-name="P27"><text:soft-page-break/>» should provide the origin location (FAIL)</text:p>
      <text:p text:style-name="P27">» should leverage the route specification<text:span text:style-name="T43"> origin location</text:span> (FAIL)</text:p>
      <text:p text:style-name="P27"/>
      <text:p text:style-name="P27"/>
      <text:p text:style-name="P27">Test 'should provide the origin location' failed:</text:p>
      <text:p text:style-name="P27"><text:tab/>System.Reflection.TargetInvocationException: Exception has been thrown by the target of an invocation. ---&gt; System.NotImplementedException: The method or operation is not implemented.</text:p>
      <text:p text:style-name="P27"><text:tab/>domain\model\cargo.aggregate\Cargo.cs(34,0): at dddsample.domain.model.cargo.aggregate.Cargo.origin_location()</text:p>
      <text:p text:style-name="P27"><text:tab/>domain\model\cargo.aggregate\CargoSpecs.cs(57,0): at dddsample.specs.domain.model.cargo.aggregate.when_asked_about_its_origin_location.&lt;.ctor&gt;b__2()</text:p>
      <text:p text:style-name="P27"><text:tab/> <text:s text:c="2"/>--- End of inner exception stack trace ---</text:p>
      <text:p text:style-name="P27"><text:tab/>at System.RuntimeMethodHandle._InvokeMethodFast(IRuntimeMethodInfo method, Object target, Object[] arguments, SignatureStruct&amp; sig, MethodAttributes methodAttributes, RuntimeType typeOwner)</text:p>
      <text:p text:style-name="P27"><text:tab/>at System.RuntimeMethodHandle.InvokeMethodFast(IRuntimeMethodInfo method, Object target, Object[] arguments, Signature sig, MethodAttributes methodAttributes, RuntimeType typeOwner)</text:p>
      <text:p text:style-name="P27"><text:tab/>at System.Reflection.RuntimeMethodInfo.Invoke(Object obj, BindingFlags invokeAttr, Binder binder, Object[] parameters, CultureInfo culture, Boolean skipVisibilityChecks)</text:p>
      <text:p text:style-name="P27"><text:tab/>at System.Delegate.DynamicInvokeImpl(Object[] args)</text:p>
      <text:p text:style-name="P27"><text:tab/>at System.Delegate.DynamicInvoke(Object[] args)</text:p>
      <text:p text:style-name="P27"><text:tab/>at Machine.Specifications.Utility.RandomExtensionMethods.&lt;InvokeAll&gt;b__1(Delegate item)</text:p>
      <text:p text:style-name="P27"><text:tab/>at Machine.Specifications.Utility.RandomExtensionMethods.Each[T](IEnumerable`1 enumerable, Action`1 action)</text:p>
      <text:p text:style-name="P27"><text:tab/>at Machine.Specifications.Utility.RandomExtensionMethods.InvokeAll(IEnumerable`1 actions)</text:p>
      <text:p text:style-name="P27"><text:tab/>at Machine.Specifications.Utility.RandomExtensionMethods.InvokeAll(IEnumerable`1 becauseActions)</text:p>
      <text:p text:style-name="P27"><text:tab/>at Machine.Specifications.Model.Context.EstablishContext()</text:p>
      <text:p text:style-name="P27"/>
      <text:p text:style-name="P27">Test 'should leverage the route specification<text:span text:style-name="T43"> origin location</text:span>' failed:</text:p>
      <text:p text:style-name="P27"><text:tab/>System.Reflection.TargetInvocationException: Exception has been thrown by the target of an invocation. ---&gt; System.NotImplementedException: The method or operation is not implemented.</text:p>
      <text:p text:style-name="P27"><text:tab/>domain\model\cargo.aggregate\Cargo.cs(34,0): at dddsample.domain.model.cargo.aggregate.Cargo.origin_location()</text:p>
      <text:p text:style-name="P27"><text:tab/>domain\model\cargo.aggregate\CargoSpecs.cs(57,0): at dddsample.specs.domain.model.cargo.aggregate.when_asked_about_its_origin_location.&lt;.ctor&gt;b__2()</text:p>
      <text:p text:style-name="P27"><text:tab/> <text:s text:c="2"/>--- End of inner exception stack trace ---</text:p>
      <text:p text:style-name="P27"><text:tab/>at System.RuntimeMethodHandle._InvokeMethodFast(IRuntimeMethodInfo method, Object target, Object[] arguments, SignatureStruct&amp; sig, MethodAttributes methodAttributes, RuntimeType typeOwner)</text:p>
      <text:p text:style-name="P27"><text:tab/>at System.RuntimeMethodHandle.InvokeMethodFast(IRuntimeMethodInfo method, Object target, Object[] arguments, Signature sig, MethodAttributes methodAttributes, RuntimeType typeOwner)</text:p>
      <text:p text:style-name="P27"><text:tab/>at System.Reflection.RuntimeMethodInfo.Invoke(Object obj, BindingFlags invokeAttr, Binder binder, Object[] parameters, CultureInfo culture, Boolean skipVisibilityChecks)</text:p>
      <text:p text:style-name="P27"><text:tab/>at System.Delegate.DynamicInvokeImpl(Object[] args)</text:p>
      <text:p text:style-name="P27"><text:tab/>at System.Delegate.DynamicInvoke(Object[] args)</text:p>
      <text:p text:style-name="P27"><text:tab/>at Machine.Specifications.Utility.RandomExtensionMethods.&lt;InvokeAll&gt;b__1(Delegate item)</text:p>
      <text:p text:style-name="P27"><text:tab/>at Machine.Specifications.Utility.RandomExtensionMethods.Each[T](IEnumerable`1 enumerable, Action`1 action)</text:p>
      <text:p text:style-name="P27"><text:tab/>at Machine.Specifications.Utility.RandomExtensionMethods.InvokeAll(IEnumerable`1 actions)</text:p>
      <text:p text:style-name="P27"><text:tab/>at Machine.Specifications.Utility.RandomExtensionMethods.InvokeAll(IEnumerable`1 becauseActions)</text:p>
      <text:p text:style-name="P27"><text:tab/>at Machine.Specifications.Model.Context.EstablishContext()</text:p>
      <text:p text:style-name="P27"/>
      <text:p text:style-name="P27">2 passed, 2 failed, 0 skipped, took 2,22 seconds (Machine.Specifications 0.3.0).</text:p>
      <text:p text:style-name="P1"><text:soft-page-break/></text:p>
      <text:p text:style-name="P1"/>
      <text:p text:style-name="P1">Vamos primero con el segundo bloque IT:</text:p>
      <text:p text:style-name="P1"/>
      <text:p text:style-name="P8"><text:span text:style-name="T34">It</text:span><text:span text:style-name="T15"> should_leverage_the_route_specification_origin_location = () =&gt; </text:span></text:p>
      <text:p text:style-name="P21"><text:s text:c="3"/>route_specification.received(x =&gt; x.origin());</text:p>
      <text:p text:style-name="P1"/>
      <text:p text:style-name="P1">Para que pase necesitamos que ocurra lo siguiente (hemos eliminado la parte del codigo que no se refiere a esta BDD_Spec y solo enturbia el argumento):</text:p>
      <text:p text:style-name="P1"/>
      <text:p text:style-name="P13"><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18">{</text:p>
      <text:p text:style-name="P8"><text:span text:style-name="T15"><text:s text:c="4"/></text:span><text:span text:style-name="T8">readonly</text:span><text:span text:style-name="T15"> </text:span><text:span text:style-name="T34">ITrackingId</text:span><text:span text:style-name="T15"> underlying_tracking_id;</text:span></text:p>
      <text:p text:style-name="P8"><text:span text:style-name="T15"><text:s text:c="4"/></text:span><text:span text:style-name="T8">readonly</text:span><text:span text:style-name="T15"> </text:span><text:span text:style-name="T34">IRouteSpecification</text:span><text:span text:style-name="T15"> underlying_route_specification;</text:span></text:p>
      <text:p text:style-name="P18"><text:s text:c="4"/></text:p>
      <text:p text:style-name="P8"><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18"><text:s text:c="4"/>{</text:p>
      <text:p text:style-name="P8"><text:span text:style-name="T15"><text:s text:c="8"/></text:span><text:span text:style-name="T8">this</text:span><text:span text:style-name="T15">.underlying_tracking_id = tracking_id;</text:span></text:p>
      <text:p text:style-name="P8"><text:span text:style-name="T15"><text:s text:c="8"/></text:span><text:span text:style-name="T8">this</text:span><text:span text:style-name="T15">.underlying_route_specification = route_specification;</text:span></text:p>
      <text:p text:style-name="P18"><text:s text:c="8"/>route_specification.origin();</text:p>
      <text:p text:style-name="P18"><text:s text:c="4"/>}</text:p>
      <text:p text:style-name="P18"/>
      <text:p text:style-name="P18"><text:s text:c="4"/>(....)</text:p>
      <text:p text:style-name="P18"/>
      <text:p text:style-name="P8"><text:span text:style-name="T15"><text:s text:c="4"/></text:span><text:span text:style-name="T9">public</text:span><text:span text:style-name="T16"> </text:span><text:span text:style-name="T35">ILocation</text:span><text:span text:style-name="T16"> origin_location()</text:span></text:p>
      <text:p text:style-name="P19"><text:s text:c="4"/>{</text:p>
      <text:p text:style-name="P8"><text:span text:style-name="T16"><text:s text:c="8"/></text:span><text:span text:style-name="T9">throw</text:span><text:span text:style-name="T16"> </text:span><text:span text:style-name="T9">new</text:span><text:span text:style-name="T16"> </text:span><text:span text:style-name="T37">NotImplementedException</text:span><text:span text:style-name="T16">();</text:span></text:p>
      <text:p text:style-name="P19"><text:s text:c="4"/>}</text:p>
      <text:p text:style-name="P19">}</text:p>
      <text:p text:style-name="P1"/>
      <text:p text:style-name="P1">la parte que hace que el test pase es la del constructor:</text:p>
      <text:p text:style-name="P1"/>
      <text:p text:style-name="P21">route_specification.origin();</text:p>
      <text:p text:style-name="P1"><text:s/></text:p>
      <text:p text:style-name="P1">Con eso solo, deberia pasar, pero no lo hace, ya que, inteligentemente, nos sigue dando el mismo error:</text:p>
      <text:p text:style-name="P1"/>
      <text:p text:style-name="P25">Test 'should leverage the route specification origin location' failed:</text:p>
      <text:p text:style-name="P27"><text:tab/>System.Reflection.TargetInvocationException: Exception has been thrown by the target of an invocation. ---&gt; System.NotImplementedException: The method or operation is not implemented.</text:p>
      <text:p text:style-name="P1"><text:s/></text:p>
      <text:p text:style-name="P1">Y lo curioso es que es cierto. Aunque el requisito se cumple, el metodo invocado en el bloque BECAUSE:</text:p>
      <text:p text:style-name="P1"/>
      <text:p text:style-name="P14"><text:span text:style-name="T34">Because</text:span><text:span text:style-name="T15"> of = () =&gt; result = sut.origin_location();</text:span></text:p>
      <text:p text:style-name="P1"/>
      <text:p text:style-name="P1">sigue lanzando una excepcion:</text:p>
      <text:p text:style-name="P1"/>
      <text:p text:style-name="P8"><text:span text:style-name="T9">public</text:span><text:span text:style-name="T16"> </text:span><text:span text:style-name="T35">ILocation</text:span><text:span text:style-name="T16"> origin_location()</text:span></text:p>
      <text:p text:style-name="P19">{</text:p>
      <text:p text:style-name="P8"><text:span text:style-name="T16"><text:s text:c="4"/></text:span><text:span text:style-name="T9">throw</text:span><text:span text:style-name="T16"> </text:span><text:span text:style-name="T9">new</text:span><text:span text:style-name="T16"> </text:span><text:span text:style-name="T37">NotImplementedException</text:span><text:span text:style-name="T16">();</text:span></text:p>
      <text:p text:style-name="P22">}</text:p>
      <text:p text:style-name="P1"/>
      <text:p text:style-name="P1">¿Y como podemos comprobar que esto que digo es verdad?</text:p>
      <text:p text:style-name="P1"/>
      <text:p text:style-name="P1">Muy facil, necesitamos que origin_location() devuelva un valor valido y no una excepcion, pero no tiene porque ser EL valor que buscamos. Es decir:</text:p>
      <text:p text:style-name="P1"/>
      <text:p text:style-name="P13"><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18">{</text:p>
      <text:p text:style-name="P18"><text:s text:c="4"/>(....)</text:p>
      <text:p text:style-name="P18"><text:soft-page-break/></text:p>
      <text:p text:style-name="P8"><text:span text:style-name="T15"><text:s text:c="4"/></text:span><text:span text:style-name="T8">readonly</text:span><text:span text:style-name="T15"> </text:span><text:span text:style-name="T34">ILocation</text:span><text:span text:style-name="T15"> any_origin_location;</text:span></text:p>
      <text:p text:style-name="P18"/>
      <text:p text:style-name="P8"><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18"><text:s text:c="4"/>{</text:p>
      <text:p text:style-name="P8"><text:span text:style-name="T15"><text:s text:c="8"/></text:span><text:span text:style-name="T8">this</text:span><text:span text:style-name="T15">.underlying_tracking_id = tracking_id;</text:span></text:p>
      <text:p text:style-name="P8"><text:span text:style-name="T15"><text:s text:c="8"/></text:span><text:span text:style-name="T8">this</text:span><text:span text:style-name="T15">.underlying_route_specification = route_specification;</text:span></text:p>
      <text:p text:style-name="P18"><text:s text:c="8"/>route_specification.origin();</text:p>
      <text:p text:style-name="P18"><text:s text:c="4"/>}</text:p>
      <text:p text:style-name="P18"/>
      <text:p text:style-name="P18"><text:s text:c="4"/>(....)</text:p>
      <text:p text:style-name="P19"/>
      <text:p text:style-name="P8"><text:span text:style-name="T16"><text:s text:c="4"/></text:span><text:span text:style-name="T9">public</text:span><text:span text:style-name="T16"> </text:span><text:span text:style-name="T35">ILocation</text:span><text:span text:style-name="T16"> origin_location()</text:span></text:p>
      <text:p text:style-name="P19"><text:s text:c="4"/>{</text:p>
      <text:p text:style-name="P8"><text:span text:style-name="T16"><text:s text:c="8"/></text:span><text:span text:style-name="T9">return</text:span><text:span text:style-name="T16"> </text:span><text:span text:style-name="T9">this</text:span><text:span text:style-name="T16">.any_origin_location;</text:span></text:p>
      <text:p text:style-name="P19"><text:s text:c="4"/>}</text:p>
      <text:p text:style-name="P19">}</text:p>
      <text:p text:style-name="P1"/>
      <text:p text:style-name="P1"/>
      <text:p text:style-name="P1">Es decir, creamos un Ilocation llamado any_origin_location, al que no le asignamos valor alguno, simplemente no da los medios para "engañar" al metodo origin_location() y proveerle a la salida un tipo valido, evitando tener que lanzar una excepcion:</text:p>
      <text:p text:style-name="P1"/>
      <text:p text:style-name="P8"><text:span text:style-name="T9">public</text:span><text:span text:style-name="T16"> </text:span><text:span text:style-name="T35">ILocation</text:span><text:span text:style-name="T16"> origin_location()</text:span></text:p>
      <text:p text:style-name="P19">{</text:p>
      <text:p text:style-name="P8"><text:span text:style-name="T16"><text:s text:c="4"/></text:span><text:span text:style-name="T9">return</text:span><text:span text:style-name="T16"> </text:span><text:span text:style-name="T9">this</text:span><text:span text:style-name="T16">.any_origin_location;</text:span></text:p>
      <text:p text:style-name="P22">}</text:p>
      <text:p text:style-name="P1"/>
      <text:p text:style-name="P1">Es importante fijarse que en el constructor NO ASIGNAMOS el valor devuelto po route_specification.origin():</text:p>
      <text:p text:style-name="P1"/>
      <text:p text:style-name="P8"><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18">{</text:p>
      <text:p text:style-name="P8"><text:span text:style-name="T15"><text:s text:c="4"/></text:span><text:span text:style-name="T14">(....)</text:span></text:p>
      <text:p text:style-name="P18"><text:s text:c="4"/>route_specification.origin();</text:p>
      <text:p text:style-name="P18">}<text:span text:style-name="T43"> <text:s text:c="3"/></text:span></text:p>
      <text:p text:style-name="P1"/>
      <text:p text:style-name="P1">Corremos el test ahora y obtenemos:</text:p>
      <text:p text:style-name="P1"/>
      <text:p text:style-name="P25">------ Test started: Assembly: dddsample.specs.dll ------</text:p>
      <text:p text:style-name="P27"/>
      <text:p text:style-name="P27">when asked about its tracking identificator</text:p>
      <text:p text:style-name="P27">» should provide the cargo id</text:p>
      <text:p text:style-name="P27"/>
      <text:p text:style-name="P27">when asked about its route specification</text:p>
      <text:p text:style-name="P27">» should provide the route specification</text:p>
      <text:p text:style-name="P27"/>
      <text:p text:style-name="P27">when asked about its origin location</text:p>
      <text:p text:style-name="P27">» should provide the origin location (FAIL)</text:p>
      <text:p text:style-name="P27">» should leverage the route specification<text:span text:style-name="T43"> origin location</text:span></text:p>
      <text:p text:style-name="P27"/>
      <text:p text:style-name="P27"/>
      <text:p text:style-name="P27">Test 'should provide the origin location' failed:</text:p>
      <text:p text:style-name="P27"><text:tab/>Machine.Specifications.SpecificationException: Should equal ILocationProxy81c2704787ff43dc8a8ab67018e80010 but is [null]</text:p>
      <text:p text:style-name="P27"><text:tab/>at Machine.Specifications.ShouldExtensionMethods.ShouldEqual[T](T actual, T expected)</text:p>
      <text:p text:style-name="P27"><text:tab/>domain\model\cargo.aggregate\CargoSpecs.cs(60,0): at dddsample.specs.domain.model.cargo.aggregate.when_asked_about_its_origin_location.&lt;.ctor&gt;b__3()</text:p>
      <text:p text:style-name="P27"><text:tab/>at Machine.Specifications.Model.Specification.InvokeSpecificationField()</text:p>
      <text:p text:style-name="P27"><text:tab/>at Machine.Specifications.Model.Specification.Verify()</text:p>
      <text:p text:style-name="P27"/>
      <text:p text:style-name="P27">3 passed, 1 failed, 0 skipped, took 0,85 seconds (Machine.Specifications 0.3.0).</text:p>
      <text:p text:style-name="P1"><text:soft-page-break/></text:p>
      <text:p text:style-name="P1">Asi que podemos dar por zanjada y probada la cuestion que planteaba anteriormente.</text:p>
      <text:p text:style-name="P1"/>
      <text:p text:style-name="P1">Vamos ahora con el test que falla que corresponde al bloque IT:</text:p>
      <text:p text:style-name="P1"/>
      <text:p text:style-name="P8"><text:span text:style-name="T34">It</text:span><text:span text:style-name="T15"> should_provide_the_origin_location = () =&gt; </text:span></text:p>
      <text:p text:style-name="P21"><text:s text:c="3"/>result.ShouldEqual(the_origin_location);</text:p>
      <text:p text:style-name="P1"/>
      <text:p text:style-name="P1">y que a estas alturas ya deberiamos estar hartos de ver, ya que es equivalente a los de las dos BDD_Specs anteriores. Lo realmente interesante es ver la razon por la que falla:</text:p>
      <text:p text:style-name="P1"/>
      <text:p text:style-name="P27">Test 'should provide the origin location' failed:</text:p>
      <text:p text:style-name="P27"><text:tab/>Machine.Specifications.SpecificationException: Should equal ILocationProxy81c2704787ff43dc8a8ab67018e80010 but is [null]</text:p>
      <text:p text:style-name="P1"/>
      <text:p text:style-name="P1">Ya no es la consabida</text:p>
      <text:p text:style-name="P1"/>
      <text:p text:style-name="P26">The method or operation is not implemented.</text:p>
      <text:p text:style-name="P1"/>
      <text:p text:style-name="P1">Ahora nos dice que esperaba un valor concreto:</text:p>
      <text:p text:style-name="P1"/>
      <text:p text:style-name="P26">ILocationProxy81c2704787ff43dc8a8ab67018e80010</text:p>
      <text:p text:style-name="P1"/>
      <text:p text:style-name="P1">(no hay que asustarse por ese valor, ya que, es el resultado de como funciona internamente Rhino.Mocks) pero recibe otro distinto:</text:p>
      <text:p text:style-name="P1"/>
      <text:p text:style-name="P26">[null]</text:p>
      <text:p text:style-name="P1"/>
      <text:p text:style-name="P1">Y eso es justo lo que cabria esperar, ya que recordemos que estamos "engañando" al metodo origin_location(), enviandole el tipo correcto pero en realidad le estamos asignando "null" y eso precisamente es lo que nos esta diciendo el error del test:</text:p>
      <text:p text:style-name="P1"/>
      <text:p text:style-name="P1">"<text:span text:style-name="T2">hay algo que va mal ya que esperaba un valor concreto, tan concreto como esta mostruosidad, ILocationProxy81c2704787ff43dc8a8ab67018e80010, pero en realidad me estas enviando un NULL.</text:span>"</text:p>
      <text:p text:style-name="P1"/>
      <text:p text:style-name="P1">El problema ya sabemos donde esta, de hecho es tan sencillo hacer pasar el test como:</text:p>
      <text:p text:style-name="P1"/>
      <text:p text:style-name="P8"><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18">{</text:p>
      <text:p text:style-name="P8"><text:span text:style-name="T15"><text:s text:c="4"/></text:span><text:span text:style-name="T14">(....)</text:span></text:p>
      <text:p text:style-name="P18"><text:s text:c="4"/>any_origin_location = route_specification.origin();</text:p>
      <text:p text:style-name="P21">}</text:p>
      <text:p text:style-name="P1"/>
      <text:p text:style-name="P1">Ya lo hemos hecho en las BDD_Specs anteriores.</text:p>
      <text:p text:style-name="P1"/>
      <text:p text:style-name="P1">Lo importante aqui es suponer los siguiente. Imaginemos que hemos escrito este codigo:</text:p>
      <text:p text:style-name="P1"/>
      <text:p text:style-name="P13"><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18">{</text:p>
      <text:p text:style-name="P18"><text:s text:c="4"/>(....)</text:p>
      <text:p text:style-name="P8"><text:span text:style-name="T15"><text:s text:c="4"/></text:span><text:span text:style-name="T8">readonly</text:span><text:span text:style-name="T15"> </text:span><text:span text:style-name="T34">ILocation</text:span><text:span text:style-name="T15"> underlying_origin_location;</text:span></text:p>
      <text:p text:style-name="P18"/>
      <text:p text:style-name="P8"><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18"><text:s text:c="4"/>{</text:p>
      <text:p text:style-name="P18"><text:s text:c="8"/>(....)</text:p>
      <text:p text:style-name="P18"><text:s text:c="8"/>route_specification.origin();</text:p>
      <text:p text:style-name="P18"><text:s text:c="4"/>}</text:p>
      <text:p text:style-name="P18"/>
      <text:p text:style-name="P18"><text:s text:c="4"/>(....)</text:p>
      <text:p text:style-name="P19"/>
      <text:p text:style-name="P8"><text:span text:style-name="T16"><text:s text:c="4"/></text:span><text:span text:style-name="T9">public</text:span><text:span text:style-name="T16"> </text:span><text:span text:style-name="T35">ILocation</text:span><text:span text:style-name="T16"> origin_location()</text:span></text:p>
      <text:p text:style-name="P18"><text:soft-page-break/><text:s text:c="4"/>{</text:p>
      <text:p text:style-name="P8"><text:span text:style-name="T15"><text:s text:c="8"/></text:span><text:span text:style-name="T8">return</text:span><text:span text:style-name="T15"> </text:span><text:span text:style-name="T8">this</text:span><text:span text:style-name="T15">.underlying_origin_location;</text:span></text:p>
      <text:p text:style-name="P18"><text:s text:c="4"/>}</text:p>
      <text:p text:style-name="P19">}</text:p>
      <text:p text:style-name="P1"/>
      <text:p text:style-name="P1">Si hubiesemos escrito ese codigo, si que tiene toda la pinta de que estamos cometiendo un error que no deseabampos que ocurriese, ya que, aunque el codigo sea el mismo que cuando engañabamos al metodo route_specification(), ahora el nombre que le damos al campo (field) encargado de guardar el punto de origen ("origin location") revela la intencion de que QUERIAMOS haberle asignado ese valor y no devolver un NULL.</text:p>
      <text:p text:style-name="P1"/>
      <text:p text:style-name="P1">Lo bueno de todo esto es que "estamos cubiertos". Es decir, si cometemos algun error, por muy tonto que sea, vamos a "estar cubiertos" y en algun punto fallara nuestra suite de BDD_Specs.</text:p>
      <text:p text:style-name="P1"/>
      <text:p text:style-name="P1">Lo que probablemente estabamos intentando escribir era (atencion a la diferencia en el constructor):</text:p>
      <text:p text:style-name="P1"/>
      <text:p text:style-name="P13"><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18">{</text:p>
      <text:p text:style-name="P18"><text:s text:c="4"/>(....)</text:p>
      <text:p text:style-name="P8"><text:span text:style-name="T15"><text:s text:c="4"/></text:span><text:span text:style-name="T8">readonly</text:span><text:span text:style-name="T15"> </text:span><text:span text:style-name="T34">ILocation</text:span><text:span text:style-name="T15"> underlying_origin_location;</text:span></text:p>
      <text:p text:style-name="P18"/>
      <text:p text:style-name="P8"><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18"><text:s text:c="4"/>{</text:p>
      <text:p text:style-name="P18"><text:s text:c="8"/>(....)</text:p>
      <text:p text:style-name="P28"><text:span text:style-name="T18"><text:s text:c="8"/></text:span><text:span text:style-name="T11">this</text:span><text:span text:style-name="T18">.underlying_origin_location = route_specification.origin();</text:span></text:p>
      <text:p text:style-name="P18"><text:s text:c="4"/>}</text:p>
      <text:p text:style-name="P18"/>
      <text:p text:style-name="P18"><text:s text:c="4"/>(....)</text:p>
      <text:p text:style-name="P19"/>
      <text:p text:style-name="P8"><text:span text:style-name="T16"><text:s text:c="4"/></text:span><text:span text:style-name="T9">public</text:span><text:span text:style-name="T16"> </text:span><text:span text:style-name="T35">ILocation</text:span><text:span text:style-name="T16"> origin_location()</text:span></text:p>
      <text:p text:style-name="P18"><text:s text:c="4"/>{</text:p>
      <text:p text:style-name="P8"><text:span text:style-name="T15"><text:s text:c="8"/></text:span><text:span text:style-name="T8">return</text:span><text:span text:style-name="T15"> </text:span><text:span text:style-name="T8">this</text:span><text:span text:style-name="T15">.underlying_origin_location;</text:span></text:p>
      <text:p text:style-name="P18"><text:s text:c="4"/>}</text:p>
      <text:p text:style-name="P22">}</text:p>
      <text:p text:style-name="P1"/>
      <text:p text:style-name="P1">que si pasa el test:</text:p>
      <text:p text:style-name="P1"/>
      <text:p text:style-name="P25">------ Test started: Assembly: dddsample.specs.dll ------</text:p>
      <text:p text:style-name="P27"/>
      <text:p text:style-name="P27">when asked about its tracking identificator</text:p>
      <text:p text:style-name="P27">» should provide the cargo id</text:p>
      <text:p text:style-name="P27"/>
      <text:p text:style-name="P27">when asked about its route specification</text:p>
      <text:p text:style-name="P27">» should provide the route specification</text:p>
      <text:p text:style-name="P27"/>
      <text:p text:style-name="P27">when asked about its origin location</text:p>
      <text:p text:style-name="P27">» should provide the origin location</text:p>
      <text:p text:style-name="P27">» should leverage the route specification<text:span text:style-name="T43"> origin location</text:span></text:p>
      <text:p text:style-name="P27"/>
      <text:p text:style-name="P27"/>
      <text:p text:style-name="P27">4 passed, 0 failed, 0 skipped, took 0,92 seconds (Machine.Specifications 0.3.0).</text:p>
      <text:p text:style-name="P1"/>
      <text:p text:style-name="P1">Nuestra clase Cargo (nuestro DDD_Aggregate_Root Cargo) quedaria asi, por lo tanto:</text:p>
      <text:p text:style-name="P1"/>
      <text:p text:style-name="P13"><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18">{</text:p>
      <text:p text:style-name="P8"><text:span text:style-name="T15"><text:s text:c="4"/></text:span><text:span text:style-name="T8">readonly</text:span><text:span text:style-name="T15"> </text:span><text:span text:style-name="T34">ITrackingId</text:span><text:span text:style-name="T15"> underlying_tracking_id;</text:span></text:p>
      <text:p text:style-name="P8"><text:span text:style-name="T15"><text:s text:c="4"/></text:span><text:span text:style-name="T8">readonly</text:span><text:span text:style-name="T15"> </text:span><text:span text:style-name="T34">IRouteSpecification</text:span><text:span text:style-name="T15"> underlying_route_specification;</text:span></text:p>
      <text:p text:style-name="P8"><text:span text:style-name="T15"><text:s text:c="4"/></text:span><text:span text:style-name="T8">readonly</text:span><text:span text:style-name="T15"> </text:span><text:span text:style-name="T34">ILocation</text:span><text:span text:style-name="T15"> underlying_origin_location;</text:span></text:p>
      <text:p text:style-name="P18"/>
      <text:p text:style-name="P8"><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18"><text:soft-page-break/><text:s text:c="4"/>{</text:p>
      <text:p text:style-name="P8"><text:span text:style-name="T15"><text:s text:c="8"/></text:span><text:span text:style-name="T8">this</text:span><text:span text:style-name="T15">.underlying_tracking_id = tracking_id;</text:span></text:p>
      <text:p text:style-name="P8"><text:span text:style-name="T15"><text:s text:c="8"/></text:span><text:span text:style-name="T8">this</text:span><text:span text:style-name="T15">.underlying_route_specification = route_specification;</text:span></text:p>
      <text:p text:style-name="P8"><text:span text:style-name="T15"><text:s text:c="8"/></text:span><text:span text:style-name="T8">this</text:span><text:span text:style-name="T15">.underlying_origin_location = route_specification.origin();</text:span></text:p>
      <text:p text:style-name="P18"><text:s text:c="4"/>}</text:p>
      <text:p text:style-name="P18"/>
      <text:p text:style-name="P8"><text:span text:style-name="T15"><text:s text:c="4"/></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18"><text:s text:c="4"/>{</text:p>
      <text:p text:style-name="P8"><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19"><text:s text:c="4"/>}</text:p>
      <text:p text:style-name="P19"/>
      <text:p text:style-name="P8"><text:span text:style-name="T16"><text:s text:c="4"/></text:span><text:span text:style-name="T9">public</text:span><text:span text:style-name="T16"> </text:span><text:span text:style-name="T35">ITrackingId</text:span><text:span text:style-name="T16"> tracking_id()</text:span></text:p>
      <text:p text:style-name="P19"><text:s text:c="4"/>{</text:p>
      <text:p text:style-name="P8"><text:span text:style-name="T16"><text:s text:c="8"/></text:span><text:span text:style-name="T9">return</text:span><text:span text:style-name="T16"> </text:span><text:span text:style-name="T9">this</text:span><text:span text:style-name="T16">.underlying_tracking_id;</text:span></text:p>
      <text:p text:style-name="P19"><text:s text:c="4"/>}</text:p>
      <text:p text:style-name="P19"/>
      <text:p text:style-name="P8"><text:span text:style-name="T16"><text:s text:c="4"/></text:span><text:span text:style-name="T9">public</text:span><text:span text:style-name="T16"> </text:span><text:span text:style-name="T35">IRouteSpecification</text:span><text:span text:style-name="T16"> route_specification()</text:span></text:p>
      <text:p text:style-name="P19"><text:s text:c="4"/>{</text:p>
      <text:p text:style-name="P8"><text:span text:style-name="T16"><text:s text:c="8"/></text:span><text:span text:style-name="T9">return</text:span><text:span text:style-name="T16"> </text:span><text:span text:style-name="T9">this</text:span><text:span text:style-name="T16">.underlying_route_specification;</text:span></text:p>
      <text:p text:style-name="P19"><text:s text:c="4"/>}</text:p>
      <text:p text:style-name="P19"/>
      <text:p text:style-name="P8"><text:span text:style-name="T16"><text:s text:c="4"/></text:span><text:span text:style-name="T9">public</text:span><text:span text:style-name="T16"> </text:span><text:span text:style-name="T35">ILocation</text:span><text:span text:style-name="T16"> origin_location()</text:span></text:p>
      <text:p text:style-name="P19"><text:s text:c="4"/>{</text:p>
      <text:p text:style-name="P8"><text:span text:style-name="T16"><text:s text:c="8"/></text:span><text:span text:style-name="T9">return</text:span><text:span text:style-name="T16"> </text:span><text:span text:style-name="T9">this</text:span><text:span text:style-name="T16">.underlying_origin_location;</text:span></text:p>
      <text:p text:style-name="P19"><text:s text:c="4"/>}</text:p>
      <text:p text:style-name="P19">}</text:p>
      <text:p text:style-name="P1"/>
      <text:p text:style-name="P1">Estamos listos para empaquetarlo todo y mandarlo a github.</text:p>
      <text:p text:style-name="P1"/>
      <text:p text:style-name="P1"><text:span text:style-name="T3">BDD_Spec: When comparing the cargo identity</text:span>: </text:p>
      <text:p text:style-name="P1"/>
      <text:p text:style-name="P1">Parece un buen momento para eliminar ese:</text:p>
      <text:p text:style-name="P1"/>
      <text:p text:style-name="P14"><text:span text:style-name="T8">throw</text:span><text:span text:style-name="T15"> </text:span><text:span text:style-name="T8">new</text:span><text:span text:style-name="T15"> </text:span><text:span text:style-name="T37">NotImplementedException</text:span><text:span text:style-name="T16">();</text:span></text:p>
      <text:p text:style-name="P1"/>
      <text:p text:style-name="P1">del metodo:</text:p>
      <text:p text:style-name="P1"/>
      <text:p text:style-name="P14"><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1"/>
      <text:p text:style-name="P1">Asi que vamos con esa BDD_Spec:</text:p>
      <text:p text:style-name="P1"/>
      <text:p text:style-name="P27">When comparing the cargo identity</text:p>
      <text:p text:style-name="P26">» It should leverage the tracking identity collaborator</text:p>
      <text:p text:style-name="P1"/>
      <text:p text:style-name="P1">que en codigo seria:</text:p>
      <text:p text:style-name="P1"/>
      <text:p text:style-name="P13"><text:span text:style-name="T8">public</text:span><text:span text:style-name="T15"> </text:span><text:span text:style-name="T8">class</text:span><text:span text:style-name="T15"> </text:span><text:span text:style-name="T25">when_comparing_the_cargo_identity</text:span><text:span text:style-name="T15"> : </text:span><text:span text:style-name="T25">concern_for_cargo</text:span></text:p>
      <text:p text:style-name="P18">{</text:p>
      <text:p text:style-name="P8"><text:span text:style-name="T15"><text:s text:c="4"/></text:span><text:span text:style-name="T34">It</text:span><text:span text:style-name="T15"> should_leverage_the_tracking_identity_collaborator = () =&gt; </text:span></text:p>
      <text:p text:style-name="P8"><text:span text:style-name="T15"><text:s text:c="7"/></text:span><text:span text:style-name="T29">tracking_id</text:span><text:span text:style-name="T15">.received(</text:span></text:p>
      <text:p text:style-name="P8"><text:span text:style-name="T15"><text:s text:c="10"/>x =&gt; x.</text:span><text:span text:style-name="T29">has_the_same_value_as</text:span><text:span text:style-name="T15">(</text:span><text:span text:style-name="T29">the_to_compare_cargo</text:span><text:span text:style-name="T15">.tracking_id()));</text:span></text:p>
      <text:p text:style-name="P18">}</text:p>
      <text:p text:style-name="P1"/>
      <text:p text:style-name="P1">Procedamos a arreglar el codigo de color rojo. El caso de tracking_id y the_to_compare_cargo es trivial, ya lo hemos visto varias veces:</text:p>
      <text:p text:style-name="P1"/>
      <text:p text:style-name="P13"><text:span text:style-name="T8">public</text:span><text:span text:style-name="T15"> </text:span><text:span text:style-name="T8">class</text:span><text:span text:style-name="T15"> </text:span><text:span text:style-name="T25">when_comparing_the_cargo_identity</text:span><text:span text:style-name="T15"> : </text:span><text:span text:style-name="T25">concern_for_cargo</text:span></text:p>
      <text:p text:style-name="P18">{</text:p>
      <text:p text:style-name="P8"><text:span text:style-name="T15"><text:s text:c="4"/></text:span><text:span text:style-name="T34">It</text:span><text:span text:style-name="T15"> should_leverage_the_tracking_identity_collaborator = () =&gt; </text:span></text:p>
      <text:p text:style-name="P18"><text:s text:c="7"/>tracking_id.received(</text:p>
      <text:p text:style-name="P8"><text:span text:style-name="T15"><text:s text:c="10"/>x =&gt; x.</text:span><text:span text:style-name="T29">has_the_same_value_as</text:span><text:span text:style-name="T15">(the_to_compare_cargo.tracking_id()));</text:span></text:p>
      <text:p text:style-name="P18"/>
      <text:p text:style-name="P8"><text:soft-page-break/><text:span text:style-name="T15"><text:s text:c="4"/></text:span><text:span text:style-name="T8">static</text:span><text:span text:style-name="T15"> </text:span><text:span text:style-name="T34">ITrackingId</text:span><text:span text:style-name="T15"> tracking_id;</text:span></text:p>
      <text:p text:style-name="P8"><text:span text:style-name="T15"><text:s text:c="4"/></text:span><text:span text:style-name="T8">static</text:span><text:span text:style-name="T15"> </text:span><text:span text:style-name="T34">ICargo</text:span><text:span text:style-name="T15"> the_to_compare_cargo; <text:s text:c="3"/></text:span></text:p>
      <text:p text:style-name="P18">}</text:p>
      <text:p text:style-name="P1"/>
      <text:p text:style-name="P1">Pero el caso de has_the_same_value_as() presenta una reaccion en cadena muy interesante.</text:p>
      <text:p text:style-name="P1">Para poder entenderla, debemos primero entender donde se produce esa llamada. La intencion de los que pretendemos hacer es clara. Vamos a aplicar el SRP, de forma que, la logica (lease tambien como "el algoritmo") que va a hacer que nuestro DDD_Aggregate_Root Cargo pueda evaluar su identidad con respecto a otro DDD_Aggregate_Root Cargo no va a estar, como cabria suponer, en Cargo.has_the_same_identity_as(), sino que, tal y como especificamos en el bloque IT, va a delegar ese calculo, esa implementacion del algoritmo, a un ITrackingId.has_the_same_value_as(). En concreto a la instancia tracking_id. Asi que el has_the_same_value_as() de color rojo en el codigo anterior corresponde a tracking_id.has_the_same_value_as(), que no debe ser confundido con Cargo.has_the_same_identity_id().</text:p>
      <text:p text:style-name="P1"/>
      <text:p text:style-name="P1">Esto es el SRP aplicado y no nos cansaremos de decirlo: diseño, diseño, diseño. Estamos diseñando. En cualquier fase del desarrollo, diseñamos.</text:p>
      <text:p text:style-name="P1"/>
      <text:p text:style-name="P1">¿Cual es el problema entonces?</text:p>
      <text:p text:style-name="P1"/>
      <text:p text:style-name="P1">El problema es que ITrackingId no dispone todavia de ese metodo, y lo mas importante, ¿tiene sentido crear ese metodo en ITrackingId?. La respuesta a esta pregunta es no. Ya que, todavia no hemos decidido que va a ser ITrackingId "de mayor". Ahora es el momento de tomar esa decision.</text:p>
      <text:p text:style-name="P1"/>
      <text:p text:style-name="P1">NOTA: Quizas esto te suene a una mini-discusion en la primera BDD_Spec de CargoSpec en la que creabamos la interface IRouteSpecification y "quedaba anotado" (esa fue la expresion que usamos) que parecia que IRouteSpecification iba a necesitar implementar ISpecification&lt;T&gt;, pero aplazabamos la decision hasta que fuese estrictamente necesario. Pues efectivamente, seria el mismo problema. Pero en el caso de ITrackingId, ahora, es estrictamente necesario.</text:p>
      <text:p text:style-name="P1">NOTA FIN</text:p>
      <text:p text:style-name="P1"/>
      <text:p text:style-name="P1">ITrackingId va a ser un DDD_Value_Object. Por lo tanto va a tener que implementar IValueObject&lt;T&gt;. Y esa es la clave para respoder a la pregunta de si tiene o no sentido crear el metodo has_the_same_value_as() en ITrackingId. No tiene sentido "crearlo" en ITrackingId, ya que al implementar IValueObject&lt;T&gt;, ese metodo ya le viene heredado. </text:p>
      <text:p text:style-name="P1"/>
      <text:p text:style-name="P1">Por lo tanto para corregir el codigo de color rojo basta con:</text:p>
      <text:p text:style-name="P1"/>
      <text:p text:style-name="P15"><text:span text:style-name="T6">public</text:span><text:span text:style-name="T14"> </text:span><text:span text:style-name="T6">interface</text:span><text:span text:style-name="T14"> </text:span><text:span text:style-name="T33">ITrackingId</text:span><text:span text:style-name="T14"> : </text:span><text:span text:style-name="T33">IValueObject</text:span><text:span text:style-name="T14">&lt;</text:span><text:span text:style-name="T33">ITrackingId</text:span><text:span text:style-name="T14">&gt;</text:span><text:span text:style-name="T15"> {}</text:span></text:p>
      <text:p text:style-name="P1"/>
      <text:p text:style-name="P1">Podemos continuar con la BDD_Spec ejercitando el SUT. Puesto que ya somos veteranos en esto, incluimos tambien el campo (field) result para centrarnos en lo verdaderamente importante:</text:p>
      <text:p text:style-name="P1"/>
      <text:p text:style-name="P17"><text:span text:style-name="T4">public</text:span> <text:span text:style-name="T4">class</text:span> <text:span text:style-name="T21">when_comparing_the_cargo_identity</text:span> : <text:span text:style-name="T21">concern_for_cargo</text:span></text:p>
      <text:p text:style-name="P18">{</text:p>
      <text:p text:style-name="P8"><text:span text:style-name="T15"><text:s text:c="4"/></text:span><text:span text:style-name="T34">Because</text:span><text:span text:style-name="T15"> of = () =&gt; result = sut.</text:span><text:span text:style-name="T29">has_the_same_identity_as</text:span><text:span text:style-name="T15">(the_to_compare_cargo);</text:span></text:p>
      <text:p text:style-name="P18"><text:s text:c="8"/></text:p>
      <text:p text:style-name="P8"><text:span text:style-name="T15"><text:s text:c="4"/></text:span><text:span text:style-name="T34">It</text:span><text:span text:style-name="T15"> should_leverage_the_tracking_identity_collaborator = () =&gt; </text:span></text:p>
      <text:p text:style-name="P18"><text:s text:c="7"/>tracking_id.received(</text:p>
      <text:p text:style-name="P18"><text:s text:c="10"/>x =&gt; x.has_the_same_value_as(the_to_compare_cargo.tracking_id()));</text:p>
      <text:p text:style-name="P18"/>
      <text:p text:style-name="P8"><text:span text:style-name="T15"><text:s text:c="4"/></text:span><text:span text:style-name="T8">static</text:span><text:span text:style-name="T15"> </text:span><text:span text:style-name="T34">ITrackingId</text:span><text:span text:style-name="T15"> tracking_id;</text:span></text:p>
      <text:p text:style-name="P8"><text:span text:style-name="T15"><text:s text:c="4"/></text:span><text:span text:style-name="T8">static</text:span><text:span text:style-name="T15"> </text:span><text:span text:style-name="T34">ICargo</text:span><text:span text:style-name="T15"> the_to_compare_cargo;</text:span></text:p>
      <text:p text:style-name="P8"><text:span text:style-name="T15"><text:s text:c="4"/></text:span><text:span text:style-name="T8">static bool</text:span><text:span text:style-name="T15"> result;</text:span></text:p>
      <text:p text:style-name="P18">}</text:p>
      <text:p text:style-name="P1"/>
      <text:p text:style-name="P1">Y cual es nuestra sorpresa:</text:p>
      <text:p text:style-name="P1"/>
      <text:p text:style-name="P14"><text:soft-page-break/><text:span text:style-name="T15">sut.</text:span><text:span text:style-name="T29">has_the_same_identity_as</text:span><text:span text:style-name="T15">(the_to_compare_cargo);</text:span></text:p>
      <text:p text:style-name="P1"/>
      <text:p text:style-name="P1">No puede ser, nuestro SUT (es decir Cargo), implementa IEntity&lt;T&gt;:</text:p>
      <text:p text:style-name="P1"/>
      <text:p text:style-name="P13"><text:span text:style-name="T8">public</text:span><text:span text:style-name="T15"> </text:span><text:span text:style-name="T8">interface</text:span><text:span text:style-name="T15"> </text:span><text:span text:style-name="T34">IEntity</text:span><text:span text:style-name="T15">&lt;T&gt;</text:span></text:p>
      <text:p text:style-name="P18">{</text:p>
      <text:p text:style-name="P8"><text:span text:style-name="T15"><text:s text:c="4"/></text:span><text:span text:style-name="T8">bool</text:span><text:span text:style-name="T15"> has_the_same_identity_as(T the_other_entity);</text:span></text:p>
      <text:p text:style-name="P18">}</text:p>
      <text:p text:style-name="P1"/>
      <text:p text:style-name="P1">por lo tanto tiene acceso a has_the_same_identity_as(), ...¿o no?</text:p>
      <text:p text:style-name="P1"/>
      <text:p text:style-name="P1">Hay un pequeño error en ese razonamiento y no tiene que ver directamente con el codigo rojo.</text:p>
      <text:p text:style-name="P1"/>
      <text:p text:style-name="P1">El sut no es de tipo Cargo:</text:p>
      <text:p text:style-name="P1"/>
      <text:p text:style-name="P15"><text:span text:style-name="T6">public</text:span><text:span text:style-name="T14"> </text:span><text:span text:style-name="T6">class</text:span><text:span text:style-name="T14"> </text:span><text:span text:style-name="T24">Cargo</text:span><text:span text:style-name="T14"> : </text:span><text:span text:style-name="T33">ICargo</text:span><text:span text:style-name="T14">, </text:span><text:span text:style-name="T33">IEntity</text:span><text:span text:style-name="T14">&lt;</text:span><text:span text:style-name="T24">Cargo</text:span><text:span text:style-name="T14">&gt;</text:span><text:span text:style-name="T15"> {(....)}</text:span></text:p>
      <text:p text:style-name="P1"/>
      <text:p text:style-name="P1">sino de tipo ICargo:</text:p>
      <text:p text:style-name="P1"/>
      <text:p text:style-name="P15"><text:span text:style-name="T6">public</text:span><text:span text:style-name="T14"> </text:span><text:span text:style-name="T6">interface</text:span><text:span text:style-name="T14"> </text:span><text:span text:style-name="T33">ICargo</text:span><text:span text:style-name="T15"> {(....)}</text:span></text:p>
      <text:p text:style-name="P1"/>
      <text:p text:style-name="P1">Y ahora viene la reaccion en cadena. Cargo implementa IEntity&lt;Cargo&gt; por lo que es Cargo el que accede a has_the_same_identity_as() y no ICargo.</text:p>
      <text:p text:style-name="P1"/>
      <text:p text:style-name="P1">Esto es la constatacion de un error de diseño. Y gracias a practicar BDD nos estamos enfrentando a el.</text:p>
      <text:p text:style-name="P1"/>
      <text:p text:style-name="P1">Si nos fijamos en lo que acabamos de hacer con ITrackingId, podemos intuir la solucion:</text:p>
      <text:p text:style-name="P1"/>
      <text:p text:style-name="P13"><text:span text:style-name="T8">public</text:span><text:span text:style-name="T15"> </text:span><text:span text:style-name="T8">interface</text:span><text:span text:style-name="T15"> </text:span><text:span text:style-name="T34">ITrackingId</text:span><text:span text:style-name="T15"> : </text:span><text:span text:style-name="T34">IValueObject</text:span><text:span text:style-name="T15">&lt;</text:span><text:span text:style-name="T34">ITrackingId</text:span><text:span text:style-name="T15">&gt; {}</text:span></text:p>
      <text:p text:style-name="P1"/>
      <text:p text:style-name="P1">Efectivamente, vamos a hacer que ICargo implemente IEntity&lt;T&gt; (antes lo implementaba Cargo), donde T ahora va a ser ICargo. Es decir:</text:p>
      <text:p text:style-name="P1"/>
      <text:p text:style-name="P15"><text:span text:style-name="T6">public</text:span><text:span text:style-name="T14"> </text:span><text:span text:style-name="T6">interface</text:span><text:span text:style-name="T14"> </text:span><text:span text:style-name="T33">ICargo</text:span><text:span text:style-name="T14"> : </text:span><text:span text:style-name="T33">IEntity</text:span><text:span text:style-name="T14">&lt;</text:span><text:span text:style-name="T33">ICargo</text:span><text:span text:style-name="T14">&gt;</text:span><text:span text:style-name="T15"> {(....)}</text:span></text:p>
      <text:p text:style-name="P1"/>
      <text:p text:style-name="P1">por lo que Cargo se convierte en:</text:p>
      <text:p text:style-name="P1"/>
      <text:p text:style-name="P15"><text:span text:style-name="T6">public</text:span><text:span text:style-name="T14"> </text:span><text:span text:style-name="T6">class</text:span><text:span text:style-name="T14"> </text:span><text:span text:style-name="T24">Cargo</text:span><text:span text:style-name="T14"> : </text:span><text:span text:style-name="T33">ICargo</text:span><text:span text:style-name="T15"> {(....)}</text:span></text:p>
      <text:p text:style-name="P1"/>
      <text:p text:style-name="P1">Y la reaccion en cadena no acaba ahi, ya que nuestro:</text:p>
      <text:p text:style-name="P1"/>
      <text:p text:style-name="P14"><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1"/>
      <text:p text:style-name="P1">ya no cumple con la signatura de IEntity&lt;ICargo&gt;. Deberia recibir un ICargo como argumento en vez de un Cargo. Por lo tanto:</text:p>
      <text:p text:style-name="P1"/>
      <text:p text:style-name="P13"><text:span text:style-name="T8">public</text:span><text:span text:style-name="T15"> </text:span><text:span text:style-name="T8">bool</text:span><text:span text:style-name="T15"> has_the_same_identity_as(</text:span><text:span text:style-name="T34">ICargo</text:span><text:span text:style-name="T15"> the_other_entity)</text:span></text:p>
      <text:p text:style-name="P18">{</text:p>
      <text:p text:style-name="P8"><text:span text:style-name="T15"><text:s text:c="4"/></text:span><text:span text:style-name="T8">throw</text:span><text:span text:style-name="T15"> </text:span><text:span text:style-name="T8">new</text:span><text:span text:style-name="T15"> </text:span><text:span text:style-name="T37">NotImplementedException</text:span><text:span text:style-name="T16">();</text:span></text:p>
      <text:p text:style-name="P19">}</text:p>
      <text:p text:style-name="P1"/>
      <text:p text:style-name="P1">Y ahora viene la magia de las interfaces y del BDD al unisono.</text:p>
      <text:p text:style-name="P1"/>
      <text:p text:style-name="P1">"Estos cambios han debido "corromper" alguna de las funcionalidades ya programdas", podriamos pensar. Bueno, esa es una de las razones por las que estamos tomandonos la molestia de tener nuestra suite de BDD_Specs. Vamos a correr los tests y corregiremos lo que este roto. Pero:</text:p>
      <text:p text:style-name="P1"/>
      <text:p text:style-name="P25">------ Test started: Assembly: dddsample.specs.dll ------</text:p>
      <text:p text:style-name="P27"/>
      <text:p text:style-name="P27"><text:soft-page-break/>when asked about its tracking identificator</text:p>
      <text:p text:style-name="P27">» should provide the cargo id</text:p>
      <text:p text:style-name="P27"/>
      <text:p text:style-name="P27">when asked about its route specification</text:p>
      <text:p text:style-name="P27">» should provide the route specification</text:p>
      <text:p text:style-name="P27"/>
      <text:p text:style-name="P27">when asked about its origin location</text:p>
      <text:p text:style-name="P27">» should provide the origin location</text:p>
      <text:p text:style-name="P27">» should leverage the route specification<text:span text:style-name="T43"> origin location</text:span></text:p>
      <text:p text:style-name="P27"/>
      <text:p text:style-name="P27">when comparing the cargo identity</text:p>
      <text:p text:style-name="P27">» should leverage the tracking identity<text:span text:style-name="T43"> collaborator</text:span> (FAIL)</text:p>
      <text:p text:style-name="P27"/>
      <text:p text:style-name="P27"/>
      <text:p text:style-name="P27">Test 'should leverage the tracking identity collaborator' failed:</text:p>
      <text:p text:style-name="P27"><text:tab/>System.Reflection.TargetInvocationException: Exception has been thrown by the target of an invocation. ---&gt; System.NotImplementedException: The method or operation is not implemented.</text:p>
      <text:p text:style-name="P27"/>
      <text:p text:style-name="P27">(....)</text:p>
      <text:p text:style-name="P27"/>
      <text:p text:style-name="P27">4 passed, 1 failed, 0 skipped, took 0,99 seconds (Machine.Specifications 0.3.0).</text:p>
      <text:p text:style-name="P1"/>
      <text:p text:style-name="P1">Las tres BDD_Specs anteriores (con sus cuatro tests asociados) no fallan. El unico que falla es el que estamos implementando, y no es ninguna sorpresa, ya que para empezar ni siquiera lo hemos terminado. De hecho, es un milagro el hecho de que compile (la buena practica de ir siempre corrigiendo el codigo de color rojo parece que empieza a dar sus frutos).</text:p>
      <text:p text:style-name="P1"/>
      <text:p text:style-name="P1">Asi que, para no dispersarnos, los cambio tan radicales de diseño que acabamos de hacer NO AFECTAN a la funcionalidad que tenemos programada. No quiero pecar de optimista, pero parece que estamos haciendo bien las cosas.</text:p>
      <text:p text:style-name="P1"/>
      <text:p text:style-name="P1">Este cambio en el diseño, de por si, justificaria un commit en git.</text:p>
      <text:p text:style-name="P1"/>
      <text:p text:style-name="P1">Continuamos con nuestra BDD_Spec.</text:p>
      <text:p text:style-name="P1"/>
      <text:p text:style-name="P1">Pasamos a establecer el contexto con el bloque ESTABLISH, y no nos encontramos nada nuevo, asi que procedemos con el codigo de la BDD_Spec completo:</text:p>
      <text:p text:style-name="P1"/>
      <text:p text:style-name="P13"><text:span text:style-name="T8">public</text:span><text:span text:style-name="T15"> </text:span><text:span text:style-name="T8">class</text:span><text:span text:style-name="T15"> </text:span><text:span text:style-name="T25">when_comparing_the_cargo_identity</text:span><text:span text:style-name="T15"> : </text:span><text:span text:style-name="T25">concern_for_cargo</text:span></text:p>
      <text:p text:style-name="P18">{</text:p>
      <text:p text:style-name="P8"><text:span text:style-name="T15"><text:s text:c="4"/></text:span><text:span text:style-name="T34">Establish</text:span><text:span text:style-name="T15"> context = () =&gt;</text:span></text:p>
      <text:p text:style-name="P18"><text:s text:c="4"/>{</text:p>
      <text:p text:style-name="P8"><text:span text:style-name="T15"><text:s text:c="8"/>tracking_id = the_dependency&lt;</text:span><text:span text:style-name="T34">ITrackingId</text:span><text:span text:style-name="T15">&gt;();</text:span></text:p>
      <text:p text:style-name="P8"><text:span text:style-name="T15"><text:s text:c="8"/>route_specification = the_dependency&lt;</text:span><text:span text:style-name="T34">IRouteSpecification</text:span><text:span text:style-name="T15">&gt;();</text:span></text:p>
      <text:p text:style-name="P18"/>
      <text:p text:style-name="P8"><text:span text:style-name="T15"><text:s text:c="8"/>the_to_compare_cargo = an&lt;</text:span><text:span text:style-name="T34">ICargo</text:span><text:span text:style-name="T15">&gt;();</text:span></text:p>
      <text:p text:style-name="P18"><text:s text:c="8"/>tracking_id</text:p>
      <text:p text:style-name="P18"><text:s text:c="11"/>.Stub(x =&gt; x.has_the_same_value_as(the_to_compare_cargo.tracking_id()))</text:p>
      <text:p text:style-name="P8"><text:span text:style-name="T15"><text:s text:c="11"/>.Return(</text:span><text:span text:style-name="T8">true</text:span><text:span text:style-name="T15">);</text:span></text:p>
      <text:p text:style-name="P18"><text:s text:c="4"/>};</text:p>
      <text:p text:style-name="P18"/>
      <text:p text:style-name="P8"><text:span text:style-name="T15"><text:s text:c="4"/></text:span><text:span text:style-name="T34">Because</text:span><text:span text:style-name="T15"> of = () =&gt; result = sut.has_the_same_identity_as(the_to_compare_cargo);</text:span></text:p>
      <text:p text:style-name="P18"><text:s text:c="8"/></text:p>
      <text:p text:style-name="P8"><text:span text:style-name="T15"><text:s text:c="4"/></text:span><text:span text:style-name="T34">It</text:span><text:span text:style-name="T15"> should_leverage_the_tracking_identity_collaborator = () =&gt; </text:span></text:p>
      <text:p text:style-name="P18"><text:s text:c="7"/>tracking_id.received(</text:p>
      <text:p text:style-name="P18"><text:s text:c="10"/>x =&gt; x.has_the_same_value_as(the_to_compare_cargo.tracking_id()));</text:p>
      <text:p text:style-name="P18"/>
      <text:p text:style-name="P8"><text:span text:style-name="T15"><text:s text:c="4"/></text:span><text:span text:style-name="T8">static</text:span><text:span text:style-name="T15"> </text:span><text:span text:style-name="T34">ITrackingId</text:span><text:span text:style-name="T15"> tracking_id;</text:span></text:p>
      <text:p text:style-name="P8"><text:span text:style-name="T15"><text:s text:c="4"/></text:span><text:span text:style-name="T8">static</text:span><text:span text:style-name="T15"> </text:span><text:span text:style-name="T34">ICargo</text:span><text:span text:style-name="T15"> the_to_compare_cargo;</text:span></text:p>
      <text:p text:style-name="P8"><text:span text:style-name="T15"><text:s text:c="4"/></text:span><text:span text:style-name="T8">static</text:span><text:span text:style-name="T15"> </text:span><text:span text:style-name="T8">bool</text:span><text:span text:style-name="T15"> result;</text:span></text:p>
      <text:p text:style-name="P8"><text:span text:style-name="T15"><text:s text:c="4"/></text:span><text:span text:style-name="T8">static</text:span><text:span text:style-name="T15"> </text:span><text:span text:style-name="T34">IRouteSpecification</text:span><text:span text:style-name="T15"> route_specification;</text:span></text:p>
      <text:p text:style-name="P18"><text:soft-page-break/>}</text:p>
      <text:p text:style-name="P1"/>
      <text:p text:style-name="P1">Lo unico reseñable seria:</text:p>
      <text:p text:style-name="P1"/>
      <text:p text:style-name="P18">tracking_id</text:p>
      <text:p text:style-name="P18"><text:s text:c="3"/>.Stub(x =&gt; x.has_the_same_value_as(the_to_compare_cargo.tracking_id()))</text:p>
      <text:p text:style-name="P14"><text:span text:style-name="T15"><text:s text:c="3"/>.Return(</text:span><text:span text:style-name="T8">true</text:span><text:span text:style-name="T15">);</text:span></text:p>
      <text:p text:style-name="P1"/>
      <text:p text:style-name="P1">donde lo unico que estamos diciendo es que esperamos una llamada a tracking_id.has_the_same_value_as() con el argumento the_to_compare_cargo.tracking_id() y le pedimos que devuelva true.</text:p>
      <text:p text:style-name="P1"/>
      <text:p text:style-name="P1">Corremos el test y obtenemos nuestro error:</text:p>
      <text:p text:style-name="P1"/>
      <text:p text:style-name="P25">------ Test started: Assembly: dddsample.specs.dll ------</text:p>
      <text:p text:style-name="P27"/>
      <text:p text:style-name="P27">when asked about its tracking identificator</text:p>
      <text:p text:style-name="P27">» should provide the cargo id</text:p>
      <text:p text:style-name="P27"/>
      <text:p text:style-name="P27">when asked about its route specification</text:p>
      <text:p text:style-name="P27">» should provide the route specification</text:p>
      <text:p text:style-name="P27"/>
      <text:p text:style-name="P27">when asked about its origin location</text:p>
      <text:p text:style-name="P27">» should provide the origin location</text:p>
      <text:p text:style-name="P27">» should leverage the route specification origin location</text:p>
      <text:p text:style-name="P27"/>
      <text:p text:style-name="P27">when comparing the cargo identity</text:p>
      <text:p text:style-name="P27">» should leverage the tracking identity<text:span text:style-name="T43"> collaborator</text:span> (FAIL)</text:p>
      <text:p text:style-name="P27"/>
      <text:p text:style-name="P27"/>
      <text:p text:style-name="P27">Test 'should leverage the tracking identity<text:span text:style-name="T43"> collaborator</text:span>' failed:</text:p>
      <text:p text:style-name="P27"><text:tab/>System.Reflection.TargetInvocationException: Exception has been thrown by the target of an invocation. ---&gt; System.NotImplementedException: The method or operation is not implemented.</text:p>
      <text:p text:style-name="P27"/>
      <text:p text:style-name="P27"><text:tab/>(....)</text:p>
      <text:p text:style-name="P27"/>
      <text:p text:style-name="P27">4 passed, 1 failed, 0 skipped, took 0,80 seconds (Machine.Specifications 0.3.0).</text:p>
      <text:p text:style-name="P1"/>
      <text:p text:style-name="P1">Ya estamos listos par implementar la funcionalidad.</text:p>
      <text:p text:style-name="P1"/>
      <text:p text:style-name="P1">Si has seguido con atencion el desarrollo de las BDD_Specs anteriores deberias entender que con esto:</text:p>
      <text:p text:style-name="P1"/>
      <text:p text:style-name="P13"><text:span text:style-name="T8">public</text:span><text:span text:style-name="T15"> </text:span><text:span text:style-name="T8">class</text:span><text:span text:style-name="T15"> </text:span><text:span text:style-name="T25">Cargo</text:span><text:span text:style-name="T15"> : </text:span><text:span text:style-name="T34">ICargo</text:span></text:p>
      <text:p text:style-name="P18">{</text:p>
      <text:p text:style-name="P8"><text:span text:style-name="T15"><text:s text:c="4"/></text:span><text:span text:style-name="T8">readonly</text:span><text:span text:style-name="T15"> </text:span><text:span text:style-name="T34">ITrackingId</text:span><text:span text:style-name="T15"> underlying_tracking_id;</text:span></text:p>
      <text:p text:style-name="P8"><text:span text:style-name="T15"><text:s text:c="4"/></text:span><text:span text:style-name="T8">readonly</text:span><text:span text:style-name="T15"> </text:span><text:span text:style-name="T34">IRouteSpecification</text:span><text:span text:style-name="T15"> underlying_route_specification;</text:span></text:p>
      <text:p text:style-name="P8"><text:span text:style-name="T15"><text:s text:c="4"/></text:span><text:span text:style-name="T8">readonly</text:span><text:span text:style-name="T15"> </text:span><text:span text:style-name="T34">ILocation</text:span><text:span text:style-name="T15"> underlying_origin_location;</text:span></text:p>
      <text:p text:style-name="P18"/>
      <text:p text:style-name="P8"><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18"><text:s text:c="4"/>{</text:p>
      <text:p text:style-name="P8"><text:span text:style-name="T15"><text:s text:c="8"/></text:span><text:span text:style-name="T8">this</text:span><text:span text:style-name="T15">.underlying_tracking_id = tracking_id;</text:span></text:p>
      <text:p text:style-name="P8"><text:span text:style-name="T15"><text:s text:c="8"/></text:span><text:span text:style-name="T8">this</text:span><text:span text:style-name="T15">.underlying_route_specification = route_specification;</text:span></text:p>
      <text:p text:style-name="P8"><text:span text:style-name="T15"><text:s text:c="8"/></text:span><text:span text:style-name="T8">this</text:span><text:span text:style-name="T15">.underlying_origin_location = route_specification.origin();</text:span></text:p>
      <text:p text:style-name="P18"><text:s text:c="4"/>}</text:p>
      <text:p text:style-name="P18"/>
      <text:p text:style-name="P8"><text:span text:style-name="T15"><text:s text:c="4"/></text:span><text:span text:style-name="T8">public</text:span><text:span text:style-name="T15"> </text:span><text:span text:style-name="T8">bool</text:span><text:span text:style-name="T15"> has_the_same_identity_as(</text:span><text:span text:style-name="T34">ICargo</text:span><text:span text:style-name="T15"> the_other_entity)</text:span></text:p>
      <text:p text:style-name="P18"><text:s text:c="4"/>{</text:p>
      <text:p text:style-name="P18"><text:s text:c="8"/>underlying_tracking_id.has_the_same_value_as(the_other_entity.tracking_id());</text:p>
      <text:p text:style-name="P8"><text:span text:style-name="T15"><text:s text:c="8"/></text:span><text:span text:style-name="T8">return</text:span><text:span text:style-name="T15"> </text:span><text:span text:style-name="T8">false</text:span><text:span text:style-name="T15">;</text:span></text:p>
      <text:p text:style-name="P18"><text:s text:c="4"/>}</text:p>
      <text:p text:style-name="P18"/>
      <text:p text:style-name="P18"><text:soft-page-break/><text:s text:c="4"/>(....)</text:p>
      <text:p text:style-name="P18"/>
      <text:p text:style-name="P18">}</text:p>
      <text:p text:style-name="P1"/>
      <text:p text:style-name="P1">deberia bastar para pasar el test. Mas en concreto con:</text:p>
      <text:p text:style-name="P1"/>
      <text:p text:style-name="P8"><text:span text:style-name="T8">public</text:span><text:span text:style-name="T15"> </text:span><text:span text:style-name="T8">bool</text:span><text:span text:style-name="T15"> has_the_same_identity_as(</text:span><text:span text:style-name="T34">ICargo</text:span><text:span text:style-name="T15"> the_other_entity)</text:span></text:p>
      <text:p text:style-name="P18">{</text:p>
      <text:p text:style-name="P18"><text:s text:c="4"/>underlying_tracking_id.has_the_same_value_as(the_other_entity.tracking_id());</text:p>
      <text:p text:style-name="P8"><text:span text:style-name="T15"><text:s text:c="4"/></text:span><text:span text:style-name="T8">return</text:span><text:span text:style-name="T15"> </text:span><text:span text:style-name="T8">false</text:span><text:span text:style-name="T15">;</text:span></text:p>
      <text:p text:style-name="P21">}</text:p>
      <text:p text:style-name="P1"/>
      <text:p text:style-name="P1">Asi que antes de hacer mas comentarios (que estamos seguros de que te has dado cuenta de que hay que hacerlos), vamos a correr los test:</text:p>
      <text:p text:style-name="P1"/>
      <text:p text:style-name="P25">------ Test started: Assembly: dddsample.specs.dll ------</text:p>
      <text:p text:style-name="P27"/>
      <text:p text:style-name="P27">when asked about its tracking identificator</text:p>
      <text:p text:style-name="P27">» should provide the cargo id</text:p>
      <text:p text:style-name="P27"/>
      <text:p text:style-name="P27">when asked about its route specification</text:p>
      <text:p text:style-name="P27">» should provide the route specification</text:p>
      <text:p text:style-name="P27"/>
      <text:p text:style-name="P27">when asked about its origin location</text:p>
      <text:p text:style-name="P27">» should provide the origin location</text:p>
      <text:p text:style-name="P27">» should leverage the route specification origin location</text:p>
      <text:p text:style-name="P27"/>
      <text:p text:style-name="P27">when comparing the cargo identity</text:p>
      <text:p text:style-name="P27">» should leverage the tracking identity<text:span text:style-name="T43"> collaborator</text:span></text:p>
      <text:p text:style-name="P27"/>
      <text:p text:style-name="P27"/>
      <text:p text:style-name="P27">5 passed, 0 failed, 0 skipped, took 0,79 seconds (Machine.Specifications 0.3.0).</text:p>
      <text:p text:style-name="P1"/>
      <text:p text:style-name="P1">Efectivamente, todo va a pedir de boca.</text:p>
      <text:p text:style-name="P1"/>
      <text:p text:style-name="P1">... ¿o no?.</text:p>
      <text:p text:style-name="P1"/>
      <text:p text:style-name="P1">Debemos hacer varias consideraciones:</text:p>
      <text:p text:style-name="P1"/>
      <text:list xml:id="list32335908" text:style-name="L6">
        <text:list-item>
          <text:p text:style-name="P34">El test funciona, y la funcionalidad asociada al test hace lo que tiene que hacer (delega el calculo de la igualdad al objeto que queremos (SRP)).</text:p>
        </text:list-item>
        <text:list-item>
          <text:p text:style-name="P34">Si bien es cierto el punto anterior, no es menos cierto que, no tenemos en cuenta para nada el resultado del calculo.</text:p>
        </text:list-item>
        <text:list-item>
          <text:p text:style-name="P34">Claramente nos falta una asercion y probablemente tengamos que redefinir el contexto.</text:p>
        </text:list-item>
      </text:list>
      <text:p text:style-name="P1"/>
      <text:p text:style-name="P1">Vamos a ponernos con este ultimo punto.</text:p>
      <text:p text:style-name="P1"/>
      <text:p text:style-name="P1">Parece que esto tiene mas sentido:</text:p>
      <text:p text:style-name="P1"/>
      <text:p text:style-name="P25">When comparing two equal cargoes</text:p>
      <text:p text:style-name="P27">» It should leverage the tracking identity<text:span text:style-name="T43"> collaborator</text:span></text:p>
      <text:p text:style-name="P1"/>
      <text:p text:style-name="P1">que no el antiguo:</text:p>
      <text:p text:style-name="P1"/>
      <text:p text:style-name="P25">When comparing the cargo identity</text:p>
      <text:p text:style-name="P25">» It should leverage the tracking identity collaborator</text:p>
      <text:p text:style-name="P1"/>
      <text:p text:style-name="P1">ya que si atendemos al contexto que hemos definido en el bloque ESTABLISH:</text:p>
      <text:p text:style-name="P1"/>
      <text:p text:style-name="P18">tracking_id</text:p>
      <text:p text:style-name="P18"><text:s text:c="3"/>.Stub(x =&gt; x.has_the_same_value_as(the_to_compare_cargo.tracking_id()))</text:p>
      <text:p text:style-name="P14"><text:span text:style-name="T15"><text:s text:c="3"/>.Return(</text:span><text:span text:style-name="T8">true</text:span><text:span text:style-name="T15">);</text:span></text:p>
      <text:p text:style-name="P1"><text:soft-page-break/></text:p>
      <text:p text:style-name="P1">Con ese:</text:p>
      <text:p text:style-name="P1"/>
      <text:p text:style-name="P14"><text:span text:style-name="T15">Return(</text:span><text:span text:style-name="T8">true</text:span><text:span text:style-name="T15">);</text:span></text:p>
      <text:p text:style-name="P1"/>
      <text:p text:style-name="P1">estamos simulando el comportamiento de dos ITrackingIDs que tienen el mismo valor.</text:p>
      <text:p text:style-name="P1"/>
      <text:p text:style-name="P1">Ahora bien, parece que todabvia tendria mas sentido si añadimos una nueva asercion:</text:p>
      <text:p text:style-name="P1"/>
      <text:p text:style-name="P25">When comparing two equal cargoes</text:p>
      <text:p text:style-name="P27">» It should confirm that they have the same identity</text:p>
      <text:p text:style-name="P27">» It should leverage the tracking identity<text:span text:style-name="T43"> collaborator</text:span></text:p>
      <text:p text:style-name="P1"/>
      <text:p text:style-name="P1">que en codigo seria:</text:p>
      <text:p text:style-name="P1"/>
      <text:p text:style-name="P13"><text:span text:style-name="T34">It</text:span><text:span text:style-name="T15"> should_confirm_that_they_have_the_same_identity = () =&gt; result.ShouldBeTrue();</text:span></text:p>
      <text:p text:style-name="P1"/>
      <text:p text:style-name="P1">y que como hemos obligado a devolver false siempre en:</text:p>
      <text:p text:style-name="P1"/>
      <text:p text:style-name="P8"><text:span text:style-name="T8">public</text:span><text:span text:style-name="T15"> </text:span><text:span text:style-name="T8">bool</text:span><text:span text:style-name="T15"> has_the_same_identity_as(</text:span><text:span text:style-name="T34">ICargo</text:span><text:span text:style-name="T15"> the_other_entity)</text:span></text:p>
      <text:p text:style-name="P18">{</text:p>
      <text:p text:style-name="P18"><text:s text:c="4"/>underlying_tracking_id.has_the_same_value_as(the_other_entity.tracking_id());</text:p>
      <text:p text:style-name="P8"><text:span text:style-name="T15"><text:s text:c="4"/></text:span><text:span text:style-name="T8">return</text:span><text:span text:style-name="T15"> </text:span><text:span text:style-name="T8">false</text:span><text:span text:style-name="T15">;</text:span></text:p>
      <text:p text:style-name="P21">}</text:p>
      <text:p text:style-name="P1"/>
      <text:p text:style-name="P1">Por lo que al ejecutar la suite de BDD_Specs, nos hace obtener como resultado un FAIL como un mundo:</text:p>
      <text:p text:style-name="P1"/>
      <text:p text:style-name="P25">------ Test started: Assembly: dddsample.specs.dll ------</text:p>
      <text:p text:style-name="P27"/>
      <text:p text:style-name="P27">when asked about its tracking identificator</text:p>
      <text:p text:style-name="P27">» should provide the cargo id</text:p>
      <text:p text:style-name="P27"/>
      <text:p text:style-name="P27">when asked about its route specification</text:p>
      <text:p text:style-name="P27">» should provide the route specification</text:p>
      <text:p text:style-name="P27"/>
      <text:p text:style-name="P27">when asked about its origin location</text:p>
      <text:p text:style-name="P27">» should provide the origin location</text:p>
      <text:p text:style-name="P27">» should leverage the route specification origin location</text:p>
      <text:p text:style-name="P27"/>
      <text:p text:style-name="P27">when comparing two equal cargoes</text:p>
      <text:p text:style-name="P27">» should confirm that they have the same identity (FAIL)</text:p>
      <text:p text:style-name="P27">» should leverage the tracking identity<text:span text:style-name="T43"> collaborator</text:span></text:p>
      <text:p text:style-name="P27"/>
      <text:p text:style-name="P27"/>
      <text:p text:style-name="P27">Test 'should confirm that they have the same identity' failed:</text:p>
      <text:p text:style-name="P27"><text:tab/>Machine.Specifications.SpecificationException: Should be [true] but is [false]</text:p>
      <text:p text:style-name="P27"><text:tab/>at Machine.Specifications.ShouldExtensionMethods.ShouldBeTrue(Boolean condition)</text:p>
      <text:p text:style-name="P27"><text:tab/>domain\model\cargo.aggregate\CargoSpecs.cs(94,0): at dddsample.specs.domain.model.cargo.aggregate.when_comparing_two_equal_cargoes.&lt;.ctor&gt;b__3()</text:p>
      <text:p text:style-name="P27"><text:tab/>at Machine.Specifications.Model.Specification.InvokeSpecificationField()</text:p>
      <text:p text:style-name="P27"><text:tab/>at Machine.Specifications.Model.Specification.Verify()</text:p>
      <text:p text:style-name="P27"/>
      <text:p text:style-name="P27">5 passed, 1 failed, 0 skipped, took 0,90 seconds (Machine.Specifications 0.3.0).</text:p>
      <text:p text:style-name="P1"/>
      <text:p text:style-name="P1">Si nos fijamos en la razon concreta por la que falla:</text:p>
      <text:p text:style-name="P1"/>
      <text:p text:style-name="P27">Test 'should confirm that they have the same identity' failed:</text:p>
      <text:p text:style-name="P26"><text:tab/>Machine.Specifications.SpecificationException: Should be [true] but is [false]</text:p>
      <text:p text:style-name="P1"/>
      <text:p text:style-name="P1">Confirmamos nuestro razonamiento.</text:p>
      <text:p text:style-name="P1"/>
      <text:p text:style-name="P1">Vamos a arregarlo, y para ello vamos a intentar, no solo "<text:span text:style-name="T2">escribir el codigo mas simple </text:span><text:soft-page-break/><text:span text:style-name="T2">posible para que el test pase</text:span>" como reza el conocido principio del TDD:</text:p>
      <text:p text:style-name="P1"/>
      <text:p text:style-name="P8"><text:span text:style-name="T8">public</text:span><text:span text:style-name="T15"> </text:span><text:span text:style-name="T8">bool</text:span><text:span text:style-name="T15"> has_the_same_identity_as(</text:span><text:span text:style-name="T34">ICargo</text:span><text:span text:style-name="T15"> the_other_entity)</text:span></text:p>
      <text:p text:style-name="P18">{</text:p>
      <text:p text:style-name="P18"><text:s text:c="4"/>underlying_tracking_id.has_the_same_value_as(the_other_entity.tracking_id());</text:p>
      <text:p text:style-name="P8"><text:span text:style-name="T15"><text:s text:c="4"/></text:span><text:span text:style-name="T8">return true</text:span><text:span text:style-name="T15">;</text:span></text:p>
      <text:p text:style-name="P21">}</text:p>
      <text:p text:style-name="P1"/>
      <text:p text:style-name="P1">sino que vamos a intentar "<text:span text:style-name="T2">escribir el codigo mas simple posible Y QUE ADEMAS, TENGA SENTIDO, para que el test pase</text:span>", frase atribuida a Jean-Paul Boodhoo, qye en nuestro caso, claramente seria:</text:p>
      <text:p text:style-name="P1"/>
      <text:p text:style-name="P13"><text:span text:style-name="T8">public</text:span><text:span text:style-name="T15"> </text:span><text:span text:style-name="T8">bool</text:span><text:span text:style-name="T15"> has_the_same_identity_as(</text:span><text:span text:style-name="T34">ICargo</text:span><text:span text:style-name="T15"> the_other_entity)</text:span></text:p>
      <text:p text:style-name="P18">{</text:p>
      <text:p text:style-name="P8"><text:span text:style-name="T15"><text:s text:c="3"/></text:span><text:span text:style-name="T8">return</text:span><text:span text:style-name="T15"> underlying_tracking_id.has_the_same_value_as(the_other_entity.tracking_id());</text:span></text:p>
      <text:p text:style-name="P18">}</text:p>
      <text:p text:style-name="P1"/>
      <text:p text:style-name="P1">y que ademas deberia satisfacer nuestra ultima asercion. Comprobamos:</text:p>
      <text:p text:style-name="P1"/>
      <text:p text:style-name="P25">------ Test started: Assembly: dddsample.specs.dll ------</text:p>
      <text:p text:style-name="P27"/>
      <text:p text:style-name="P27">when asked about its tracking identificator</text:p>
      <text:p text:style-name="P27">» should provide the cargo id</text:p>
      <text:p text:style-name="P27"/>
      <text:p text:style-name="P27">when asked about its route specification</text:p>
      <text:p text:style-name="P27">» should provide the route specification</text:p>
      <text:p text:style-name="P27"/>
      <text:p text:style-name="P27">when asked about its origin location</text:p>
      <text:p text:style-name="P27">» should provide the origin location</text:p>
      <text:p text:style-name="P27">» should leverage the route specification origin location</text:p>
      <text:p text:style-name="P27"/>
      <text:p text:style-name="P27">when comparing two equal cargoes</text:p>
      <text:p text:style-name="P27">» should confirm that they have the same identity</text:p>
      <text:p text:style-name="P27">» should leverage the tracking identity<text:span text:style-name="T43"> collaborator</text:span></text:p>
      <text:p text:style-name="P27"/>
      <text:p text:style-name="P27"/>
      <text:p text:style-name="P27">6 passed, 0 failed, 0 skipped, took 0,74 seconds (Machine.Specifications 0.3.0).</text:p>
      <text:p text:style-name="P1"/>
      <text:p text:style-name="P1">Y efectivamente, todo funciona como esperabamos.</text:p>
      <text:p text:style-name="P1"/>
      <text:p text:style-name="P1">Una cuestion que podriamos plantearnos es que, ya que tenemos:</text:p>
      <text:p text:style-name="P1"/>
      <text:p text:style-name="P27">When comparing two equal cargoes</text:p>
      <text:p text:style-name="P27">» It should confirm that they have the same identity</text:p>
      <text:p text:style-name="P1"/>
      <text:p text:style-name="P1">¿no deberiamos comprobar tambien esto otro?:</text:p>
      <text:p text:style-name="P1"/>
      <text:p text:style-name="P27">When comparing two different cargoes</text:p>
      <text:p text:style-name="P26">» It should confirm that they have different identity</text:p>
      <text:p text:style-name="P1"/>
      <text:p text:style-name="P1">Desde luego es una cuestion licita, ya que, siguiendo nuestro propio razonamiento, el caso "When comparing two equal cargoes" seria nuestro "Happy Day Scenario", mientras que "When comparing two different cargoes" otro escenario diferente.</text:p>
      <text:p text:style-name="P1"/>
      <text:p text:style-name="P1">En este caso es dificil dar una respuesta contundente.</text:p>
      <text:p text:style-name="P1"/>
      <text:p text:style-name="P1">Supongamos que en vez de:</text:p>
      <text:p text:style-name="P1"/>
      <text:p text:style-name="P27">When comparing two equal cargoes</text:p>
      <text:p text:style-name="P27">» It should confirm that they have the same identity</text:p>
      <text:p text:style-name="P27">» It should leverage the tracking identity<text:span text:style-name="T43"> collaborator</text:span></text:p>
      <text:p text:style-name="P1"/>
      <text:p text:style-name="P1">tuviesemos esto otro:</text:p>
      <text:p text:style-name="P1"><text:soft-page-break/></text:p>
      <text:p text:style-name="P27">When comparing two equal cargoes</text:p>
      <text:p text:style-name="P26">» It should confirm that they have the same identity</text:p>
      <text:p text:style-name="P1"/>
      <text:p text:style-name="P1">Entonces, la respuesta si que es contundente. Es necesario implementar:</text:p>
      <text:p text:style-name="P1"/>
      <text:p text:style-name="P27">When comparing two different cargoes</text:p>
      <text:p text:style-name="P26">» It should confirm that they have different identity</text:p>
      <text:p text:style-name="P1"/>
      <text:p text:style-name="P1">Pero la clave en nuestro caso esta en:</text:p>
      <text:p text:style-name="P1"/>
      <text:p text:style-name="P27">When comparing two equal cargoes</text:p>
      <text:p text:style-name="P26">» It should leverage the tracking identity collaborator</text:p>
      <text:p text:style-name="P1"/>
      <text:p text:style-name="P1">Esta asercion es la que marca la diferencia, ya que con ella lo que estamos probando es la interaccion entre un modulo y sus dependencias.</text:p>
      <text:p text:style-name="P1"/>
      <text:p text:style-name="P1">Esta discusion es casi tan vieja ya como el TDD, ya que es la misma discusion que hay entre TDD "tradicional" frente al TDD "mockista", donde para testar la operacion suma de una calculadora:</text:p>
      <text:p text:style-name="P1"/>
      <text:list xml:id="list32327729" text:style-name="L7">
        <text:list-item>
          <text:p text:style-name="P35">TDD "Tradicional": Compruebo que cuando le paso 15 y 20 me devuelve 35 y quizas tambien compruebo que cuando le paso 6 y 10 me devuelve 16.</text:p>
        </text:list-item>
        <text:list-item>
          <text:p text:style-name="P35">TDD "mockista": <text:s/>Compruebo que cuando le paso dos sumandos enteros, se produce una unica llamada a la funcion suma de la calculadora y esta me devuelve un unico valor que es tambien un entero.</text:p>
        </text:list-item>
      </text:list>
      <text:p text:style-name="P1"/>
      <text:p text:style-name="P1">Aunque el ejemplo escogido quiza no sea el mas adecuado, ilustra bastante bien la base del problema.</text:p>
      <text:p text:style-name="P1"/>
      <text:p text:style-name="P1">¿Como trasladamos eso a nuestro programa?</text:p>
      <text:p text:style-name="P1"/>
      <text:p text:style-name="P1">Claramente, al tener:</text:p>
      <text:p text:style-name="P1"/>
      <text:p text:style-name="P27">When comparing two equal cargoes</text:p>
      <text:p text:style-name="P26">» It should leverage the tracking identity collaborator</text:p>
      <text:p text:style-name="P1"/>
      <text:p text:style-name="P6"><text:span text:style-name="T40">no podemos negar que nos estamos situando del lado "mockista" o lo que es lo mismo del "Interaction Based Testing". Usando la analogia de la calculadora, estariamos comprobando que "</text:span><text:span text:style-name="T42">cuando le paso dos enteros se produce una unica llamada a la funcion suma de la calculadora...</text:span><text:span text:style-name="T40">" Y al tener a mayores:</text:span></text:p>
      <text:p text:style-name="P1"/>
      <text:p text:style-name="P27">When comparing two equal cargoes</text:p>
      <text:p text:style-name="P26">» It should confirm that they have the same identity</text:p>
      <text:p text:style-name="P1"/>
      <text:p text:style-name="P6"><text:span text:style-name="T40">estariamos comprobando tambien que "</text:span><text:span text:style-name="T42">...y esta me devuelve un unico valor que es tambien un entero.</text:span><text:span text:style-name="T40">". Por lo tanto, en nuestro caso:</text:span></text:p>
      <text:p text:style-name="P1"/>
      <text:p text:style-name="P27">When comparing two different cargoes</text:p>
      <text:p text:style-name="P26">» It should confirm that they have different identity</text:p>
      <text:p text:style-name="P1"/>
      <text:p text:style-name="P1">es redundante.</text:p>
      <text:p text:style-name="P1"/>
      <text:p text:style-name="P1">Aun asi no nos cansaremos de repetir que implementar ese escenario tampoco estaria mal, simplemente indicaria que le damos mucha importancia al hecho de cubrir cualquier posible <text:s/>contingencia.</text:p>
      <text:p text:style-name="P1"/>
      <text:p text:style-name="P1">Y una vez dicho, explicado y razonado este punto, vamos a contradecirnos y, teniendo en cuenta la vocacion pedagogica de este documento, la hemos implementado:</text:p>
      <text:p text:style-name="P1"/>
      <text:p text:style-name="P7"><text:span text:style-name="T6">public</text:span><text:span text:style-name="T14"> </text:span><text:span text:style-name="T6">class</text:span><text:span text:style-name="T14"> </text:span><text:span text:style-name="T24">when_comparing_two_different_cargoes</text:span><text:span text:style-name="T14"> : </text:span><text:span text:style-name="T24">concern_for_cargo</text:span></text:p>
      <text:p text:style-name="P18">{</text:p>
      <text:p text:style-name="P8"><text:span text:style-name="T15"><text:s text:c="4"/></text:span><text:span text:style-name="T34">Establish</text:span><text:span text:style-name="T15"> context = () =&gt;</text:span></text:p>
      <text:p text:style-name="P18"><text:soft-page-break/><text:s text:c="4"/>{</text:p>
      <text:p text:style-name="P8"><text:span text:style-name="T15"><text:s text:c="8"/>tracking_id = the_dependency&lt;</text:span><text:span text:style-name="T34">ITrackingId</text:span><text:span text:style-name="T15">&gt;();</text:span></text:p>
      <text:p text:style-name="P8"><text:span text:style-name="T15"><text:s text:c="8"/>route_specification = the_dependency&lt;</text:span><text:span text:style-name="T34">IRouteSpecification</text:span><text:span text:style-name="T15">&gt;();</text:span></text:p>
      <text:p text:style-name="P18"/>
      <text:p text:style-name="P8"><text:span text:style-name="T15"><text:s text:c="8"/>the_to_compare_cargo = an&lt;</text:span><text:span text:style-name="T34">ICargo</text:span><text:span text:style-name="T15">&gt;();</text:span></text:p>
      <text:p text:style-name="P18"><text:s text:c="8"/>tracking_id</text:p>
      <text:p text:style-name="P18"><text:s text:c="11"/>.Stub(x =&gt; x.has_the_same_value_as(the_to_compare_cargo.tracking_id()))</text:p>
      <text:p text:style-name="P8"><text:span text:style-name="T15"><text:s text:c="11"/>.Return(</text:span><text:span text:style-name="T8">false</text:span><text:span text:style-name="T15">);</text:span></text:p>
      <text:p text:style-name="P18"><text:s text:c="4"/>};</text:p>
      <text:p text:style-name="P18"/>
      <text:p text:style-name="P8"><text:span text:style-name="T15"><text:s text:c="4"/></text:span><text:span text:style-name="T34">Because</text:span><text:span text:style-name="T15"> of = () =&gt; result = sut.has_the_same_identity_as(the_to_compare_cargo);</text:span></text:p>
      <text:p text:style-name="P18"/>
      <text:p text:style-name="P8"><text:span text:style-name="T15"><text:s text:c="4"/></text:span><text:span text:style-name="T34">It</text:span><text:span text:style-name="T15"> should_confirm_that_they_have_different_identity = () =&gt; result.ShouldBeFalse();</text:span></text:p>
      <text:p text:style-name="P18"/>
      <text:p text:style-name="P8"><text:span text:style-name="T15"><text:s text:c="4"/></text:span><text:span text:style-name="T8">static</text:span><text:span text:style-name="T15"> </text:span><text:span text:style-name="T34">ITrackingId</text:span><text:span text:style-name="T15"> tracking_id;</text:span></text:p>
      <text:p text:style-name="P8"><text:span text:style-name="T15"><text:s text:c="4"/></text:span><text:span text:style-name="T8">static</text:span><text:span text:style-name="T15"> </text:span><text:span text:style-name="T34">ICargo</text:span><text:span text:style-name="T15"> the_to_compare_cargo;</text:span></text:p>
      <text:p text:style-name="P8"><text:span text:style-name="T15"><text:s text:c="4"/></text:span><text:span text:style-name="T8">static</text:span><text:span text:style-name="T15"> </text:span><text:span text:style-name="T8">bool</text:span><text:span text:style-name="T15"> result;</text:span></text:p>
      <text:p text:style-name="P8"><text:span text:style-name="T15"><text:s text:c="4"/></text:span><text:span text:style-name="T8">static</text:span><text:span text:style-name="T15"> </text:span><text:span text:style-name="T34">IRouteSpecification</text:span><text:span text:style-name="T15"> route_specification;</text:span></text:p>
      <text:p text:style-name="P18">}</text:p>
      <text:p text:style-name="P1"/>
      <text:p text:style-name="P1">Si bien no consideramos hacer ningun comentario a mayores, mas alla de mostrar la prueba de que sin haber tocado el codigo de nuestro DDD_Aggregate_Root Cargo, funciona:</text:p>
      <text:p text:style-name="P1"/>
      <text:p text:style-name="P25">------ Test started: Assembly: dddsample.specs.dll ------</text:p>
      <text:p text:style-name="P27"/>
      <text:p text:style-name="P27">when asked about its tracking identificator</text:p>
      <text:p text:style-name="P27">» should provide the cargo id</text:p>
      <text:p text:style-name="P27"/>
      <text:p text:style-name="P27">when asked about its route specification</text:p>
      <text:p text:style-name="P27">» should provide the route specification</text:p>
      <text:p text:style-name="P27"/>
      <text:p text:style-name="P27">when asked about its origin location</text:p>
      <text:p text:style-name="P27">» should provide the origin location</text:p>
      <text:p text:style-name="P27">» should leverage the route specification origin location</text:p>
      <text:p text:style-name="P27"/>
      <text:p text:style-name="P27">when comparing two equal cargoes</text:p>
      <text:p text:style-name="P27">» should confirm that they have the same identity</text:p>
      <text:p text:style-name="P27">» should leverage the tracking identity<text:span text:style-name="T43"> collaborator</text:span></text:p>
      <text:p text:style-name="P27"/>
      <text:p text:style-name="P27">when comparing two different cargoes</text:p>
      <text:p text:style-name="P27">» should confirm that they have different identity</text:p>
      <text:p text:style-name="P27"/>
      <text:p text:style-name="P27"/>
      <text:p text:style-name="P27">7 passed, 0 failed, 0 skipped, took 0,93 seconds (Machine.Specifications 0.3.0).</text:p>
      <text:p text:style-name="P1"/>
      <text:p text:style-name="P1">Un ultimo apunte antes de empaquetar y a github. Deberia ser evidente que el diseño de la aplicacion es constante (lo hemos repetido hasta la saciedad), pero tambien es en pequeños pasos y esto es algo que contrasta enormemente con los sistemas que siguen el BDUF ("Big Design UpFront"), del cual nos situamos en las antipodas.</text:p>
      <text:p text:style-name="P1"/>
      <text:p text:style-name="P4">Refactorizando CargoSpecs<text:span text:style-name="T38">:</text:span></text:p>
      <text:p text:style-name="P1"/>
      <text:p text:style-name="P1">Desde el principio hemos tenido la clase abstracta concern_for_cargo</text:p>
      <text:p text:style-name="P1"/>
      <text:p text:style-name="P11"><text:span text:style-name="T10">public</text:span><text:span text:style-name="T17"> </text:span><text:span text:style-name="T10">abstract</text:span><text:span text:style-name="T17"> </text:span><text:span text:style-name="T10">class</text:span><text:span text:style-name="T17"> </text:span><text:span text:style-name="T26">concern_for_cargo</text:span><text:span text:style-name="T17"> : </text:span><text:span text:style-name="T26">Observes</text:span><text:span text:style-name="T17">&lt;</text:span><text:span text:style-name="T36">ICargo</text:span><text:span text:style-name="T17">, </text:span><text:span text:style-name="T26">Cargo</text:span><text:span text:style-name="T17">&gt;</text:span></text:p>
      <text:p text:style-name="P1"/>
      <text:p text:style-name="P1">y no le hemos sacado mucho partido, mas alla de usarla como simple intermediario para declarar el Observes&lt;Contract, ClassUnderTest&gt;.</text:p>
      <text:p text:style-name="P1"/>
      <text:p text:style-name="P1">Eso va a cambiar, ya que nos va a ayudar a reducir el "ruido" de nuestras BDD_Specs.</text:p>
      <text:p text:style-name="P1"/>
      <text:p text:style-name="P1">Para ello, vamos a escribir:</text:p>
      <text:p text:style-name="P1"/>
      <text:p text:style-name="P11"><text:soft-page-break/><text:span text:style-name="T10">public</text:span><text:span text:style-name="T17"> </text:span><text:span text:style-name="T10">abstract</text:span><text:span text:style-name="T17"> </text:span><text:span text:style-name="T10">class</text:span><text:span text:style-name="T17"> </text:span><text:span text:style-name="T26">concern_for_cargo</text:span><text:span text:style-name="T17"> : </text:span><text:span text:style-name="T26">Observes</text:span><text:span text:style-name="T17">&lt;</text:span><text:span text:style-name="T36">ICargo</text:span><text:span text:style-name="T17">, </text:span><text:span text:style-name="T26">Cargo</text:span><text:span text:style-name="T17">&gt;</text:span></text:p>
      <text:p text:style-name="P18">{</text:p>
      <text:p text:style-name="P8"><text:span text:style-name="T15"><text:s text:c="4"/></text:span><text:span text:style-name="T34">Establish</text:span><text:span text:style-name="T15"> context = () =&gt;</text:span></text:p>
      <text:p text:style-name="P18"><text:s text:c="4"/>{</text:p>
      <text:p text:style-name="P8"><text:span text:style-name="T15"><text:s text:c="8"/>tracking_id = the_dependency&lt;</text:span><text:span text:style-name="T34">ITrackingId</text:span><text:span text:style-name="T15">&gt;();</text:span></text:p>
      <text:p text:style-name="P8"><text:span text:style-name="T15"><text:s text:c="8"/>route_specification = the_dependency&lt;</text:span><text:span text:style-name="T34">IRouteSpecification</text:span><text:span text:style-name="T15">&gt;();</text:span></text:p>
      <text:p text:style-name="P18"><text:s text:c="4"/>};</text:p>
      <text:p text:style-name="P18"/>
      <text:p text:style-name="P8"><text:span text:style-name="T15"><text:s text:c="4"/></text:span><text:span text:style-name="T8">protected</text:span><text:span text:style-name="T15"> </text:span><text:span text:style-name="T8">static</text:span><text:span text:style-name="T15"> </text:span><text:span text:style-name="T34">ITrackingId</text:span><text:span text:style-name="T15"> tracking_id;</text:span></text:p>
      <text:p text:style-name="P8"><text:span text:style-name="T15"><text:s text:c="4"/></text:span><text:span text:style-name="T8">protected</text:span><text:span text:style-name="T15"> </text:span><text:span text:style-name="T8">static</text:span><text:span text:style-name="T15"> </text:span><text:span text:style-name="T34">IRouteSpecification</text:span><text:span text:style-name="T15"> route_specification;</text:span></text:p>
      <text:p text:style-name="P18">}</text:p>
      <text:p text:style-name="P1"/>
      <text:p text:style-name="P1">Es decir, hemos cogido todo el codigo relativo a la inyeccion de dependencias del constructor del SUT y lo hemos aislado en una clase base que heredan todas las BDD_Specs de Cargo.</text:p>
      <text:p text:style-name="P1"/>
      <text:p text:style-name="P1">De esta forma reducimos el ruido de todas nuestras BDD_Specs.</text:p>
      <text:p text:style-name="P1"/>
      <text:p text:style-name="P1">Tomemos como ejemplo del antes/despues:</text:p>
      <text:p text:style-name="P1"/>
      <text:p text:style-name="P9"><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18">{</text:p>
      <text:p text:style-name="P8"><text:span text:style-name="T15"><text:s text:c="4"/></text:span><text:span text:style-name="T34">Establish</text:span><text:span text:style-name="T15"> context = () =&gt;</text:span></text:p>
      <text:p text:style-name="P18"><text:s text:c="4"/>{</text:p>
      <text:p text:style-name="P8"><text:span text:style-name="T15"><text:s text:c="8"/>tracking_id = the_dependency&lt;</text:span><text:span text:style-name="T34">ITrackingId</text:span><text:span text:style-name="T15">&gt;();</text:span></text:p>
      <text:p text:style-name="P8"><text:span text:style-name="T15"><text:s text:c="8"/>route_specification = the_dependency&lt;</text:span><text:span text:style-name="T34">IRouteSpecification</text:span><text:span text:style-name="T15">&gt;();</text:span></text:p>
      <text:p text:style-name="P18"><text:s text:c="4"/>};</text:p>
      <text:p text:style-name="P18"/>
      <text:p text:style-name="P8"><text:span text:style-name="T15"><text:s text:c="4"/></text:span><text:span text:style-name="T34">Because</text:span><text:span text:style-name="T15"> of = () =&gt; result = sut.tracking_id();</text:span></text:p>
      <text:p text:style-name="P18"/>
      <text:p text:style-name="P8"><text:span text:style-name="T15"><text:s text:c="4"/></text:span><text:span text:style-name="T34">It</text:span><text:span text:style-name="T15"> should_provide_the_cargo_id = () =&gt; result.ShouldEqual(tracking_id);</text:span></text:p>
      <text:p text:style-name="P18"/>
      <text:p text:style-name="P8"><text:span text:style-name="T15"><text:s text:c="4"/></text:span><text:span text:style-name="T8">static</text:span><text:span text:style-name="T15"> </text:span><text:span text:style-name="T34">ITrackingId</text:span><text:span text:style-name="T15"> tracking_id;</text:span></text:p>
      <text:p text:style-name="P8"><text:span text:style-name="T15"><text:s text:c="4"/></text:span><text:span text:style-name="T8">static</text:span><text:span text:style-name="T15"> </text:span><text:span text:style-name="T34">ITrackingId</text:span><text:span text:style-name="T15"> result;</text:span></text:p>
      <text:p text:style-name="P8"><text:span text:style-name="T15"><text:s text:c="4"/></text:span><text:span text:style-name="T8">static</text:span><text:span text:style-name="T15"> </text:span><text:span text:style-name="T34">IRouteSpecification</text:span><text:span text:style-name="T15"> route_specification;</text:span></text:p>
      <text:p text:style-name="P21">}</text:p>
      <text:p text:style-name="P1"/>
      <text:p text:style-name="P1"/>
      <text:p text:style-name="P13"><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18">{</text:p>
      <text:p text:style-name="P8"><text:span text:style-name="T15"><text:s text:c="4"/></text:span><text:span text:style-name="T34">Because</text:span><text:span text:style-name="T15"> of = () =&gt; result = sut.tracking_id();</text:span></text:p>
      <text:p text:style-name="P18"/>
      <text:p text:style-name="P8"><text:span text:style-name="T15"><text:s text:c="4"/></text:span><text:span text:style-name="T34">It</text:span><text:span text:style-name="T15"> should_provide_the_cargo_id = () =&gt; result.ShouldEqual(tracking_id);</text:span></text:p>
      <text:p text:style-name="P18"/>
      <text:p text:style-name="P8"><text:span text:style-name="T15"><text:s text:c="4"/></text:span><text:span text:style-name="T8">static</text:span><text:span text:style-name="T15"> </text:span><text:span text:style-name="T34">ITrackingId</text:span><text:span text:style-name="T15"> result;</text:span></text:p>
      <text:p text:style-name="P18">}</text:p>
      <text:p text:style-name="P1"/>
      <text:p text:style-name="P1">o uno un poco mas complejo como:</text:p>
      <text:p text:style-name="P1"/>
      <text:p text:style-name="P7"><text:span text:style-name="T6">public</text:span><text:span text:style-name="T14"> </text:span><text:span text:style-name="T6">class</text:span><text:span text:style-name="T14"> </text:span><text:span text:style-name="T24">when_comparing_two_equal_cargoes</text:span><text:span text:style-name="T14"> : </text:span><text:span text:style-name="T24">concern_for_cargo</text:span></text:p>
      <text:p text:style-name="P18">{</text:p>
      <text:p text:style-name="P8"><text:span text:style-name="T15"><text:s text:c="4"/></text:span><text:span text:style-name="T34">Establish</text:span><text:span text:style-name="T15"> context = () =&gt;</text:span></text:p>
      <text:p text:style-name="P18"><text:s text:c="4"/>{</text:p>
      <text:p text:style-name="P8"><text:span text:style-name="T15"><text:s text:c="8"/>tracking_id = the_dependency&lt;</text:span><text:span text:style-name="T34">ITrackingId</text:span><text:span text:style-name="T15">&gt;();</text:span></text:p>
      <text:p text:style-name="P8"><text:span text:style-name="T15"><text:s text:c="8"/>route_specification = the_dependency&lt;</text:span><text:span text:style-name="T34">IRouteSpecification</text:span><text:span text:style-name="T15">&gt;();</text:span></text:p>
      <text:p text:style-name="P18"/>
      <text:p text:style-name="P8"><text:span text:style-name="T15"><text:s text:c="8"/>the_to_compare_cargo = an&lt;</text:span><text:span text:style-name="T34">ICargo</text:span><text:span text:style-name="T15">&gt;();</text:span></text:p>
      <text:p text:style-name="P18"><text:s text:c="8"/>tracking_id</text:p>
      <text:p text:style-name="P18"><text:s text:c="11"/>.Stub(x =&gt; x.has_the_same_value_as(the_to_compare_cargo.tracking_id()))</text:p>
      <text:p text:style-name="P8"><text:span text:style-name="T15"><text:s text:c="11"/>.Return(</text:span><text:span text:style-name="T8">true</text:span><text:span text:style-name="T15">);</text:span></text:p>
      <text:p text:style-name="P18"><text:s text:c="4"/>};</text:p>
      <text:p text:style-name="P18"/>
      <text:p text:style-name="P8"><text:soft-page-break/><text:span text:style-name="T15"><text:s text:c="4"/></text:span><text:span text:style-name="T34">Because</text:span><text:span text:style-name="T15"> of = () =&gt; result = sut.has_the_same_identity_as(the_to_compare_cargo);</text:span></text:p>
      <text:p text:style-name="P18"/>
      <text:p text:style-name="P8"><text:span text:style-name="T15"><text:s text:c="4"/></text:span><text:span text:style-name="T34">It</text:span><text:span text:style-name="T15"> should_confirm_that_they_have_the_same_identity = () =&gt; result.ShouldBeTrue();</text:span></text:p>
      <text:p text:style-name="P18"/>
      <text:p text:style-name="P8"><text:span text:style-name="T15"><text:s text:c="4"/></text:span><text:span text:style-name="T34">It</text:span><text:span text:style-name="T15"> should_leverage_the_tracking_identity_collaborator = () =&gt; </text:span></text:p>
      <text:p text:style-name="P18"><text:s text:c="7"/>tracking_id.received(</text:p>
      <text:p text:style-name="P18"><text:s text:c="10"/>x =&gt; x.has_the_same_value_as(the_to_compare_cargo.tracking_id()));</text:p>
      <text:p text:style-name="P18"/>
      <text:p text:style-name="P8"><text:span text:style-name="T15"><text:s text:c="4"/></text:span><text:span text:style-name="T8">static</text:span><text:span text:style-name="T15"> </text:span><text:span text:style-name="T34">ITrackingId</text:span><text:span text:style-name="T15"> tracking_id;</text:span></text:p>
      <text:p text:style-name="P8"><text:span text:style-name="T15"><text:s text:c="4"/></text:span><text:span text:style-name="T8">static</text:span><text:span text:style-name="T15"> </text:span><text:span text:style-name="T34">ICargo</text:span><text:span text:style-name="T15"> the_to_compare_cargo;</text:span></text:p>
      <text:p text:style-name="P8"><text:span text:style-name="T15"><text:s text:c="4"/></text:span><text:span text:style-name="T8">static</text:span><text:span text:style-name="T15"> </text:span><text:span text:style-name="T8">bool</text:span><text:span text:style-name="T15"> result;</text:span></text:p>
      <text:p text:style-name="P8"><text:span text:style-name="T15"><text:s text:c="4"/></text:span><text:span text:style-name="T8">static</text:span><text:span text:style-name="T15"> </text:span><text:span text:style-name="T34">IRouteSpecification</text:span><text:span text:style-name="T15"> route_specification;</text:span></text:p>
      <text:p text:style-name="P21">}</text:p>
      <text:p text:style-name="P1"/>
      <text:p text:style-name="P13"><text:span text:style-name="T8">public</text:span><text:span text:style-name="T15"> </text:span><text:span text:style-name="T8">class</text:span><text:span text:style-name="T15"> </text:span><text:span text:style-name="T25">when_comparing_two_equal_cargoes</text:span><text:span text:style-name="T15"> : </text:span><text:span text:style-name="T25">concern_for_cargo</text:span></text:p>
      <text:p text:style-name="P18">{</text:p>
      <text:p text:style-name="P8"><text:span text:style-name="T15"><text:s text:c="4"/></text:span><text:span text:style-name="T34">Establish</text:span><text:span text:style-name="T15"> context = () =&gt;</text:span></text:p>
      <text:p text:style-name="P18"><text:s text:c="4"/>{</text:p>
      <text:p text:style-name="P8"><text:span text:style-name="T15"><text:s text:c="8"/>the_to_compare_cargo = an&lt;</text:span><text:span text:style-name="T34">ICargo</text:span><text:span text:style-name="T15">&gt;();</text:span></text:p>
      <text:p text:style-name="P18"><text:s text:c="8"/>tracking_id</text:p>
      <text:p text:style-name="P18"><text:s text:c="12"/>.Stub(x =&gt; x.has_the_same_value_as(the_to_compare_cargo.tracking_id()))</text:p>
      <text:p text:style-name="P8"><text:span text:style-name="T15"><text:s text:c="12"/>.Return(</text:span><text:span text:style-name="T8">true</text:span><text:span text:style-name="T15">);</text:span></text:p>
      <text:p text:style-name="P18"><text:s text:c="4"/>};</text:p>
      <text:p text:style-name="P18"/>
      <text:p text:style-name="P8"><text:span text:style-name="T15"><text:s text:c="4"/></text:span><text:span text:style-name="T34">Because</text:span><text:span text:style-name="T15"> of = () =&gt; result = sut.has_the_same_identity_as(the_to_compare_cargo);</text:span></text:p>
      <text:p text:style-name="P18"/>
      <text:p text:style-name="P8"><text:span text:style-name="T15"><text:s text:c="4"/></text:span><text:span text:style-name="T34">It</text:span><text:span text:style-name="T15"> should_confirm_that_they_have_the_same_identity = () =&gt; result.ShouldBeTrue();</text:span></text:p>
      <text:p text:style-name="P18"/>
      <text:p text:style-name="P8"><text:span text:style-name="T15"><text:s text:c="4"/></text:span><text:span text:style-name="T34">It</text:span><text:span text:style-name="T15"> should_leverage_the_tracking_identity_collaborator = () =&gt; </text:span></text:p>
      <text:p text:style-name="P18"><text:s text:c="7"/>tracking_id.received(</text:p>
      <text:p text:style-name="P18"><text:s text:c="10"/>x =&gt; x.has_the_same_value_as(the_to_compare_cargo.tracking_id()));</text:p>
      <text:p text:style-name="P18"/>
      <text:p text:style-name="P8"><text:span text:style-name="T15"><text:s text:c="4"/></text:span><text:span text:style-name="T8">static</text:span><text:span text:style-name="T15"> </text:span><text:span text:style-name="T34">ICargo</text:span><text:span text:style-name="T15"> the_to_compare_cargo;</text:span></text:p>
      <text:p text:style-name="P8"><text:span text:style-name="T15"><text:s text:c="4"/></text:span><text:span text:style-name="T8">static</text:span><text:span text:style-name="T15"> </text:span><text:span text:style-name="T8">bool</text:span><text:span text:style-name="T15"> result;</text:span></text:p>
      <text:p text:style-name="P18">}</text:p>
      <text:p text:style-name="P1"/>
      <text:p text:style-name="P1">Parece que mejoramos bastante en el aspecto de la legibilidad sin peder apenas conocimiento del contexto.</text:p>
      <text:p text:style-name="P1"/>
      <text:p text:style-name="P1">Aunque la mayor parte de las veces extraer codigo de una suite de BDD_Specs y pasarla a una clase base abstracta debe ser considerado un Anti-pattern ya que es muy facil descontextualizar una BDD_Spec y hacer que de la impresion de que las cosas ocurren de forma casi magica, si se hace juiciosamente y con un poco de cuidado, como en este caso, el resultado es el opuesto.</text:p>
      <text:p text:style-name="P1"/>
      <text:p text:style-name="P1">Sea como fuere, ya tienes los conocimientos para poder hacerlo cuando consideres necesario.</text:p>
      <text:p text:style-name="P1"/>
      <text:p text:style-name="P1">Por ultimo, no olvides correr la suite de BDD_Specs para comprobar que no has roto nada. Nosotros lo hemos hecho y seguro que te imaginas el resultado:</text:p>
      <text:p text:style-name="P1"/>
      <text:p text:style-name="P25">7 passed, 0 failed, 0 skipped, took 1,38 seconds (Machine.Specifications 0.3.0).</text:p>
      <text:p text:style-name="P1"/>
      <text:p text:style-name="P1"><text:span text:style-name="T3">BDD_Spec: When comparing to a null cargo</text:span>:</text:p>
      <text:p text:style-name="P1"/>
      <text:p text:style-name="P1">Nuestro metodo has_the_same_identity_as(ICargo the_other_cargo) tiene una vulnerabilidad muy grande, y es que al no comprobar que the_other_cargo no sea null y tener como caracteristica:</text:p>
      <text:p text:style-name="P1"/>
      <text:p text:style-name="P27">When comparing two equal cargoes</text:p>
      <text:p text:style-name="P27">» It should leverage the tracking identity collaborator</text:p>
      <text:p text:style-name="P1"/>
      <text:p text:style-name="P1"><text:soft-page-break/>al efectuarse esa llamada, el sistema lanzaria una excepcion, ya que:</text:p>
      <text:p text:style-name="P1"/>
      <text:p text:style-name="P21">the_other_entity.tracking_id();</text:p>
      <text:p text:style-name="P1"/>
      <text:p text:style-name="P1">no se puede ejecutar.</text:p>
      <text:p text:style-name="P1"/>
      <text:p text:style-name="P1">Por lo tanto, necesitamos la siguiente BDD_Spec que nos cubra en el caso de producirse dicha contingencia:</text:p>
      <text:p text:style-name="P1"/>
      <text:p text:style-name="P25">When comparing to a null cargo</text:p>
      <text:p text:style-name="P27">» It should confirm that they have different identity</text:p>
      <text:p text:style-name="P27">» It should not leverage the tracking identity<text:span text:style-name="T43"> collaborator</text:span></text:p>
      <text:p text:style-name="P1"/>
      <text:p text:style-name="P1">NOTA: Esta BDD_Spec formaria parte de los no "Happy Scenarios".</text:p>
      <text:p text:style-name="P1"/>
      <text:p text:style-name="P1">Es decir, no solo aseguramos que van a ser diferentes al compararse:</text:p>
      <text:p text:style-name="P1"/>
      <text:p text:style-name="P26">» It should confirm that they have different identity</text:p>
      <text:p text:style-name="P1"/>
      <text:p text:style-name="P1">sino que, estamos diseñando como queremos que se comporte el sistema con respecto a las interacciones con sus dependencias al obligarle en este caso a no delegar el calculo a ITrackingId:</text:p>
      <text:p text:style-name="P1"/>
      <text:p text:style-name="P26">» It should not leverage the tracking identity collaborator</text:p>
      <text:p text:style-name="P1"/>
      <text:p text:style-name="P1">Puesto que ya somos unos expertos "BDDistas", podemos ir directamente a la BDD_Spec, sin tener que detallar como la hemos ido escribiendo y corrigiendo el codigo rojo al mismo tiempo (si tienes dudas con respecto a este tema, consulta el desarrollo detallado de las BDD_Specs anteriores). Ademas no se produce ninguna reaccion en cadena, por lo que apenas <text:s/>podremos comentar nada al respecto:</text:p>
      <text:p text:style-name="P1"/>
      <text:p text:style-name="P13"><text:span text:style-name="T8">public</text:span><text:span text:style-name="T15"> </text:span><text:span text:style-name="T8">class</text:span><text:span text:style-name="T15"> </text:span><text:span text:style-name="T25">when_comparing_to_a_null_cargo</text:span><text:span text:style-name="T15"> : </text:span><text:span text:style-name="T25">concern_for_cargo</text:span></text:p>
      <text:p text:style-name="P18">{</text:p>
      <text:p text:style-name="P8"><text:span text:style-name="T15"><text:s text:c="4"/></text:span><text:span text:style-name="T34">Establish</text:span><text:span text:style-name="T15"> context = () =&gt;</text:span></text:p>
      <text:p text:style-name="P18"><text:s text:c="4"/>{</text:p>
      <text:p text:style-name="P8"><text:span text:style-name="T15"><text:s text:c="8"/>a_null_to_compare_cargo = </text:span><text:span text:style-name="T8">null</text:span><text:span text:style-name="T15">;</text:span></text:p>
      <text:p text:style-name="P18"><text:s text:c="8"/>tracking_id</text:p>
      <text:p text:style-name="P8"><text:span text:style-name="T15"><text:s text:c="11"/>.Stub(x =&gt; x.has_the_same_value_as(an&lt;</text:span><text:span text:style-name="T34">ICargo</text:span><text:span text:style-name="T15">&gt;().tracking_id()));</text:span></text:p>
      <text:p text:style-name="P18"><text:s text:c="4"/>};</text:p>
      <text:p text:style-name="P18"/>
      <text:p text:style-name="P8"><text:span text:style-name="T15"><text:s text:c="4"/></text:span><text:span text:style-name="T34">Because</text:span><text:span text:style-name="T15"> of = () =&gt; result = sut.has_the_same_identity_as(a_null_to_compare_cargo);</text:span></text:p>
      <text:p text:style-name="P18"/>
      <text:p text:style-name="P8"><text:span text:style-name="T15"><text:s text:c="4"/></text:span><text:span text:style-name="T34">It</text:span><text:span text:style-name="T15"> should_confirm_that_they_have_different_identity = () =&gt; result.ShouldBeFalse();</text:span></text:p>
      <text:p text:style-name="P18"/>
      <text:p text:style-name="P8"><text:span text:style-name="T15"><text:s text:c="4"/></text:span><text:span text:style-name="T34">It</text:span><text:span text:style-name="T15"> should_not_leverage_the_tracking_identity_collaborator = () =&gt;</text:span></text:p>
      <text:p text:style-name="P18"><text:s text:c="7"/>tracking_id.never_received(</text:p>
      <text:p text:style-name="P8"><text:span text:style-name="T15"><text:s text:c="10"/>x =&gt; x.has_the_same_value_as(an&lt;</text:span><text:span text:style-name="T34">ICargo</text:span><text:span text:style-name="T15">&gt;().tracking_id()));</text:span></text:p>
      <text:p text:style-name="P18"/>
      <text:p text:style-name="P8"><text:span text:style-name="T15"><text:s text:c="4"/></text:span><text:span text:style-name="T8">static</text:span><text:span text:style-name="T15"> </text:span><text:span text:style-name="T8">bool</text:span><text:span text:style-name="T15"> result;</text:span></text:p>
      <text:p text:style-name="P8"><text:span text:style-name="T15"><text:s text:c="4"/></text:span><text:span text:style-name="T8">static</text:span><text:span text:style-name="T15"> </text:span><text:span text:style-name="T34">ICargo</text:span><text:span text:style-name="T15"> a_null_to_compare_cargo;</text:span></text:p>
      <text:p text:style-name="P18">}</text:p>
      <text:p text:style-name="P1"/>
      <text:p text:style-name="P1">Y recordemos que:</text:p>
      <text:p text:style-name="P1"/>
      <text:p text:style-name="P13"><text:span text:style-name="T8">public</text:span><text:span text:style-name="T15"> </text:span><text:span text:style-name="T8">abstract</text:span><text:span text:style-name="T15"> </text:span><text:span text:style-name="T8">class</text:span><text:span text:style-name="T15"> </text:span><text:span text:style-name="T25">concern_for_cargo</text:span><text:span text:style-name="T15"> : </text:span><text:span text:style-name="T25">Observes</text:span><text:span text:style-name="T15">&lt;</text:span><text:span text:style-name="T34">ICargo</text:span><text:span text:style-name="T15">, </text:span><text:span text:style-name="T25">Cargo</text:span><text:span text:style-name="T15">&gt;</text:span></text:p>
      <text:p text:style-name="P18">{</text:p>
      <text:p text:style-name="P8"><text:span text:style-name="T15"><text:s text:c="4"/></text:span><text:span text:style-name="T34">Establish</text:span><text:span text:style-name="T15"> context = () =&gt;</text:span></text:p>
      <text:p text:style-name="P18"><text:s text:c="4"/>{</text:p>
      <text:p text:style-name="P8"><text:span text:style-name="T15"><text:s text:c="8"/>tracking_id = the_dependency&lt;</text:span><text:span text:style-name="T34">ITrackingId</text:span><text:span text:style-name="T15">&gt;();</text:span></text:p>
      <text:p text:style-name="P8"><text:span text:style-name="T15"><text:s text:c="8"/>route_specification = the_dependency&lt;</text:span><text:span text:style-name="T34">IRouteSpecification</text:span><text:span text:style-name="T15">&gt;();</text:span></text:p>
      <text:p text:style-name="P18"><text:s text:c="4"/>};</text:p>
      <text:p text:style-name="P18"/>
      <text:p text:style-name="P8"><text:soft-page-break/><text:span text:style-name="T15"><text:s text:c="4"/></text:span><text:span text:style-name="T8">protected</text:span><text:span text:style-name="T15"> </text:span><text:span text:style-name="T8">static</text:span><text:span text:style-name="T15"> </text:span><text:span text:style-name="T34">ITrackingId</text:span><text:span text:style-name="T15"> tracking_id;</text:span></text:p>
      <text:p text:style-name="P8"><text:span text:style-name="T15"><text:s text:c="4"/></text:span><text:span text:style-name="T8">protected</text:span><text:span text:style-name="T15"> </text:span><text:span text:style-name="T8">static</text:span><text:span text:style-name="T15"> </text:span><text:span text:style-name="T34">IRouteSpecification</text:span><text:span text:style-name="T15"> route_specification;</text:span></text:p>
      <text:p text:style-name="P18">}</text:p>
      <text:p text:style-name="P1"/>
      <text:p text:style-name="P1">Simplemente comentar que:</text:p>
      <text:p text:style-name="P1"/>
      <text:p text:style-name="P14"><text:span text:style-name="T15">an&lt;</text:span><text:span text:style-name="T34">ICargo</text:span><text:span text:style-name="T15">&gt;().tracking_id()</text:span></text:p>
      <text:p text:style-name="P1"/>
      <text:p text:style-name="P1">en ambos casos es null, algo que puedes comprobar simplemente asignando ese valor a un campo (field) y creando una asercion que lo compruebe o bien, usando el debugger.</text:p>
      <text:p text:style-name="P1"/>
      <text:p text:style-name="P1">Y esto eleva una cuestion interesante, ¿cuales de los siguientes son o no null?:</text:p>
      <text:p text:style-name="P1"/>
      <text:p text:style-name="P13"><text:span text:style-name="T34">Establish</text:span><text:span text:style-name="T15"> context = () =&gt;</text:span></text:p>
      <text:p text:style-name="P18">{</text:p>
      <text:p text:style-name="P8"><text:span text:style-name="T15"><text:s text:c="4"/>a_null_to_compare_cargo = </text:span><text:span text:style-name="T8">null</text:span><text:span text:style-name="T15">;</text:span></text:p>
      <text:p text:style-name="P8"><text:span text:style-name="T15"><text:s text:c="4"/>an_icargo = an&lt;</text:span><text:span text:style-name="T34">ICargo</text:span><text:span text:style-name="T15">&gt;();</text:span></text:p>
      <text:p text:style-name="P18"><text:s text:c="4"/>an_icargo_tracking_id = an_icargo.tracking_id();</text:p>
      <text:p text:style-name="P8"><text:span text:style-name="T15"><text:s text:c="4"/>an_itracking_id = an&lt;</text:span><text:span text:style-name="T34">ITrackingId</text:span><text:span text:style-name="T15">&gt;();</text:span></text:p>
      <text:p text:style-name="P18">};</text:p>
      <text:p text:style-name="P1"/>
      <text:list xml:id="list32307010" text:style-name="L8">
        <text:list-item>
          <text:p text:style-name="P36">a_null_to_compare_cargo: Aqui no hay discusion posible, es null.</text:p>
        </text:list-item>
        <text:list-item>
          <text:p text:style-name="P36">an_icargo: No es null, es algo del estilo a {IcargoProxyf74dc6fd2e1646dcb0f3298a11c08e36}.</text:p>
        </text:list-item>
        <text:list-item>
          <text:p text:style-name="P36">an_icargo_tracking_id: Este es el mismo caso de nuestra BDD_Spec. Es null.</text:p>
        </text:list-item>
        <text:list-item>
          <text:p text:style-name="P36">an_itracking_id: No es null, es algo del estilo a {ItrackingIdProxy4b466c11a70b47db8c925b0dccb1285a}</text:p>
        </text:list-item>
      </text:list>
      <text:p text:style-name="P1"/>
      <text:p text:style-name="P1">Puedes comprobarlo si quieres tal y como explicamos unas lineas mas arriba.</text:p>
      <text:p text:style-name="P1"/>
      <text:p text:style-name="P1">Con respecto a nuestra BDD_Spec, podemos concluir por lo tanto que tambien podiamos haber escrito:</text:p>
      <text:p text:style-name="P1"/>
      <text:p text:style-name="P13"><text:span text:style-name="T8">public</text:span><text:span text:style-name="T15"> </text:span><text:span text:style-name="T8">class</text:span><text:span text:style-name="T15"> </text:span><text:span text:style-name="T25">when_comparing_to_a_null_cargo</text:span><text:span text:style-name="T15"> : </text:span><text:span text:style-name="T25">concern_for_cargo</text:span></text:p>
      <text:p text:style-name="P18">{</text:p>
      <text:p text:style-name="P8"><text:span text:style-name="T15"><text:s text:c="4"/></text:span><text:span text:style-name="T34">Establish</text:span><text:span text:style-name="T15"> context = () =&gt;</text:span></text:p>
      <text:p text:style-name="P18"><text:s text:c="4"/>{</text:p>
      <text:p text:style-name="P8"><text:span text:style-name="T15"><text:s text:c="8"/>a_null_to_compare_cargo = </text:span><text:span text:style-name="T8">null</text:span><text:span text:style-name="T15">;</text:span></text:p>
      <text:p text:style-name="P18"><text:s text:c="8"/>tracking_id</text:p>
      <text:p text:style-name="P8"><text:span text:style-name="T15"><text:s text:c="11"/>.Stub(x =&gt; x.has_the_same_value_as(</text:span><text:span text:style-name="T8">null</text:span><text:span text:style-name="T15">));</text:span></text:p>
      <text:p text:style-name="P18"><text:s text:c="4"/>};</text:p>
      <text:p text:style-name="P18"/>
      <text:p text:style-name="P8"><text:span text:style-name="T15"><text:s text:c="4"/></text:span><text:span text:style-name="T34">Because</text:span><text:span text:style-name="T15"> of = () =&gt; result = sut.has_the_same_identity_as(a_null_to_compare_cargo);</text:span></text:p>
      <text:p text:style-name="P18"/>
      <text:p text:style-name="P8"><text:span text:style-name="T15"><text:s text:c="4"/></text:span><text:span text:style-name="T34">It</text:span><text:span text:style-name="T15"> should_confirm_that_they_have_diferent_identity = () =&gt; result.ShouldBeFalse();</text:span></text:p>
      <text:p text:style-name="P18"/>
      <text:p text:style-name="P8"><text:span text:style-name="T15"><text:s text:c="4"/></text:span><text:span text:style-name="T34">It</text:span><text:span text:style-name="T15"> should_not_leverage_the_tracking_identity_collaborator = () =&gt;</text:span></text:p>
      <text:p text:style-name="P8"><text:span text:style-name="T15"><text:s text:c="7"/>tracking_id.never_received(x =&gt; x.has_the_same_value_as(</text:span><text:span text:style-name="T8">null</text:span><text:span text:style-name="T15">));</text:span></text:p>
      <text:p text:style-name="P18"/>
      <text:p text:style-name="P8"><text:span text:style-name="T15"><text:s text:c="4"/></text:span><text:span text:style-name="T8">static</text:span><text:span text:style-name="T15"> </text:span><text:span text:style-name="T8">bool</text:span><text:span text:style-name="T15"> result;</text:span></text:p>
      <text:p text:style-name="P8"><text:span text:style-name="T15"><text:s text:c="4"/></text:span><text:span text:style-name="T8">static</text:span><text:span text:style-name="T15"> </text:span><text:span text:style-name="T34">ICargo</text:span><text:span text:style-name="T15"> a_null_to_compare_cargo;</text:span></text:p>
      <text:p text:style-name="P18">}</text:p>
      <text:p text:style-name="P1"/>
      <text:p text:style-name="P1">que, nos parece incluso mas claro, asi que nos quedamos con ella.</text:p>
      <text:p text:style-name="P1"/>
      <text:p text:style-name="P1">Una vez aclarado esto intentemos no perder de vista el objetivo, que es, evitar que un ICargo null nos rompa el sistema.</text:p>
      <text:p text:style-name="P1"/>
      <text:p text:style-name="P1">Para satisfacer ambas aserciones, basta con:</text:p>
      <text:p text:style-name="P1"/>
      <text:p text:style-name="P13"><text:span text:style-name="T8">public</text:span><text:span text:style-name="T15"> </text:span><text:span text:style-name="T8">class</text:span><text:span text:style-name="T15"> </text:span><text:span text:style-name="T25">Cargo</text:span><text:span text:style-name="T15"> : </text:span><text:span text:style-name="T34">ICargo</text:span></text:p>
      <text:p text:style-name="P18">{</text:p>
      <text:p text:style-name="P18"><text:soft-page-break/><text:s text:c="4"/>(....)</text:p>
      <text:p text:style-name="P18"/>
      <text:p text:style-name="P8"><text:span text:style-name="T15"><text:s text:c="4"/></text:span><text:span text:style-name="T8">public</text:span><text:span text:style-name="T15"> </text:span><text:span text:style-name="T8">bool</text:span><text:span text:style-name="T15"> has_the_same_identity_as(</text:span><text:span text:style-name="T34">ICargo</text:span><text:span text:style-name="T15"> the_other_entity)</text:span></text:p>
      <text:p text:style-name="P18"><text:s text:c="4"/>{</text:p>
      <text:p text:style-name="P8"><text:span text:style-name="T15"><text:s text:c="8"/></text:span><text:span text:style-name="T8">return</text:span><text:span text:style-name="T15"> the_other_entity != </text:span><text:span text:style-name="T8">null</text:span><text:span text:style-name="T15"> &amp;&amp; </text:span></text:p>
      <text:p text:style-name="P18"><text:s text:c="10"/>underlying_tracking_id.has_the_same_value_as(the_other_entity.tracking_id());</text:p>
      <text:p text:style-name="P18"><text:s text:c="4"/>}</text:p>
      <text:p text:style-name="P18"/>
      <text:p text:style-name="P18"><text:s text:c="4"/>(....)</text:p>
      <text:p text:style-name="P18">}</text:p>
      <text:p text:style-name="P1"/>
      <text:p text:style-name="P1">para obtener:</text:p>
      <text:p text:style-name="P1"/>
      <text:p text:style-name="P25">------ Test started: Assembly: dddsample.specs.dll ------</text:p>
      <text:p text:style-name="P27"/>
      <text:p text:style-name="P27">when asked about its tracking identificator</text:p>
      <text:p text:style-name="P27">» should provide the cargo id</text:p>
      <text:p text:style-name="P27"/>
      <text:p text:style-name="P27">when asked about its route specification</text:p>
      <text:p text:style-name="P27">» should provide the route specification</text:p>
      <text:p text:style-name="P27"/>
      <text:p text:style-name="P27">when asked about its origin location</text:p>
      <text:p text:style-name="P27">» should provide the origin location</text:p>
      <text:p text:style-name="P27">» should leverage the route specification origin location</text:p>
      <text:p text:style-name="P27"/>
      <text:p text:style-name="P27">when comparing two equal cargoes</text:p>
      <text:p text:style-name="P27">» should confirm that they have the same identity</text:p>
      <text:p text:style-name="P27">» should leverage the tracking identity<text:span text:style-name="T43"> collaborator</text:span></text:p>
      <text:p text:style-name="P27"/>
      <text:p text:style-name="P27">when comparing two different cargoes</text:p>
      <text:p text:style-name="P27">» should confirm that they have different identity</text:p>
      <text:p text:style-name="P27"/>
      <text:p text:style-name="P27">when comparing to a null cargo</text:p>
      <text:p text:style-name="P27">» should confirm that they have different identity</text:p>
      <text:p text:style-name="P27">» should not leverage the tracking identity<text:span text:style-name="T43"> collaborator</text:span></text:p>
      <text:p text:style-name="P27"/>
      <text:p text:style-name="P27"/>
      <text:p text:style-name="P27">9 passed, 0 failed, 0 skipped, took 0,90 seconds (Machine.Specifications 0.3.0).</text:p>
      <text:p text:style-name="P2"/>
      <text:p text:style-name="P1">Y precisamente al leer este log nos damos cuenta de que hay algo que chirria, ya que tanto cuando:</text:p>
      <text:p text:style-name="P1"/>
      <text:p text:style-name="P27">when comparing two equal cargoes</text:p>
      <text:p text:style-name="P27">» should confirm that they have the same identity</text:p>
      <text:p text:style-name="P26">» should leverage the tracking identity collaborator</text:p>
      <text:p text:style-name="P1"/>
      <text:p text:style-name="P1">como cuando:</text:p>
      <text:p text:style-name="P1"/>
      <text:p text:style-name="P27">when comparing to a null cargo</text:p>
      <text:p text:style-name="P27">» should confirm that they have different identity</text:p>
      <text:p text:style-name="P26">» should not leverage the tracking identity collaborator</text:p>
      <text:p text:style-name="P1"/>
      <text:p text:style-name="P1">tenemos claro cual es el comportamiento esperado con respecto a la interaccion con ITrackingId:</text:p>
      <text:p text:style-name="P1"/>
      <text:list xml:id="list32334028" text:style-name="L9">
        <text:list-item>
          <text:p text:style-name="P37">En el primer caso: Delega.</text:p>
        </text:list-item>
        <text:list-item>
          <text:p text:style-name="P37">En el segundo caso: No delega.</text:p>
        </text:list-item>
      </text:list>
      <text:p text:style-name="P1"/>
      <text:p text:style-name="P1">Pero, ¿que ocurre en este caso?</text:p>
      <text:p text:style-name="P1"/>
      <text:p text:style-name="P27">when comparing two different cargoes</text:p>
      <text:p text:style-name="P26">» should confirm that they have different identity</text:p>
      <text:p text:style-name="P1"/>
      <text:p text:style-name="P1"><text:soft-page-break/>No sabemos si delega o no. </text:p>
      <text:p text:style-name="P1"/>
      <text:p text:style-name="P1">Antes, cuando no teniamos la BDD_Spec que cubria el comportamiento de a comparacion con un ICargo null, no molestaba tanto a la vista. Teniamos el "Happy Day Scenario" (cuando los dos ICargos son iguales), y el de cuando son distintos (que presuponiamos comprobaria de la misma forma, es decir, delegando).</text:p>
      <text:p text:style-name="P1"/>
      <text:p text:style-name="P1">Pero ahora, ya no queda tan claro, pues hay un caso en el que no delega (comparar con un ICargo null).</text:p>
      <text:p text:style-name="P1"/>
      <text:p text:style-name="P1">Sobre la necesidad o no de haber incluido una BDD_Spec como la de comparar dos ICargos distintos, ya hemos discutido y nos sirvio de escusa para hacer un poco de proto-historia del BDD con su primo-hermano el TDD, y no vamos a volver a explicar esos conceptos. Pero lo que si que vamos a hacer es que, puesto que hemos decido incluir la BDD_Spec en cuestion, vamos a añadirle una asercion mas que nos saque de dudas:</text:p>
      <text:p text:style-name="P1"/>
      <text:p text:style-name="P27">When comparing two different cargoes</text:p>
      <text:p text:style-name="P27">» It should confirm that they have different identity</text:p>
      <text:p text:style-name="P26">» It should leverage the tracking identity collaborator</text:p>
      <text:p text:style-name="P1"/>
      <text:p text:style-name="P1">No vamos a mostrar en este documento el codigo (siempre puedes consultar el codigo directamente), ya que no tienen mayor relevancia. Lo que si es mas interesante es:</text:p>
      <text:p text:style-name="P1"/>
      <text:p text:style-name="P25">------ Test started: Assembly: dddsample.specs.dll ------</text:p>
      <text:p text:style-name="P27"/>
      <text:p text:style-name="P27">when asked about its tracking identificator</text:p>
      <text:p text:style-name="P27">» should provide the cargo id</text:p>
      <text:p text:style-name="P27"/>
      <text:p text:style-name="P27">when asked about its route specification</text:p>
      <text:p text:style-name="P27">» should provide the route specification</text:p>
      <text:p text:style-name="P27"/>
      <text:p text:style-name="P27">when asked about its origin location</text:p>
      <text:p text:style-name="P27">» should provide the origin location</text:p>
      <text:p text:style-name="P27">» should leverage the route specification origin location</text:p>
      <text:p text:style-name="P27"/>
      <text:p text:style-name="P27">when comparing two equal cargoes</text:p>
      <text:p text:style-name="P27">» should confirm that they have the same identity</text:p>
      <text:p text:style-name="P27">» should leverage the tracking identity<text:span text:style-name="T43"> collaborator</text:span></text:p>
      <text:p text:style-name="P27"/>
      <text:p text:style-name="P27">when comparing two different cargoes</text:p>
      <text:p text:style-name="P27">» should confirm that they have different identity</text:p>
      <text:p text:style-name="P27">» should leverage the tracking identity<text:span text:style-name="T43"> collaborator</text:span></text:p>
      <text:p text:style-name="P27"/>
      <text:p text:style-name="P27">when comparing to a null cargo</text:p>
      <text:p text:style-name="P27">» should confirm that they have different identity</text:p>
      <text:p text:style-name="P27">» should not leverage the tracking identity<text:span text:style-name="T43"> collaborator</text:span></text:p>
      <text:p text:style-name="P27"/>
      <text:p text:style-name="P27"/>
      <text:p text:style-name="P27">10 passed, 0 failed, 0 skipped, took 0,98 seconds (Machine.Specifications 0.3.0).</text:p>
      <text:p text:style-name="P1"/>
      <text:p text:style-name="P1">para comprobar que, por un lado, sin necesidad de añadir codigo a nuestro DDD_Aggregate_Root Cargo, el test pasa, y por otro comprobar que esa incosistencia a la hora de leer las BDD_Specs que propiciaron este cambio, ya no se produce.</text:p>
      <text:p text:style-name="P1"/>
      <text:p text:style-name="P1"><text:span text:style-name="T3">BDD_Spec: Sobreescribiendo los metodos de Object GetHashCode() y ToString()</text:span>:</text:p>
      <text:p text:style-name="P1"/>
      <text:p text:style-name="P1">Se considera buena practica, sobreescribir los metodos de Object, a saber:</text:p>
      <text:p text:style-name="P1"/>
      <text:list xml:id="list32330647" text:style-name="L10">
        <text:list-item>
          <text:p text:style-name="P38">GetHashCode()</text:p>
        </text:list-item>
        <text:list-item>
          <text:p text:style-name="P38">ToString()</text:p>
        </text:list-item>
        <text:list-item>
          <text:p text:style-name="P38">Equals()</text:p>
        </text:list-item>
      </text:list>
      <text:p text:style-name="P1"/>
      <text:p text:style-name="P1">Vamos a dedicar este epigrafe a esa tarea.</text:p>
      <text:p text:style-name="P1"><text:soft-page-break/></text:p>
      <text:p text:style-name="P1">Las BDD_Specs de los dos primeros serian algo como:</text:p>
      <text:p text:style-name="P1"/>
      <text:p text:style-name="P25">When asked about its hash code</text:p>
      <text:p text:style-name="P27">» It should leverage the tracking identity hash code</text:p>
      <text:p text:style-name="P27"/>
      <text:p text:style-name="P27">When asked about its string representation</text:p>
      <text:p text:style-name="P27">» It should leverage the tracking identity string representation</text:p>
      <text:p text:style-name="P1"/>
      <text:p text:style-name="P1">Es decir, nuevamente volvemos a delegar la tarea de los calculos a un colaborador. Mas diseño, por tanto.</text:p>
      <text:p text:style-name="P1"/>
      <text:p text:style-name="P1">Su version en codigo no presenta nada que no hayamos visto:</text:p>
      <text:p text:style-name="P1"/>
      <text:p text:style-name="P7"><text:span text:style-name="T6">public</text:span><text:span text:style-name="T14"> </text:span><text:span text:style-name="T6">class</text:span><text:span text:style-name="T14"> </text:span><text:span text:style-name="T24">when_asked_about_its_hash_code</text:span><text:span text:style-name="T14"> : </text:span><text:span text:style-name="T24">concern_for_cargo</text:span></text:p>
      <text:p text:style-name="P18">{</text:p>
      <text:p text:style-name="P8"><text:span text:style-name="T15"><text:s text:c="4"/></text:span><text:span text:style-name="T34">Establish</text:span><text:span text:style-name="T15"> context = () =&gt;</text:span></text:p>
      <text:p text:style-name="P18"><text:s text:c="4"/>{</text:p>
      <text:p text:style-name="P18"><text:s text:c="8"/>tracking_id</text:p>
      <text:p text:style-name="P18"><text:s text:c="11"/>.Stub(x =&gt; x.GetHashCode())</text:p>
      <text:p text:style-name="P8"><text:span text:style-name="T15"><text:s text:c="11"/>.Return(</text:span><text:span text:style-name="T8">new</text:span><text:span text:style-name="T15"> </text:span><text:span text:style-name="T8">int</text:span><text:span text:style-name="T15">());</text:span></text:p>
      <text:p text:style-name="P18"><text:s text:c="4"/>};</text:p>
      <text:p text:style-name="P18"/>
      <text:p text:style-name="P8"><text:span text:style-name="T15"><text:s text:c="4"/></text:span><text:span text:style-name="T34">Because</text:span><text:span text:style-name="T15"> of = () =&gt; sut.GetHashCode();</text:span></text:p>
      <text:p text:style-name="P18"/>
      <text:p text:style-name="P8"><text:span text:style-name="T15"><text:s text:c="4"/></text:span><text:span text:style-name="T34">It</text:span><text:span text:style-name="T15"> should_leverage_the_tracking_identity_hash_code = () =&gt;</text:span></text:p>
      <text:p text:style-name="P18"><text:s text:c="7"/>tracking_id.received(x =&gt; x.GetHashCode());</text:p>
      <text:p text:style-name="P18">}</text:p>
      <text:p text:style-name="P18"/>
      <text:p text:style-name="P8"><text:span text:style-name="T8">public</text:span><text:span text:style-name="T15"> </text:span><text:span text:style-name="T8">class</text:span><text:span text:style-name="T15"> </text:span><text:span text:style-name="T25">when_asked_about_its_string_representation</text:span><text:span text:style-name="T15"> : </text:span><text:span text:style-name="T25">concern_for_cargo</text:span></text:p>
      <text:p text:style-name="P18">{</text:p>
      <text:p text:style-name="P8"><text:span text:style-name="T15"><text:s text:c="4"/></text:span><text:span text:style-name="T34">Establish</text:span><text:span text:style-name="T15"> context = () =&gt;</text:span></text:p>
      <text:p text:style-name="P18"><text:s text:c="4"/>{</text:p>
      <text:p text:style-name="P18"><text:s text:c="8"/>tracking_id</text:p>
      <text:p text:style-name="P18"><text:s text:c="11"/>.Stub(x =&gt; x.ToString())</text:p>
      <text:p text:style-name="P8"><text:span text:style-name="T15"><text:s text:c="11"/>.Return(</text:span><text:span text:style-name="T8">string</text:span><text:span text:style-name="T15">.Empty);</text:span></text:p>
      <text:p text:style-name="P18"><text:s text:c="4"/>};</text:p>
      <text:p text:style-name="P18"/>
      <text:p text:style-name="P8"><text:span text:style-name="T15"><text:s text:c="4"/></text:span><text:span text:style-name="T34">Because</text:span><text:span text:style-name="T15"> of = () =&gt; sut.ToString();</text:span></text:p>
      <text:p text:style-name="P18"/>
      <text:p text:style-name="P8"><text:span text:style-name="T15"><text:s text:c="4"/></text:span><text:span text:style-name="T34">It</text:span><text:span text:style-name="T15"> should_leverage_the_tracking_identity_string_representation = () =&gt;</text:span></text:p>
      <text:p text:style-name="P18"><text:s text:c="7"/>tracking_id.received(x =&gt; x.ToString());</text:p>
      <text:p text:style-name="P18">}</text:p>
      <text:p text:style-name="P1"/>
      <text:p text:style-name="P1">que nos sugieren los siguientes cambios en las interfaces:</text:p>
      <text:p text:style-name="P1"/>
      <text:p text:style-name="P7"><text:span text:style-name="T6">public</text:span><text:span text:style-name="T14"> </text:span><text:span text:style-name="T6">interface</text:span><text:span text:style-name="T14"> </text:span><text:span text:style-name="T33">ITrackingId</text:span><text:span text:style-name="T14"> : </text:span><text:span text:style-name="T33">IValueObject</text:span><text:span text:style-name="T14">&lt;</text:span><text:span text:style-name="T33">ITrackingId</text:span><text:span text:style-name="T14">&gt;</text:span></text:p>
      <text:p text:style-name="P18">{</text:p>
      <text:p text:style-name="P8"><text:span text:style-name="T15"><text:s text:c="4"/></text:span><text:span text:style-name="T8">int</text:span><text:span text:style-name="T15"> GetHashCode();</text:span></text:p>
      <text:p text:style-name="P8"><text:span text:style-name="T15"><text:s text:c="4"/></text:span><text:span text:style-name="T8">string</text:span><text:span text:style-name="T15"> ToString();</text:span></text:p>
      <text:p text:style-name="P18">}</text:p>
      <text:p text:style-name="P1"/>
      <text:p text:style-name="P13"><text:span text:style-name="T8">public</text:span><text:span text:style-name="T15"> </text:span><text:span text:style-name="T8">interface</text:span><text:span text:style-name="T15"> </text:span><text:span text:style-name="T34">ICargo</text:span><text:span text:style-name="T15"> : </text:span><text:span text:style-name="T34">IEntity</text:span><text:span text:style-name="T15">&lt;</text:span><text:span text:style-name="T34">ICargo</text:span><text:span text:style-name="T15">&gt;</text:span></text:p>
      <text:p text:style-name="P18">{</text:p>
      <text:p text:style-name="P8"><text:span text:style-name="T15"><text:s text:c="4"/></text:span><text:span text:style-name="T34">ITrackingId</text:span><text:span text:style-name="T15"> tracking_id();</text:span></text:p>
      <text:p text:style-name="P8"><text:span text:style-name="T15"><text:s text:c="4"/></text:span><text:span text:style-name="T34">IRouteSpecification</text:span><text:span text:style-name="T15"> route_specification();</text:span></text:p>
      <text:p text:style-name="P8"><text:span text:style-name="T15"><text:s text:c="4"/></text:span><text:span text:style-name="T34">ILocation</text:span><text:span text:style-name="T15"> origin_location();</text:span></text:p>
      <text:p text:style-name="P18"/>
      <text:p text:style-name="P8"><text:span text:style-name="T15"><text:s text:c="4"/></text:span><text:span text:style-name="T8">int</text:span><text:span text:style-name="T15"> GetHashCode();</text:span></text:p>
      <text:p text:style-name="P8"><text:span text:style-name="T15"><text:s text:c="4"/></text:span><text:span text:style-name="T8">string</text:span><text:span text:style-name="T15"> ToString();</text:span></text:p>
      <text:p text:style-name="P18">}</text:p>
      <text:p text:style-name="P1"/>
      <text:p text:style-name="P1"><text:soft-page-break/>Mientras que los cambios necesarios que tenemos que hacerle a nuestro DDD_Aggregate_Root Cargo para que implemente esta nueava funcionalidad, van en consonancia con el estilo de lo que hemos venido haciendo para todas las BDD_Specs de Cargo:</text:p>
      <text:p text:style-name="P1"/>
      <text:p text:style-name="P13"><text:span text:style-name="T8">public</text:span><text:span text:style-name="T15"> </text:span><text:span text:style-name="T8">class</text:span><text:span text:style-name="T15"> </text:span><text:span text:style-name="T25">Cargo</text:span><text:span text:style-name="T15"> : </text:span><text:span text:style-name="T34">ICargo</text:span></text:p>
      <text:p text:style-name="P18">{</text:p>
      <text:p text:style-name="P18"><text:s text:c="4"/>(....)</text:p>
      <text:p text:style-name="P18"/>
      <text:p text:style-name="P8"><text:span text:style-name="T15"><text:s text:c="4"/></text:span><text:span text:style-name="T8">public</text:span><text:span text:style-name="T15"> </text:span><text:span text:style-name="T8">override</text:span><text:span text:style-name="T15"> </text:span><text:span text:style-name="T8">int</text:span><text:span text:style-name="T15"> GetHashCode()</text:span></text:p>
      <text:p text:style-name="P18"><text:s text:c="4"/>{</text:p>
      <text:p text:style-name="P8"><text:span text:style-name="T15"><text:s text:c="8"/></text:span><text:span text:style-name="T8">return</text:span><text:span text:style-name="T15"> underlying_tracking_id.GetHashCode();</text:span></text:p>
      <text:p text:style-name="P18"><text:s text:c="4"/>}</text:p>
      <text:p text:style-name="P18"/>
      <text:p text:style-name="P8"><text:span text:style-name="T15"><text:s text:c="4"/></text:span><text:span text:style-name="T8">public</text:span><text:span text:style-name="T15"> </text:span><text:span text:style-name="T8">override</text:span><text:span text:style-name="T15"> </text:span><text:span text:style-name="T8">string</text:span><text:span text:style-name="T15"> ToString()</text:span></text:p>
      <text:p text:style-name="P18"><text:s text:c="4"/>{</text:p>
      <text:p text:style-name="P8"><text:span text:style-name="T15"><text:s text:c="8"/></text:span><text:span text:style-name="T8">return</text:span><text:span text:style-name="T15"> underlying_tracking_id.ToString();</text:span></text:p>
      <text:p text:style-name="P18"><text:s text:c="4"/>}</text:p>
      <text:p text:style-name="P18"/>
      <text:p text:style-name="P18"><text:s text:c="4"/>(....)</text:p>
      <text:p text:style-name="P18">}</text:p>
      <text:p text:style-name="P1"/>
      <text:p text:style-name="P1"/>
      <text:p text:style-name="P1">Obteniendo como resultado el esperado:</text:p>
      <text:p text:style-name="P1"/>
      <text:p text:style-name="P25">------ Test started: Assembly: dddsample.specs.dll ------</text:p>
      <text:p text:style-name="P27"/>
      <text:p text:style-name="P27">when asked about its tracking identificator</text:p>
      <text:p text:style-name="P27">» should provide the cargo id</text:p>
      <text:p text:style-name="P27"/>
      <text:p text:style-name="P27">when asked about its route specification</text:p>
      <text:p text:style-name="P27">» should provide the route specification</text:p>
      <text:p text:style-name="P27"/>
      <text:p text:style-name="P27">when asked about its origin location</text:p>
      <text:p text:style-name="P27">» should provide the origin location</text:p>
      <text:p text:style-name="P27">» should leverage the route specification origin location</text:p>
      <text:p text:style-name="P27"/>
      <text:p text:style-name="P27">when comparing two equal cargoes</text:p>
      <text:p text:style-name="P27">» should confirm that they have the same identity</text:p>
      <text:p text:style-name="P27">» should leverage the tracking identity collaborator</text:p>
      <text:p text:style-name="P27"/>
      <text:p text:style-name="P27">when comparing two diferent cargoes</text:p>
      <text:p text:style-name="P27">» should confirm that they have diferent identity</text:p>
      <text:p text:style-name="P27">» should leverage the tracking identity collaborator</text:p>
      <text:p text:style-name="P27"/>
      <text:p text:style-name="P27">when comparing to a null cargo</text:p>
      <text:p text:style-name="P27">» should confirm that they have diferent identity</text:p>
      <text:p text:style-name="P27">» should not leverage the tracking identity collaborator</text:p>
      <text:p text:style-name="P27"/>
      <text:p text:style-name="P27">when asked about its hash code</text:p>
      <text:p text:style-name="P27">» should leverage the tracking identity hash code</text:p>
      <text:p text:style-name="P27"/>
      <text:p text:style-name="P27">when asked about its string representation</text:p>
      <text:p text:style-name="P27">» should leverage the tracking identity string representation</text:p>
      <text:p text:style-name="P27"/>
      <text:p text:style-name="P27"/>
      <text:p text:style-name="P27">12 passed, 0 failed, 0 skipped, took 1,29 seconds (Machine.Specifications 0.3.0).</text:p>
      <text:p text:style-name="P1"/>
      <text:p text:style-name="P1">Hasta aqui nada nuevo ni excesivamente complicado, mas alla de seguir usando las interfaces como un contrato que se debe cumplir, reforzando el concepto de que para considerar a una clase como ICargo, la obligamos (explicitamente) a sobreescribir los heredados ToString() y GetHashCode(). </text:p>
      <text:p text:style-name="P1"/>
      <text:p text:style-name="P1">Otra cuestion a la que ya deberiamos empezar a acostumbrarnos es a que gracias al poder <text:soft-page-break/>combinado del BDD y el correcto uso de interfaces, podemos tener tests para codigo como:</text:p>
      <text:p text:style-name="P1"/>
      <text:p text:style-name="P18">underlying_tracking_id.GetHashCode();</text:p>
      <text:p text:style-name="P18">underlying_tracking_id.ToString();</text:p>
      <text:p text:style-name="P1"/>
      <text:p text:style-name="P1">sin ni siquiera haber escrito una sola implementacion concreta de ITrackingId, por poner un ejemplo.</text:p>
      <text:p text:style-name="P1"/>
      <text:p text:style-name="P1"><text:span text:style-name="T3">BDD_Spec: Sobreescribiendo los metodos de Object Equals()</text:span>:</text:p>
      <text:p text:style-name="P1"/>
      <text:p text:style-name="P1">TODO: No estoy seguro de poder guiar esto por BDD. Quizas seria mejor idea probarlo con un Integration Test.</text:p>
      <text:p text:style-name="P1"/>
      <text:p text:style-name="P1"><text:span text:style-name="T3">Breve descripcion del problema a resolver</text:span>:</text:p>
      <text:p text:style-name="P1"/>
      <text:p text:style-name="P1">Hasta ahora no ha sido necesario describir lo que va haciendo la aplicacion, pues con las BDD_Specs era mas que suficiente. Sin embargo, para continuar con el desarrollo se hace necesaria un poco de contextualizacion.</text:p>
      <text:p text:style-name="P1"/>
      <text:p text:style-name="P1">Cuando creamos un envio (ICargo) se supone que alguien lo ha tenido que contratar (booking). De esa forma creamos el envio con: </text:p>
      <text:p text:style-name="P1"/>
      <text:list xml:id="list32338619" text:style-name="L11">
        <text:list-item>
          <text:p text:style-name="P39">Un identificador (ITrackinId) que nos permite distinguirlo de los demas envios.</text:p>
        </text:list-item>
        <text:list-item>
          <text:p text:style-name="P39">Un origen (ILocation).</text:p>
        </text:list-item>
        <text:list-item>
          <text:p text:style-name="P39">Unos requisitos asociados a la ruta (IRouteSpecification).</text:p>
        </text:list-item>
      </text:list>
      <text:p text:style-name="P1"/>
      <text:p text:style-name="P1">Durante un breve periodo de tiempo tras la contratacion (booking) del envio (ICargo), este no tiene un itinerario asociado. Es en este momento cuando el personal de la empresa, pide una lista de rutas validas que cumplan los requisitos asociados a la ruta (IRouteSpecification) y asigna el envio (ICargo) a una sola de esas rutas validas y es precisamente esa ruta la que viene descrita por un itinerario (IITinerary).</text:p>
      <text:p text:style-name="P1"/>
      <text:p text:style-name="P1">Asi que en ICargo tiene que haber un metodo del estilo de: assign_the_route_described_by(IITinerary this_itinerary).</text:p>
      <text:p text:style-name="P1"/>
      <text:p text:style-name="P1">Vamos a ello</text:p>
      <text:p text:style-name="P1"/>
      <text:p text:style-name="P1"><text:span text:style-name="T3">BDD_Spec: When assigning a route described by an itinerary</text:span>:</text:p>
      <text:p text:style-name="P1"/>
      <text:p text:style-name="P1">Inicialmente parece que esta seria una descripcion bastante ajustada de lo que queremos:</text:p>
      <text:p text:style-name="P1"/>
      <text:p text:style-name="P25">When assigning a route described by an itinerary</text:p>
      <text:p text:style-name="P27">» It should validate it is a not null itinerary</text:p>
      <text:p text:style-name="P27">» It should be stored somewhere</text:p>
      <text:p text:style-name="P27">» It should reflect into the actual transportation of the cargo</text:p>
      <text:p text:style-name="P1"/>
      <text:p text:style-name="P1">Esta vez tiene toda la pinta de que se aproxima una buena reaccion en cadena, asi que vamos paso a paso (omitiendo los completamente triviales).</text:p>
      <text:p text:style-name="P1"/>
      <text:p text:style-name="P1">El codigo de esta BDD_Spec podria ser:</text:p>
      <text:p text:style-name="P1"/>
      <text:p text:style-name="P13"><text:span text:style-name="T8">public</text:span><text:span text:style-name="T15"> </text:span><text:span text:style-name="T8">class</text:span><text:span text:style-name="T15"> </text:span><text:span text:style-name="T25">when_assigning_a_route_described_by_an_itinerary</text:span><text:span text:style-name="T15"> : </text:span><text:span text:style-name="T25">concern_for_cargo</text:span></text:p>
      <text:p text:style-name="P18">{</text:p>
      <text:p text:style-name="P8"><text:span text:style-name="T15"><text:s text:c="4"/></text:span><text:span text:style-name="T34">It</text:span><text:span text:style-name="T15"> should_validate_it_is_a_not_null_itinerary = () =&gt; </text:span></text:p>
      <text:p text:style-name="P8"><text:span text:style-name="T15"><text:s text:c="7"/>the_itinerary.</text:span><text:span text:style-name="T29">ShouldNotBeNull</text:span><text:span text:style-name="T15">();</text:span></text:p>
      <text:p text:style-name="P18"/>
      <text:p text:style-name="P8"><text:span text:style-name="T15"><text:s text:c="4"/></text:span><text:span text:style-name="T34">It</text:span><text:span text:style-name="T15"> should_be_stored_somewhere = () =&gt; sut.</text:span><text:span text:style-name="T29">itinerary</text:span><text:span text:style-name="T15">().ShouldEqual(the_itinerary);</text:span></text:p>
      <text:p text:style-name="P18"/>
      <text:p text:style-name="P8"><text:span text:style-name="T15"><text:s text:c="4"/></text:span><text:span text:style-name="T34">It</text:span><text:span text:style-name="T15"> should_reflect_into_the_actual_transportation_of_the_cargo = () =&gt; </text:span></text:p>
      <text:p text:style-name="P8"><text:span text:style-name="T15"><text:s text:c="7"/>sut.</text:span><text:span text:style-name="T29">delivery</text:span><text:span text:style-name="T15">().</text:span><text:span text:style-name="T29">received</text:span><text:span text:style-name="T15">(</text:span></text:p>
      <text:p text:style-name="P8"><text:span text:style-name="T15"><text:s text:c="11"/>x =&gt; x.</text:span><text:span text:style-name="T29">update_on_routing</text:span><text:span text:style-name="T15">(the_route_specification, the_itinerary));</text:span></text:p>
      <text:p text:style-name="P18"/>
      <text:p text:style-name="P8"><text:soft-page-break/><text:span text:style-name="T15"><text:s text:c="4"/></text:span><text:span text:style-name="T8">static</text:span><text:span text:style-name="T15"> </text:span><text:span text:style-name="T29">IItinerary</text:span><text:span text:style-name="T15"> the_itinerary;</text:span></text:p>
      <text:p text:style-name="P8"><text:span text:style-name="T15"><text:s text:c="4"/></text:span><text:span text:style-name="T8">static</text:span><text:span text:style-name="T15"> </text:span><text:span text:style-name="T29">IDelivery</text:span><text:span text:style-name="T15"> the_delivery;</text:span></text:p>
      <text:p text:style-name="P18">}</text:p>
      <text:p text:style-name="P1"/>
      <text:p text:style-name="P1">Como siempre, la reaccion en cadena nos lleva a crear dos nuevas interfaces:</text:p>
      <text:p text:style-name="P1"/>
      <text:p text:style-name="P15"><text:span text:style-name="T6">public</text:span><text:span text:style-name="T14"> </text:span><text:span text:style-name="T6">interface</text:span><text:span text:style-name="T14"> </text:span><text:span text:style-name="T33">IDelivery</text:span><text:span text:style-name="T15"> {}</text:span></text:p>
      <text:p text:style-name="P8"><text:span text:style-name="T8">public</text:span><text:span text:style-name="T15"> </text:span><text:span text:style-name="T8">interface</text:span><text:span text:style-name="T15"> </text:span><text:span text:style-name="T34">IItinerary</text:span><text:span text:style-name="T15"> {}</text:span></text:p>
      <text:p text:style-name="P1"/>
      <text:p text:style-name="P1">y en IDelivery necesitamos:</text:p>
      <text:p text:style-name="P1"/>
      <text:p text:style-name="P13"><text:span text:style-name="T8">public</text:span><text:span text:style-name="T15"> </text:span><text:span text:style-name="T8">interface</text:span><text:span text:style-name="T15"> </text:span><text:span text:style-name="T34">IDelivery</text:span></text:p>
      <text:p text:style-name="P18">{</text:p>
      <text:p text:style-name="P8"><text:span text:style-name="T15"><text:s text:c="4"/></text:span><text:span text:style-name="T8">void</text:span><text:span text:style-name="T15"> update_on_routing(</text:span><text:span text:style-name="T34">IRouteSpecification</text:span><text:span text:style-name="T15"> the_route_specification, </text:span></text:p>
      <text:p text:style-name="P8"><text:span text:style-name="T15"><text:s text:c="27"/></text:span><text:span text:style-name="T34">IItinerary</text:span><text:span text:style-name="T15"> the_itinerary);</text:span></text:p>
      <text:p text:style-name="P18">}</text:p>
      <text:p text:style-name="P1"/>
      <text:p text:style-name="P1">mientras que en ICargo (y como consecuencia, en Cargo) aparecen dos nuevos metodos que nos devuelve un Iitinerary y un IDelivery respectivamente:</text:p>
      <text:p text:style-name="P1"/>
      <text:p text:style-name="P13"><text:span text:style-name="T8">public</text:span><text:span text:style-name="T15"> </text:span><text:span text:style-name="T8">interface</text:span><text:span text:style-name="T15"> </text:span><text:span text:style-name="T34">ICargo</text:span><text:span text:style-name="T15"> : </text:span><text:span text:style-name="T34">IEntity</text:span><text:span text:style-name="T15">&lt;</text:span><text:span text:style-name="T34">ICargo</text:span><text:span text:style-name="T15">&gt;</text:span></text:p>
      <text:p text:style-name="P18">{</text:p>
      <text:p text:style-name="P18"><text:s text:c="4"/>(....)</text:p>
      <text:p text:style-name="P18"/>
      <text:p text:style-name="P8"><text:span text:style-name="T15"><text:s text:c="4"/></text:span><text:span text:style-name="T34">IItinerary</text:span><text:span text:style-name="T15"> itinerary();</text:span></text:p>
      <text:p text:style-name="P8"><text:span text:style-name="T15"><text:s text:c="4"/></text:span><text:span text:style-name="T34">IDelivery</text:span><text:span text:style-name="T15"> delivery();</text:span></text:p>
      <text:p text:style-name="P18"/>
      <text:p text:style-name="P18"><text:s text:c="4"/>(....)</text:p>
      <text:p text:style-name="P18">}</text:p>
      <text:p text:style-name="P1"/>
      <text:p text:style-name="P13"><text:span text:style-name="T8">public</text:span><text:span text:style-name="T15"> </text:span><text:span text:style-name="T8">class</text:span><text:span text:style-name="T15"> </text:span><text:span text:style-name="T25">Cargo</text:span><text:span text:style-name="T15"> : </text:span><text:span text:style-name="T34">ICargo</text:span></text:p>
      <text:p text:style-name="P18">{</text:p>
      <text:p text:style-name="P18"><text:s text:c="4"/>(....)</text:p>
      <text:p text:style-name="P18"/>
      <text:p text:style-name="P8"><text:span text:style-name="T15"><text:s text:c="4"/></text:span><text:span text:style-name="T8">public</text:span><text:span text:style-name="T15"> </text:span><text:span text:style-name="T34">IItinerary</text:span><text:span text:style-name="T15"> itinerary()</text:span></text:p>
      <text:p text:style-name="P18"><text:s text:c="4"/>{</text:p>
      <text:p text:style-name="P8"><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19"><text:s text:c="4"/>}</text:p>
      <text:p text:style-name="P19"/>
      <text:p text:style-name="P19"><text:span text:style-name="T4"><text:s text:c="4"/>public</text:span> <text:span text:style-name="T31">IDelivery</text:span> delivery()</text:p>
      <text:p text:style-name="P18"><text:s text:c="4"/>{</text:p>
      <text:p text:style-name="P8"><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19"><text:s text:c="4"/>}</text:p>
      <text:p text:style-name="P19"/>
      <text:p text:style-name="P19"><text:s text:c="4"/>(....)</text:p>
      <text:p text:style-name="P19">}</text:p>
      <text:p text:style-name="P1"/>
      <text:p text:style-name="P1">Enviamos las dos nuevas interfaces a su sitio y nos hemos deshecho de todo el codigo rojo.</text:p>
      <text:p text:style-name="P1"/>
      <text:p text:style-name="P1">Vamos a ejercitar el SUT:</text:p>
      <text:p text:style-name="P1"/>
      <text:p text:style-name="P13"><text:span text:style-name="T8">public</text:span><text:span text:style-name="T15"> </text:span><text:span text:style-name="T8">class</text:span><text:span text:style-name="T15"> </text:span><text:span text:style-name="T25">when_assigning_a_route_described_by_an_itinerary</text:span><text:span text:style-name="T15"> : </text:span><text:span text:style-name="T25">concern_for_cargo</text:span></text:p>
      <text:p text:style-name="P18">{</text:p>
      <text:p text:style-name="P8"><text:span text:style-name="T15"><text:s text:c="4"/></text:span><text:span text:style-name="T34">Because</text:span><text:span text:style-name="T15"> of = () =&gt; sut.</text:span><text:span text:style-name="T29">assing_the_route_described_by</text:span><text:span text:style-name="T15">(the_itinerary);</text:span></text:p>
      <text:p text:style-name="P18"/>
      <text:p text:style-name="P8"><text:span text:style-name="T15"><text:s text:c="4"/></text:span><text:span text:style-name="T34">It</text:span><text:span text:style-name="T15"> should_validate_it_is_a_not_null_itinerary = () =&gt; </text:span></text:p>
      <text:p text:style-name="P18"><text:s text:c="7"/>the_itinerary.ShouldNotBeNull();</text:p>
      <text:p text:style-name="P18"/>
      <text:p text:style-name="P8"><text:span text:style-name="T15"><text:s text:c="4"/></text:span><text:span text:style-name="T34">It</text:span><text:span text:style-name="T15"> should_be_stored_somewhere = () =&gt; sut.itinerary().ShouldEqual(the_itinerary);</text:span></text:p>
      <text:p text:style-name="P18"/>
      <text:p text:style-name="P8"><text:span text:style-name="T15"><text:s text:c="4"/></text:span><text:span text:style-name="T34">It</text:span><text:span text:style-name="T15"> should_reflect_into_the_actual_transportation_of_the_cargo = () =&gt; </text:span></text:p>
      <text:p text:style-name="P18"><text:soft-page-break/><text:s text:c="7"/>sut.delivery().received(</text:p>
      <text:p text:style-name="P18"><text:s text:c="10"/>x =&gt; x.update_on_routing(the_route_specification, the_itinerary));</text:p>
      <text:p text:style-name="P18"/>
      <text:p text:style-name="P8"><text:span text:style-name="T15"><text:s text:c="4"/></text:span><text:span text:style-name="T8">static</text:span><text:span text:style-name="T15"> </text:span><text:span text:style-name="T34">IItinerary</text:span><text:span text:style-name="T15"> the_itinerary;</text:span></text:p>
      <text:p text:style-name="P8"><text:span text:style-name="T15"><text:s text:c="4"/></text:span><text:span text:style-name="T8">static</text:span><text:span text:style-name="T15"> </text:span><text:span text:style-name="T34">IDelivery</text:span><text:span text:style-name="T15"> the_delivery;</text:span></text:p>
      <text:p text:style-name="P18">}</text:p>
      <text:p text:style-name="P1"/>
      <text:p text:style-name="P1">Para deshacernos del codigo rojo, basta con añadir ese metodo a la tupla ICargo/Cargo:</text:p>
      <text:p text:style-name="P1"/>
      <text:p text:style-name="P13"><text:span text:style-name="T8">public</text:span><text:span text:style-name="T15"> </text:span><text:span text:style-name="T8">interface</text:span><text:span text:style-name="T15"> </text:span><text:span text:style-name="T34">ICargo</text:span><text:span text:style-name="T15"> : </text:span><text:span text:style-name="T34">IEntity</text:span><text:span text:style-name="T15">&lt;</text:span><text:span text:style-name="T34">ICargo</text:span><text:span text:style-name="T15">&gt;</text:span></text:p>
      <text:p text:style-name="P18">{</text:p>
      <text:p text:style-name="P18"><text:s text:c="4"/>(....)</text:p>
      <text:p text:style-name="P18"/>
      <text:p text:style-name="P8"><text:span text:style-name="T15"><text:s text:c="4"/></text:span><text:span text:style-name="T6">void</text:span><text:span text:style-name="T16"> assing_the_route_described_by(</text:span><text:span text:style-name="T35">IItinerary</text:span><text:span text:style-name="T16"> the_itinerary)</text:span><text:span text:style-name="T15">;</text:span></text:p>
      <text:p text:style-name="P18"/>
      <text:p text:style-name="P18"><text:s text:c="4"/>(....)</text:p>
      <text:p text:style-name="P18">}</text:p>
      <text:p text:style-name="P1"/>
      <text:p text:style-name="P13"><text:span text:style-name="T8">public</text:span><text:span text:style-name="T15"> </text:span><text:span text:style-name="T8">class</text:span><text:span text:style-name="T15"> </text:span><text:span text:style-name="T25">Cargo</text:span><text:span text:style-name="T15"> : </text:span><text:span text:style-name="T34">ICargo</text:span></text:p>
      <text:p text:style-name="P18">{</text:p>
      <text:p text:style-name="P18"><text:s text:c="4"/>(....)</text:p>
      <text:p text:style-name="P18"/>
      <text:p text:style-name="P8"><text:span text:style-name="T15"><text:s text:c="4"/></text:span><text:span text:style-name="T9">public</text:span><text:span text:style-name="T16"> </text:span><text:span text:style-name="T7">void</text:span><text:span text:style-name="T16"> assing_the_route_described_by(</text:span><text:span text:style-name="T35">IItinerary</text:span><text:span text:style-name="T16"> the_itinerary)</text:span></text:p>
      <text:p text:style-name="P18"><text:s text:c="4"/>{</text:p>
      <text:p text:style-name="P8"><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19"><text:s text:c="4"/>}</text:p>
      <text:p text:style-name="P19"/>
      <text:p text:style-name="P19"><text:s text:c="4"/>(....)</text:p>
      <text:p text:style-name="P22">}</text:p>
      <text:p text:style-name="P1"/>
      <text:p text:style-name="P1">y una vez hecho esto, establecer el contexto es muy sencillo, tal y como se muestra en la BDD_Spec ya finalizada:</text:p>
      <text:p text:style-name="P1"/>
      <text:p text:style-name="P13"><text:span text:style-name="T8">public</text:span><text:span text:style-name="T15"> </text:span><text:span text:style-name="T8">class</text:span><text:span text:style-name="T15"> </text:span><text:span text:style-name="T25">when_assigning_a_route_described_by_an_itinerary</text:span><text:span text:style-name="T15"> : </text:span><text:span text:style-name="T25">concern_for_cargo</text:span></text:p>
      <text:p text:style-name="P18">{</text:p>
      <text:p text:style-name="P8"><text:span text:style-name="T15"><text:s text:c="4"/></text:span><text:span text:style-name="T34">Establish</text:span><text:span text:style-name="T15"> context = () =&gt;</text:span></text:p>
      <text:p text:style-name="P18"><text:s text:c="4"/>{</text:p>
      <text:p text:style-name="P8"><text:span text:style-name="T15"><text:s text:c="8"/>the_itinerary = an&lt;</text:span><text:span text:style-name="T34">IItinerary</text:span><text:span text:style-name="T15">&gt;();</text:span></text:p>
      <text:p text:style-name="P8"><text:span text:style-name="T15"><text:s text:c="8"/>the_delivery = an&lt;</text:span><text:span text:style-name="T34">IDelivery</text:span><text:span text:style-name="T15">&gt;();</text:span></text:p>
      <text:p text:style-name="P18"/>
      <text:p text:style-name="P18"><text:s text:c="8"/>the_delivery</text:p>
      <text:p text:style-name="P18"><text:s text:c="11"/>.Stub(x =&gt; x.update_on_routing(the_route_specification, the_itinerary));</text:p>
      <text:p text:style-name="P18"><text:s text:c="4"/>};</text:p>
      <text:p text:style-name="P18"/>
      <text:p text:style-name="P8"><text:span text:style-name="T15"><text:s text:c="4"/></text:span><text:span text:style-name="T34">Because</text:span><text:span text:style-name="T15"> of = () =&gt; sut.assing_the_route_described_by(the_itinerary);</text:span></text:p>
      <text:p text:style-name="P18"/>
      <text:p text:style-name="P8"><text:span text:style-name="T15"><text:s text:c="4"/></text:span><text:span text:style-name="T34">It</text:span><text:span text:style-name="T15"> should_validate_it_is_a_not_null_itinerary = () =&gt; </text:span></text:p>
      <text:p text:style-name="P18"><text:s text:c="7"/>the_itinerary.ShouldNotBeNull();</text:p>
      <text:p text:style-name="P18"/>
      <text:p text:style-name="P8"><text:span text:style-name="T15"><text:s text:c="4"/></text:span><text:span text:style-name="T34">It</text:span><text:span text:style-name="T15"> should_be_stored_somewhere = () =&gt; sut.itinerary().ShouldEqual(the_itinerary);</text:span></text:p>
      <text:p text:style-name="P18"/>
      <text:p text:style-name="P8"><text:span text:style-name="T15"><text:s text:c="4"/></text:span><text:span text:style-name="T34">It</text:span><text:span text:style-name="T15"> should_reflect_into_the_actual_transportation_of_the_cargo = () =&gt; </text:span></text:p>
      <text:p text:style-name="P18"><text:s text:c="7"/>sut.delivery().received(</text:p>
      <text:p text:style-name="P18"><text:s text:c="10"/>x =&gt; x.update_on_routing(the_route_specification, the_itinerary));</text:p>
      <text:p text:style-name="P18"/>
      <text:p text:style-name="P8"><text:span text:style-name="T15"><text:s text:c="4"/></text:span><text:span text:style-name="T8">static</text:span><text:span text:style-name="T15"> </text:span><text:span text:style-name="T34">IItinerary</text:span><text:span text:style-name="T15"> the_itinerary;</text:span></text:p>
      <text:p text:style-name="P8"><text:span text:style-name="T15"><text:s text:c="4"/></text:span><text:span text:style-name="T8">static</text:span><text:span text:style-name="T15"> </text:span><text:span text:style-name="T34">IDelivery</text:span><text:span text:style-name="T15"> the_delivery;</text:span></text:p>
      <text:p text:style-name="P18">}</text:p>
      <text:p text:style-name="P1"/>
      <text:p text:style-name="P1">Una vez obtenido el error esperado al ejecutar la BDD_Spec:</text:p>
      <text:p text:style-name="P1"/>
      <text:p text:style-name="P25">System.Reflection.TargetInvocationException: </text:p>
      <text:p text:style-name="P25"><text:soft-page-break/>Exception has been thrown by the target of an invocation.</text:p>
      <text:p text:style-name="P25"><text:s/>---&gt; System.NotImplementedException: The method or operation is not implemented.</text:p>
      <text:p text:style-name="P1"/>
      <text:p text:style-name="P1">Podemos ponernos a escribir el codigo que nos permitira pasar los tests.</text:p>
      <text:p text:style-name="P1"/>
      <text:p text:style-name="P1">Una vez entendido el proceso que hay que seguir en general:</text:p>
      <text:p text:style-name="P1"/>
      <text:list xml:id="list32333257" text:style-name="L12">
        <text:list-item>
          <text:p text:style-name="P40">RED</text:p>
        </text:list-item>
        <text:list-item>
          <text:p text:style-name="P40">GREEN</text:p>
        </text:list-item>
        <text:list-item>
          <text:p text:style-name="P40">REFACTOR</text:p>
        </text:list-item>
      </text:list>
      <text:p text:style-name="P1"/>
      <text:p text:style-name="P1">y en particular el estilo que debemos perseguir con las BDD_Specs, conocido como, AAA:</text:p>
      <text:p text:style-name="P1"/>
      <text:list xml:id="list32306813" text:style-name="L13">
        <text:list-item>
          <text:p text:style-name="P41">Arrange</text:p>
        </text:list-item>
        <text:list-item>
          <text:p text:style-name="P41">Assign</text:p>
        </text:list-item>
        <text:list-item>
          <text:p text:style-name="P41">Assert</text:p>
        </text:list-item>
      </text:list>
      <text:p text:style-name="P1"/>
      <text:p text:style-name="P1">escritos en el siguiente orden con su equivalente en bloque de machine.specification:</text:p>
      <text:p text:style-name="P1"/>
      <text:list xml:id="list32326988" text:style-name="L14">
        <text:list-item>
          <text:p text:style-name="P42">Assert --&gt; bloques IT</text:p>
        </text:list-item>
        <text:list-item>
          <text:p text:style-name="P42">Assign --&gt; bloque BECAUSE</text:p>
        </text:list-item>
        <text:list-item>
          <text:p text:style-name="P42">Arrange --&gt; bloque CONTEXT</text:p>
        </text:list-item>
      </text:list>
      <text:p text:style-name="P1"/>
      <text:p text:style-name="P1">rara sera la vez en la que nos encontremos escribiendo codigo en grandes cantidades y/o con un grado de complejidad alto. Es todo lo contrario. Escribiremos poco codigo y ademas facil de escribir (y por suerte tambien de leer).</text:p>
      <text:p text:style-name="P1"/>
      <text:p text:style-name="P1">Vamos a empezar por el primer bloque IT.</text:p>
      <text:p text:style-name="P1"/>
      <text:p text:style-name="P8"><text:span text:style-name="T34">It</text:span><text:span text:style-name="T15"> should_validate_it_is_a_not_null_itinerary = () =&gt; </text:span></text:p>
      <text:p text:style-name="P21"><text:s text:c="3"/>the_itinerary.ShouldNotBeNull();</text:p>
      <text:p text:style-name="P1"/>
      <text:p text:style-name="P1">La intencion es clara, sin embargo la realizacion es incorrecta. Si comprobamos que:</text:p>
      <text:p text:style-name="P1"/>
      <text:p text:style-name="P21">the_itinerary.ShouldNotBeNull();</text:p>
      <text:p text:style-name="P1"/>
      <text:p text:style-name="P1">estaremos comprobando que no le pasamos un itinerario nulo, pero no estremos comprobando que en caso de que le pasemos un itinerario nulo, nuestro SUT sabra tratarlo acordemente.</text:p>
      <text:p text:style-name="P1"/>
      <text:p text:style-name="P1">Este tipo de errores no tienen la menor importancia y son muy comunes. Cuando desarrollas siguiendo el paradigma del BDD, el codigo esta en un estado de constante cambio. No es algo malo, mas bien al contrario, es un sintoma de que estamos ajustandonos a los requisitos buscando la mejor solucion a cada momento.</text:p>
      <text:p text:style-name="P1"/>
      <text:p text:style-name="P1">Vamos a corregir el bloque IT para que refleje lo que de verdad pretendemos:</text:p>
      <text:p text:style-name="P1"/>
      <text:p text:style-name="P13"><text:span text:style-name="T34">It</text:span><text:span text:style-name="T15"> should_validate_it_is_a_not_null_itinerary = () =&gt; </text:span></text:p>
      <text:p text:style-name="P20"><text:s text:c="3"/>sut.itinerary().ShouldNotBeNull();</text:p>
      <text:p text:style-name="P1"/>
      <text:p text:style-name="P1">Esto si que se parece mas a lo que necesitamos. Suponemos que el itinerario ha pasado por todo el procesado a cargo del DDD_Aggregate_Root Cargo, y cuando lo pedimos de vuelta no puede ser nulo.</text:p>
      <text:p text:style-name="P1"/>
      <text:p text:style-name="P1">Pero esto plantea una cuestion a mayores, para comprobar que no "traga" con un null, necesitamos enviarle un null y en ningun sitio tenemos esa condicion definida.</text:p>
      <text:p text:style-name="P1"/>
      <text:p text:style-name="P1">Incluso hay otro problema mas grave, si le enviamos un null, deberia rechazarlo, pero si lo rechaza, no lo asigna internamente, con lo que:</text:p>
      <text:p text:style-name="P1"/>
      <text:p text:style-name="P20">sut.itinerary()</text:p>
      <text:p text:style-name="P1"/>
      <text:p text:style-name="P1">podria ser null, ya que no tiene porque haber sido asignado nunca.</text:p>
      <text:p text:style-name="P1"><text:soft-page-break/></text:p>
      <text:p text:style-name="P1">Cuando llegamos a situaciones tan absurdas como esta, uno debe plantarse y pensar bien si tiene los requisitos correctos. En este caso concreto, podria ser el momento ideal para consultar con un compañero (aunque se supone que al practicar BDD, practicas "pair programming", asi que deberias tener aun compañero a tu lado) nuestro problema.</text:p>
      <text:p text:style-name="P1"/>
      <text:p text:style-name="P1">Despues de pensarlo un rato, llegamos a la conclusion de que el problema es un problema de base. No basta con validar que no sea null, debemos lanzar una excepcion en caso de ser null. De esta forma, reforzamos todavia mas la idea de que no uede ser null y ademas, curiosamente, encontramos una forma muy sencilla de comprobar lo que queremos, que no es otra que comprobar que al pasarle un null se lanza una excepcion. Pero esto nos obliga a dividir nuestra BDD_Spec en dos, ya que ahora nos hace falta algo como:</text:p>
      <text:p text:style-name="P1"/>
      <text:p text:style-name="P25">When assigning a route described by a null itinerary</text:p>
      <text:p text:style-name="P27">» It should throw an argument null exception</text:p>
      <text:p text:style-name="P1"/>
      <text:p text:style-name="P1">que dejaremos para un poco mas adelante, ya que nuestra idea es implementar antes el "Happy Day Scenario" (y si hay alguien que considera que es un "Happy Day Scenario" enviar un argumento nulo a un metodo para provocar una excepcion, deberia cambiar de profesion.)</text:p>
      <text:p text:style-name="P1"/>
      <text:p text:style-name="P1">Vamos con el segundo bloque IT que parece mucho mas del estilo del "Happy Day Scenario":</text:p>
      <text:p text:style-name="P1"/>
      <text:p text:style-name="P14"><text:span text:style-name="T34">It</text:span><text:span text:style-name="T15"> should_be_stored_somewhere = () =&gt; sut.itinerary().ShouldEqual(the_itinerary);</text:span></text:p>
      <text:p text:style-name="P1"/>
      <text:p text:style-name="P1">Es decir, necesitamos un campo (field) privado en el que almacenarlo y de rebote (tambien se puede ver como una mini reaccion en cadena) estamos sugiriendo la implementacion del metodo itinerary(), del que no teniamos constancia hasta ahora y que ncesitara de su propia BDD_Spec.</text:p>
      <text:p text:style-name="P1"/>
      <text:p text:style-name="P1">Vamos a por el codigo. En Cargo:</text:p>
      <text:p text:style-name="P1"/>
      <text:p text:style-name="P13"><text:span text:style-name="T34">IItinerary</text:span><text:span text:style-name="T15"> underlying_itinerary;</text:span></text:p>
      <text:p text:style-name="P18"><text:s text:c="8"/></text:p>
      <text:p text:style-name="P8"><text:span text:style-name="T8">public void</text:span><text:span text:style-name="T15"> assing_the_route_described_by(</text:span><text:span text:style-name="T34">IItinerary</text:span><text:span text:style-name="T15"> the_itinerary)</text:span></text:p>
      <text:p text:style-name="P18">{</text:p>
      <text:p text:style-name="P8"><text:span text:style-name="T15"><text:s text:c="4"/></text:span><text:span text:style-name="T8">this</text:span><text:span text:style-name="T15">.underlying_itinerary = the_itinerary;</text:span></text:p>
      <text:p text:style-name="P18">}</text:p>
      <text:p text:style-name="P1"/>
      <text:p text:style-name="P1">y para el metodo itinerary():</text:p>
      <text:p text:style-name="P1"/>
      <text:p text:style-name="P13"><text:span text:style-name="T8">public</text:span><text:span text:style-name="T15"> </text:span><text:span text:style-name="T34">IItinerary</text:span><text:span text:style-name="T15"> itinerary()</text:span></text:p>
      <text:p text:style-name="P18">{</text:p>
      <text:p text:style-name="P8"><text:span text:style-name="T15"><text:s text:c="4"/></text:span><text:span text:style-name="T8">return</text:span><text:span text:style-name="T15"> underlying_itinerary</text:span></text:p>
      <text:p text:style-name="P18">}</text:p>
      <text:p text:style-name="P1"/>
      <text:p text:style-name="P1">Esto deberia bastar:</text:p>
      <text:p text:style-name="P1"/>
      <text:p text:style-name="P25">------ Test started: Assembly: dddsample.specs.dll ------</text:p>
      <text:p text:style-name="P27"/>
      <text:p text:style-name="P27">(....)</text:p>
      <text:p text:style-name="P27"/>
      <text:p text:style-name="P27">when assigning a route described by an itinerary</text:p>
      <text:p text:style-name="P27">» should be stored somewhere</text:p>
      <text:p text:style-name="P27">» should reflect into the actual transportation of the cargo (FAIL)</text:p>
      <text:p text:style-name="P27"/>
      <text:p text:style-name="P27"/>
      <text:p text:style-name="P27">Test 'should reflect into the actual transportation of the cargo' failed:</text:p>
      <text:p text:style-name="P27"><text:tab/>System.NotImplementedException: The method or operation is not implemented.</text:p>
      <text:p text:style-name="P27"><text:tab/>domain\model\cargo.aggregate\Cargo.cs(42,0): at dddsample.domain.model.cargo.aggregate.Cargo.delivery()</text:p>
      <text:p text:style-name="P27"><text:tab/>domain\model\cargo.aggregate\CargoSpecs.cs(172,0): at dddsample.specs.domain.model.cargo.aggregate.when_assigning_a_route_described_by_an_itinerar<text:soft-page-break/>y.&lt;.ctor&gt;b__4()</text:p>
      <text:p text:style-name="P27"><text:tab/>at Machine.Specifications.Model.Specification.InvokeSpecificationField()</text:p>
      <text:p text:style-name="P27"><text:tab/>at Machine.Specifications.Model.Specification.Verify()</text:p>
      <text:p text:style-name="P27"/>
      <text:p text:style-name="P27">13 passed, 1 failed, 0 skipped, took 1,22 seconds (Machine.Specifications 0.3.0).</text:p>
      <text:p text:style-name="P1"/>
      <text:p text:style-name="P1">Por fin algo de GREEN.</text:p>
      <text:p text:style-name="P1"/>
      <text:p text:style-name="P1">Vamos con el tercer bloque IT:</text:p>
      <text:p text:style-name="P1"/>
      <text:p text:style-name="P8"><text:span text:style-name="T34">It</text:span><text:span text:style-name="T15"> should_reflect_into_the_actual_transportation_of_the_cargo = () =&gt; </text:span></text:p>
      <text:p text:style-name="P18"><text:s text:c="3"/>sut.delivery().received(</text:p>
      <text:p text:style-name="P21"><text:s text:c="6"/>x =&gt; x.update_on_routing(the_route_specification, the_itinerary));</text:p>
      <text:p text:style-name="P1"/>
      <text:p text:style-name="P1">No es la primera vez que nos encontramos con este tipo de asercion que se encarga de comprobar que se produce una interaccion del SUT con alguna de sus dependencias o colaboradores. Cual es el problema aqui. El objeto IDelivery no es inyectado en el constructor de ICargo, y ese simple hecho, hace que IDelivery se convierta en un miembro del "lado oscuro de la fuerza", una dependencia oculta </text:p>
      <text:p text:style-name="P1"/>
      <text:p text:style-name="P1">(TODO: Ver DI y lo de lavar la ropa).</text:p>
      <text:p text:style-name="P1"/>
      <text:p text:style-name="P1">En el codigo original en java solucionan esto con un metodo static, pero en nuestro caso, "Interface Based Programming" (ahi va otro concepto mas) y metodos static son agua y aceite. No mezclan.</text:p>
      <text:p text:style-name="P1"/>
      <text:p text:style-name="P1">Barajamos dos opciones:</text:p>
      <text:p text:style-name="P1"/>
      <text:list xml:id="list32332497" text:style-name="L15">
        <text:list-item>
          <text:p text:style-name="P43">Seguir el camino marcado por el codigo original en java y declarar el metodo static con lo que ya podemos olvidarnos de mockar IDelivery y hacer aserciones sobre si se ha invocado determinado metodo en el.</text:p>
        </text:list-item>
        <text:list-item>
          <text:p text:style-name="P43">Considerar el metodo static como un factoria que devuelve objetos IDelivery. Convertirlo en no static, desincrustarlo de la implementacion de IDelivery (presumiblemente con un nombre tan original como Delivery : IDelivery) y darle su propio objeto (algo asi como DeliveryService o DeliveryFactory) e inyectar a continuacion un objeto IDelivery en el constructor de Cargo. El impacto seria tal que habria que revisar todas las BDD_Specs de CargoSpec, pero probablemente al haber hecho uso de la clase base abstracta concern_for_cargo para refactorizar el codigo pertinente a la creacion del SUT, realizariamos los cambios exclusivamente es ese emplazamiento y pudiera ser que no afectase en nada mas a las BDD_Specs de CargoSpecs. El impacto que pueda tener en el resto de las clases que conforman el DDD_Aggregate Cargo deberia ser nulo ya que, en principio, solo invocamos ese metodo desde el DDD_Aggregate_Root Cargo.</text:p>
        </text:list-item>
      </text:list>
      <text:p text:style-name="P1"/>
      <text:p text:style-name="P1">Viendo que ya desde el principio nos hemos alejado muy mucho de la version original java, si escogiesemos la opcion 1, no podria ser simplemente por mantenernos relativamente cerca del codigo original, sino que deberia haber una razon de peso, como la falta de alternativas viables, para tomar esa decision.</text:p>
      <text:p text:style-name="P1"/>
      <text:p text:style-name="P1">NOTA: El que nos alejempos mas y mas del codigo original de java, no es algo que hagamos por gusto ni a proposito, sino que al intentar recrear un sistema de estas caracteristicas desde un planteamiento BDD, es logico que acabemos haciendo "Interface Based Programming", con lo que no situariamos en una carretera diferente a la de la implementacion original. Es un proceso el que nos guia poco a poco en una direccion concreta.</text:p>
      <text:p text:style-name="P1">FIN NOTA.</text:p>
      <text:p text:style-name="P1"/>
      <text:p text:style-name="P1">Desde luego, la opcion 2 tiene mas "sex appeal". Nos permite mantener intacta nuestra fe en el BDD y ademas, nos parece la decision correcta si intentamos aplicar el SRP.</text:p>
      <text:p text:style-name="P1"/>
      <text:p text:style-name="P1">Otra cuestion añadida en caso de escoger la opcion 2 es que parece un buen momento par introducir un framework DI-IoC como Ninject.</text:p>
      <text:p text:style-name="P1"><text:soft-page-break/></text:p>
      <text:p text:style-name="P1">Otra cuestion añadida a mayores. Necesidad de tener una factoria de ICargoes ya que se complica su creacion.</text:p>
      <text:p text:style-name="P1"/>
      <text:p text:style-name="P1"/>
      <text:p text:style-name="P1">REVISAR DESDE EL "Vamos con el tercer bloque IT:"</text:p>
      <text:p text:style-name="P1"/>
      <text:p text:style-name="P1">Sea como fuere, hemos decidido que no nos parece el mejor momento para escoger entre alguna de las dos opciones, asi que lo que nos gustaria, seria poder salvar la documentacion generada y volver al punto del commit anterior, per a su vez queremos poder retomar todo lo discutido y el codigo asociado a ello. ¿Como hacemos esto?</text:p>
      <text:p text:style-name="P1"/>
      <text:p text:style-name="P1"><text:span text:style-name="T3">Git al rescate</text:span>:</text:p>
      <text:p text:style-name="P1"/>
      <text:p text:style-name="P1">Muy facil, git convierte este tipo de problemas en algo trivial. Vamos, inicialmente, a repasar donde estamos, para luego ver a donde queremos ir.</text:p>
      <text:p text:style-name="P1"/>
      <text:p text:style-name="P1">Estamos en la rama (branch) dev y los siguientes ficheros han sido modificados segun nos informa "git status":</text:p>
      <text:p text:style-name="P1"/>
      <text:list xml:id="list32337515" text:style-name="L16">
        <text:list-item>
          <text:p text:style-name="P44">DDD_Sample Proceso.odt: La base de esta guia.</text:p>
        </text:list-item>
        <text:list-item>
          <text:p text:style-name="P44">CargoSpecs.cs</text:p>
        </text:list-item>
        <text:list-item>
          <text:p text:style-name="P44">dddsample.csproj.</text:p>
        </text:list-item>
        <text:list-item>
          <text:p text:style-name="P44">Cargo.cs</text:p>
        </text:list-item>
        <text:list-item>
          <text:p text:style-name="P44">ICargo.cs</text:p>
        </text:list-item>
      </text:list>
      <text:p text:style-name="P1"><text:s/></text:p>
      <text:p text:style-name="P1">Y estos han sido creados:</text:p>
      <text:p text:style-name="P1"/>
      <text:list xml:id="list32336218" text:style-name="L17">
        <text:list-item>
          <text:p text:style-name="P45">IDelivery</text:p>
        </text:list-item>
        <text:list-item>
          <text:p text:style-name="P45">IItinerary</text:p>
        </text:list-item>
      </text:list>
      <text:p text:style-name="P1"/>
      <text:p text:style-name="P1">Esta es la descripcion de "donde estamos".</text:p>
      <text:p text:style-name="P1"/>
      <text:p text:style-name="P1">Ahora vamos con la parte de "a donde queremos ir", pero paso a paso:</text:p>
      <text:p text:style-name="P1"/>
      <text:p text:style-name="P1">Primero - Pretendemos separar DDD_Sample_Proceso.odt, de los demas ficheros que han sido creados y/o modificados.</text:p>
      <text:p text:style-name="P1"/>
      <text:p text:style-name="P1">Para ello hacemos lo siguiente:</text:p>
      <text:p text:style-name="P1"/>
      <text:list xml:id="list32309451" text:style-name="L18">
        <text:list-item>
          <text:p text:style-name="P46">git add "documentation/DDD_Sample_Proceso.odt"</text:p>
        </text:list-item>
      </text:list>
      <text:p text:style-name="P1"/>
      <text:p text:style-name="P1">de esta forma este fichero pasa a ser el unico sujeto susceptible de un commit. Si te encuentras en una situacion donde, quieres separar, digamos, tres ficheros del resto, tienes que repetir el paso:</text:p>
      <text:p text:style-name="P1"/>
      <text:list xml:id="list32335217" text:style-name="L19">
        <text:list-item>
          <text:p text:style-name="P47">git add "FICHERO"</text:p>
        </text:list-item>
      </text:list>
      <text:p text:style-name="P1"/>
      <text:p text:style-name="P1">tantas veces como ficheros quieras proceder con el commit.</text:p>
      <text:p text:style-name="P1"/>
      <text:p text:style-name="P1">Ya hemos separado el fichero que queremos someter a un commit, del resto. </text:p>
      <text:p text:style-name="P1"/>
      <text:p text:style-name="P1">Segundo – Hacemos el commit ya que solo va a afectar al fichero que queremos. Para ello ejecutamos:</text:p>
      <text:p text:style-name="P1"/>
      <text:list xml:id="list32320392" text:style-name="L20">
        <text:list-item>
          <text:p text:style-name="P48">git commit -m "MENSAJE"</text:p>
        </text:list-item>
      </text:list>
      <text:p text:style-name="P1"/>
      <text:p text:style-name="P1">o en caso de que tengas configurado git con un editor por defecto:</text:p>
      <text:p text:style-name="P1"/>
      <text:list xml:id="list32333408" text:style-name="L21">
        <text:list-item>
          <text:p text:style-name="P49">git commit</text:p>
        </text:list-item>
      </text:list>
      <text:p text:style-name="P1"/>
      <text:p text:style-name="P1"><text:soft-page-break/>y a continuacion escribes el "MENSAJE" en el editor de texto.</text:p>
      <text:p text:style-name="P1"/>
      <text:p text:style-name="P1">Una vez hecho esto ya tenemos salvado en git el cambio en el fichero que queriamos, de forma que en el resultado de un "git status" ya solo encontramos los ficheros que no queremos perder pero que tampoco queremos todavia hacer commit, sino, guardarlos para cuando mas adelante nos sintamos mas confiados de poder solucionar el problema satisfactoriamente.</text:p>
      <text:p text:style-name="P1"/>
      <text:p text:style-name="P1">Tercero – Salvamos los cambios a una nueva rama (branch) facilmente identificable. Para ello desde la rama (branch) dev (que no hemos abandonado desde el Primer paso), creamos una nueva rama con un nombre que nos resulte lo suficientemente facil de identificar a posteriori cuando queramos retomar y solucionar el problema. Asi que basta con ejcutar:</text:p>
      <text:p text:style-name="P1"/>
      <text:list xml:id="list32330481" text:style-name="L22">
        <text:list-item>
          <text:p text:style-name="P50">git checkout -b assign-the-route-described-by-featurete</text:p>
        </text:list-item>
      </text:list>
      <text:p text:style-name="P1"/>
      <text:p text:style-name="P1">De esta forma hemos creado la rama (branch) "assign-the-route-described-by-featurete" que nos parece lo suficientemente descriptiva como para identificarla a posteriori.</text:p>
      <text:p text:style-name="P1"/>
      <text:p text:style-name="P1">En esta rama (branch), tenemos todos los cambio que hemos realizado. Es decir, nuestro trabajo no se ha ido al garete.</text:p>
      <text:p text:style-name="P1"/>
      <text:p text:style-name="P1">Cuarto – Volvemos a nuestra rama (branch) dev. Para ello ejecutamos desde la rama (branch) "assign-the-route-described-by-featurete" en la que nos encontramos:</text:p>
      <text:p text:style-name="P1"/>
      <text:list xml:id="list32323743" text:style-name="L23">
        <text:list-item>
          <text:p text:style-name="P51">git checkout dev</text:p>
        </text:list-item>
      </text:list>
      <text:p text:style-name="P1"/>
      <text:p text:style-name="P1">Lo que nos devuelve a la rama (branch) dev e importa todos los cambios de la rama (branch) de origen "assign-the-route-described-by-featurete" en la que nos encontrabamos.</text:p>
      <text:p text:style-name="P1"/>
      <text:p text:style-name="P1">Quinto – Limpiamos la rama (branch) dev. Para ello basta con ejecutar la siguiente secuencia de comandos git:</text:p>
      <text:p text:style-name="P1"/>
      <text:list xml:id="list32324967" text:style-name="L24">
        <text:list-item>
          <text:p text:style-name="P52">git reset --hard</text:p>
        </text:list-item>
        <text:list-item>
          <text:p text:style-name="P52">git clean -d -f</text:p>
        </text:list-item>
      </text:list>
      <text:p text:style-name="P1"/>
      <text:p text:style-name="P1">De forma que situamos la rama (branch) dev en el estado asociado al commit anterior (en nuestro caso el que ejecutamos en el segundo paso), y ademas le pedimos que borre todo lo encuentre que no pertenezca a ese commit. Y aqui viene una de las cosas grandes de git, esta limpieza se produce UNICAMENTE en la rama (branch) actual, es decir "dev", pero deja intactas el resto de las ramas (braches) como "master" o "assign-the-route-described-by-featurete".</text:p>
      <text:p text:style-name="P1"/>
      <text:p text:style-name="P1">Sexto – Pasamos a la rama (branch) master y hacemos merge con la rama (branch) dev. Para ello ejecutamos los dos comandos siguentes:</text:p>
      <text:p text:style-name="P1"/>
      <text:list xml:id="list32329158" text:style-name="L25">
        <text:list-item>
          <text:p text:style-name="P53">git checkout master</text:p>
        </text:list-item>
        <text:list-item>
          <text:p text:style-name="P53">git merge dev</text:p>
        </text:list-item>
      </text:list>
      <text:p text:style-name="P1"/>
      <text:p text:style-name="P1">Poco mas podemos comentar ya que esto forma parte del habitual "check-in dance". Simplemente hemos "traido" el commit del segundo paso a la rama (branch) "master".</text:p>
      <text:p text:style-name="P1"/>
      <text:p text:style-name="P1">Septimo – Enviamos los cambios al repostorio remoto (github). Para ello ejecutamos:</text:p>
      <text:p text:style-name="P1"/>
      <text:list xml:id="list32325614" text:style-name="L26">
        <text:list-item>
          <text:p text:style-name="P54">git push origin master</text:p>
        </text:list-item>
      </text:list>
      <text:p text:style-name="P1"/>
      <text:p text:style-name="P1">Otro paso mas habitual en el "check-in dance".</text:p>
      <text:p text:style-name="P1"/>
      <text:p text:style-name="P1">Octavo y ultimo – Volvemos a la rama (branch) dev para seguir trabajando en una nueva caracteristica. Para ello ejecutamos el "conocido":</text:p>
      <text:p text:style-name="P1"/>
      <text:list xml:id="list32325977" text:style-name="L27">
        <text:list-item>
          <text:p text:style-name="P55">git checkout dev</text:p>
        </text:list-item>
      </text:list>
      <text:p text:style-name="P1"/>
      <text:p text:style-name="P1"><text:soft-page-break/>Que tambien forma parte del "check-in dance".</text:p>
      <text:p text:style-name="P1"/>
      <text:p text:style-name="P1">Con esto terminamos.</text:p>
      <text:p text:style-name="P1"/>
      <text:p text:style-name="P1">Destacar la importancia de seguir los pasos en orden ya que si inviertes alguno de ellos el resultado puede alejarse de lo esperado. Haznos caso, puesto que nosotros ejecutamos primeramente el Tercer paso y luego el resto en orden, y cuando volvamos a la rama "assign-the-route-described-by-featurete" nos vamos a encontrar con un problema de merge añadido que afecta al fichero "DDD_Sample_Proceso.odt". Precisamente, uno de los problemas que tratabamos de evit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1" svg:font-family="Consolas"/>
    <style:font-face style:name="OpenSymbol" svg:font-family="OpenSymbol"/>
    <style:font-face style:name="Tahoma1" svg:font-family="Tahoma"/>
    <style:font-face style:name="Consolas"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01M42S</meta:editing-duration>
    <meta:editing-cycles>4</meta:editing-cycles>
    <meta:generator>OpenOffice.org/3.2$Win32 OpenOffice.org_project/320m18$Build-9502</meta:generator>
    <dc:date>2010-07-02T13:20:13.75</dc:date>
    <meta:document-statistic meta:table-count="0" meta:image-count="0" meta:object-count="0" meta:page-count="51" meta:paragraph-count="1764" meta:word-count="14036" meta:character-count="107101"/>
    <meta:user-defined meta:name="Info 1"/>
    <meta:user-defined meta:name="Info 2"/>
    <meta:user-defined meta:name="Info 3"/>
    <meta:user-defined meta:name="Info 4"/>
  </office:meta>
</office:document-meta>
</file>